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8335in"/>
    </style:style>
    <style:style style:name="co11" style:family="table-column">
      <style:table-column-properties fo:break-before="auto" style:column-width="5.9409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752in"/>
    </style:style>
    <style:style style:name="co29" style:family="table-column">
      <style:table-column-properties fo:break-before="auto" style:column-width="1.5307in"/>
    </style:style>
    <style:style style:name="co30" style:family="table-column">
      <style:table-column-properties fo:break-before="auto" style:column-width="1.5209in"/>
    </style:style>
    <style:style style:name="co31" style:family="table-column">
      <style:table-column-properties fo:break-before="auto" style:column-width="1.9035in"/>
    </style:style>
    <style:style style:name="co32" style:family="table-column">
      <style:table-column-properties fo:break-before="auto" style:column-width="1.8937in"/>
    </style:style>
    <style:style style:name="co33" style:family="table-column">
      <style:table-column-properties fo:break-before="auto" style:column-width="2.1047in"/>
    </style:style>
    <style:style style:name="co34" style:family="table-column">
      <style:table-column-properties fo:break-before="auto" style:column-width="2.9917in"/>
    </style:style>
    <style:style style:name="co35" style:family="table-column">
      <style:table-column-properties fo:break-before="auto" style:column-width="1.6819in"/>
    </style:style>
    <style:style style:name="co36" style:family="table-column">
      <style:table-column-properties fo:break-before="auto" style:column-width="2.0646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1.148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co27" style:family="table-column">
      <style:table-column-properties fo:break-before="auto" style:column-width="0.7126in"/>
    </style:style>
    <style:style style:name="co42" style:family="table-column">
      <style:table-column-properties fo:break-before="auto" style:column-width="2.2437in"/>
    </style:style>
    <style:style style:name="co43" style:family="table-column">
      <style:table-column-properties fo:break-before="auto" style:column-width="2.2661in"/>
    </style:style>
    <style:style style:name="co44" style:family="table-column">
      <style:table-column-properties fo:break-before="auto" style:column-width="2.6165in"/>
    </style:style>
    <style:style style:name="co45" style:family="table-column">
      <style:table-column-properties fo:break-before="auto" style:column-width="1.1756in"/>
    </style:style>
    <style:style style:name="co46" style:family="table-column">
      <style:table-column-properties fo:break-before="auto" style:column-width="1.2709in"/>
    </style:style>
    <style:style style:name="co47" style:family="table-column">
      <style:table-column-properties fo:break-before="auto" style:column-width="1.6528in"/>
    </style:style>
    <style:style style:name="co48" style:family="table-column">
      <style:table-column-properties fo:break-before="auto" style:column-width="1.7126in"/>
    </style:style>
    <style:style style:name="co49" style:family="table-column">
      <style:table-column-properties fo:break-before="auto" style:column-width="1.3193in"/>
    </style:style>
    <style:style style:name="co50" style:family="table-column">
      <style:table-column-properties fo:break-before="auto" style:column-width="1.7827in"/>
    </style:style>
    <style:style style:name="co51" style:family="table-column">
      <style:table-column-properties fo:break-before="auto" style:column-width="1.9945in"/>
    </style:style>
    <style:style style:name="co52" style:family="table-column">
      <style:table-column-properties fo:break-before="auto" style:column-width="2.0445in"/>
    </style:style>
    <style:style style:name="co53" style:family="table-column">
      <style:table-column-properties fo:break-before="auto" style:column-width="2.428in"/>
    </style:style>
    <style:style style:name="co54" style:family="table-column">
      <style:table-column-properties fo:break-before="auto" style:column-width="1.4807in"/>
    </style:style>
    <style:style style:name="ro8" style:family="table-row">
      <style:table-row-properties style:row-height="0.9638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19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style:font-size-asian="10pt" style:font-size-complex="10pt"/>
    </style:style>
    <style:style style:name="ce11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 style:font-name="Arial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 style:font-name="Arial" fo:font-size="10pt" style:font-size-asian="10pt" style:font-size-complex="10pt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position="" style:font-name="Arial" fo:font-size="10pt" style:font-size-asian="10pt" style:font-size-complex="10pt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text-position="" style:font-name="Arial" fo:font-size="10pt" style:font-size-asian="10pt" style:font-size-complex="10pt"/>
    </style:style>
    <style:style style:name="ce14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style:font-name="Arial1" fo:font-size="9pt" style:font-name-asian="ＭＳ Ｐゴシック" style:font-size-asian="9pt" style:font-name-complex="Arial1" style:font-size-complex="9pt"/>
    </style:style>
    <style:style style:name="ce14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58" style:family="table-cell" style:parent-style-name="Default">
      <style:table-cell-properties style:text-align-source="value-type" style:repeat-content="false" fo:wrap-option="wrap" style:vertical-align="middle"/>
      <style:text-properties style:text-position="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166" style:family="table-cell" style:parent-style-name="Default">
      <style:table-cell-properties style:vertical-align="middle"/>
      <style:text-properties style:text-position="" fo:font-size="10pt" style:font-size-asian="10pt" style:font-size-complex="10pt"/>
    </style:style>
    <style:style style:name="ce29" style:family="table-cell" style:parent-style-name="Default">
      <style:table-cell-properties style:vertical-align="middle"/>
      <style:text-properties style:text-position=""/>
    </style:style>
    <style:style style:name="ce9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7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7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188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94" style:family="table-cell" style:parent-style-name="Default">
      <style:table-cell-properties style:vertical-align="top"/>
      <style:text-properties style:text-position=""/>
    </style:style>
    <style:style style:name="ce19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97" style:family="table-cell" style:parent-style-name="Default">
      <style:table-cell-properties fo:background-color="transparent" style:vertical-align="top"/>
      <style:text-properties style:text-position="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4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vertical-align="middle"/>
    </style:style>
    <style:style style:name="ce160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62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0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1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4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5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206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21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7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236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2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6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268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71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72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27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7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28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28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8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300" style:family="table-cell" style:parent-style-name="Default">
      <style:table-cell-properties style:text-align-source="value-type" style:repeat-content="false" fo:wrap-option="wrap" style:vertical-align="middle"/>
    </style:style>
    <style:style style:name="ce301" style:family="table-cell" style:parent-style-name="Default">
      <style:table-cell-properties fo:border="0.06pt solid #000000" style:vertical-align="middle"/>
    </style:style>
    <style:style style:name="ce3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3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306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13" style:family="text">
      <style:text-properties style:font-name="ＭＳ Ｐゴシック" style:font-name-asian="ＭＳ Ｐゴシック" style:font-name-complex="Tahoma2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style:font-name-asian="ＭＳ Ｐゴシック" style:font-name-complex="Tahoma2"/>
    </style:style>
    <style:style style:name="T8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10" style:family="text">
      <style:text-properties style:font-name-asian="ＭＳ Ｐゴシック" style:font-name-complex="Tahoma2"/>
    </style:style>
    <style:style style:name="T11" style:family="text">
      <style:text-properties fo:font-weight="bold" style:font-name-asian="ＭＳ Ｐゴシック" style:font-weight-asian="bold" style:font-name-complex="Tahoma2" style:font-weight-complex="bold"/>
    </style:style>
    <style:style style:name="T12" style:family="text">
      <style:text-properties style:font-name-asian="ＭＳ Ｐゴシック" style:font-weight-asian="normal" style:font-name-complex="Tahoma2" style:font-weight-complex="normal"/>
    </style:style>
    <style:style style:name="T14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7" table:number-columns-repeated="248" table:default-cell-style-name="Default"/>
        <table:table-column table:style-name="co8" table:default-cell-style-name="Default"/>
        <table:table-row table:style-name="ro9">
          <table:table-cell table:style-name="ce134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60" table:number-columns-repeated="2"/>
          <table:table-cell table:style-name="ce134"/>
          <table:table-cell table:style-name="ce219" table:number-columns-spanned="3" table:number-rows-spanned="1"/>
          <table:covered-table-cell table:number-columns-repeated="2" table:style-name="ce134"/>
          <table:table-cell table:style-name="ce134" table:number-columns-repeated="248"/>
          <table:table-cell table:style-name="ce159"/>
        </table:table-row>
        <table:table-row table:style-name="ro9" table:number-rows-repeated="3">
          <table:table-cell table:style-name="ce136"/>
          <table:table-cell table:style-name="ce159" table:number-columns-repeated="2"/>
          <table:table-cell table:style-name="ce136"/>
          <table:table-cell table:style-name="ce220"/>
          <table:table-cell table:style-name="ce136"/>
          <table:table-cell table:style-name="ce134" table:number-columns-repeated="249"/>
          <table:table-cell table:style-name="ce159"/>
        </table:table-row>
        <table:table-row table:style-name="ro19">
          <table:table-cell table:style-name="ce136"/>
          <table:table-cell table:style-name="ce159" table:number-columns-repeated="2"/>
          <table:table-cell table:style-name="ce136"/>
          <table:table-cell table:style-name="ce220"/>
          <table:table-cell table:style-name="ce136"/>
          <table:table-cell table:style-name="ce134" table:number-columns-repeated="249"/>
          <table:table-cell table:style-name="ce159"/>
        </table:table-row>
        <table:table-row table:style-name="ro20">
          <table:table-cell table:style-name="ce136"/>
          <table:table-cell table:style-name="ce161" office:value-type="string">
            <text:p>PLF-SOC REGRESSION TEST CASES</text:p>
          </table:table-cell>
          <table:table-cell table:style-name="ce136" table:number-columns-repeated="2"/>
          <table:table-cell table:style-name="ce220"/>
          <table:table-cell table:style-name="ce136"/>
          <table:table-cell table:style-name="ce134" table:number-columns-repeated="249"/>
          <table:table-cell table:style-name="ce159"/>
        </table:table-row>
        <table:table-row table:style-name="ro9">
          <table:table-cell table:style-name="ce136"/>
          <table:table-cell table:style-name="ce162" office:value-type="string">
            <text:p>Version:</text:p>
          </table:table-cell>
          <table:table-cell table:style-name="ce203" office:value-type="float" office:value="1.4">
            <text:p>1.4</text:p>
          </table:table-cell>
          <table:table-cell table:style-name="ce206"/>
          <table:table-cell table:style-name="ce221"/>
          <table:table-cell table:style-name="ce227"/>
          <table:table-cell table:style-name="ce210"/>
          <table:table-cell table:style-name="ce134" table:number-columns-repeated="248"/>
          <table:table-cell table:style-name="ce159"/>
        </table:table-row>
        <table:table-row table:style-name="ro9">
          <table:table-cell table:style-name="ce136"/>
          <table:table-cell table:style-name="ce162" office:value-type="string">
            <text:p>Issue date:</text:p>
          </table:table-cell>
          <table:table-cell table:style-name="ce204" office:value-type="date" office:date-value="2012-05-24">
            <text:p>24-May-2012</text:p>
          </table:table-cell>
          <table:table-cell table:style-name="ce206"/>
          <table:table-cell table:style-name="ce221"/>
          <table:table-cell table:style-name="ce227"/>
          <table:table-cell table:style-name="ce210"/>
          <table:table-cell table:style-name="ce134" table:number-columns-repeated="248"/>
          <table:table-cell table:style-name="ce159"/>
        </table:table-row>
        <table:table-row table:style-name="ro9">
          <table:table-cell table:style-name="ce136"/>
          <table:table-cell table:style-name="ce162" office:value-type="string">
            <text:p>Product Name:</text:p>
          </table:table-cell>
          <table:table-cell table:style-name="ce205" office:value-type="string">
            <text:p>Social</text:p>
          </table:table-cell>
          <table:table-cell table:style-name="ce206"/>
          <table:table-cell table:style-name="ce221"/>
          <table:table-cell table:style-name="ce227"/>
          <table:table-cell table:style-name="ce210"/>
          <table:table-cell table:style-name="ce134" table:number-columns-repeated="248"/>
          <table:table-cell table:style-name="ce159"/>
        </table:table-row>
        <table:table-row table:style-name="ro9">
          <table:table-cell table:style-name="ce136"/>
          <table:table-cell table:style-name="ce162" office:value-type="string">
            <text:p>Project Name:</text:p>
          </table:table-cell>
          <table:table-cell table:style-name="ce206" office:value-type="string">
            <text:p>SOC </text:p>
          </table:table-cell>
          <table:table-cell table:style-name="ce206"/>
          <table:table-cell table:style-name="ce221"/>
          <table:table-cell table:style-name="ce227"/>
          <table:table-cell table:style-name="ce210"/>
          <table:table-cell table:style-name="ce134" table:number-columns-repeated="248"/>
          <table:table-cell table:style-name="ce159"/>
        </table:table-row>
        <table:table-row table:style-name="ro9">
          <table:table-cell table:style-name="ce136"/>
          <table:table-cell table:style-name="ce162" office:value-type="string">
            <text:p>Module:</text:p>
          </table:table-cell>
          <table:table-cell table:style-name="ce207" office:value-type="string">
            <text:p>Regression</text:p>
          </table:table-cell>
          <table:table-cell table:style-name="ce213"/>
          <table:table-cell table:style-name="ce221"/>
          <table:table-cell table:style-name="ce227"/>
          <table:table-cell table:style-name="ce210"/>
          <table:table-cell table:style-name="ce134" table:number-columns-repeated="248"/>
          <table:table-cell table:style-name="ce159"/>
        </table:table-row>
        <table:table-row table:style-name="ro9">
          <table:table-cell table:style-name="ce141"/>
          <table:table-cell table:style-name="ce162" office:value-type="string">
            <text:p>Total Cases:</text:p>
          </table:table-cell>
          <table:table-cell table:style-name="ce208" table:formula="of:=SUM([Bugs_v1_1_4.C4:Bugs_v1_1_7.C4])" office:value-type="float" office:value="15">
            <text:p>15</text:p>
          </table:table-cell>
          <table:table-cell table:style-name="ce214"/>
          <table:table-cell table:style-name="ce222"/>
          <table:table-cell table:style-name="ce198" table:number-columns-repeated="2"/>
          <table:table-cell table:style-name="ce141" table:number-columns-repeated="248"/>
          <table:table-cell table:style-name="ce159"/>
        </table:table-row>
        <table:table-row table:style-name="ro10">
          <table:table-cell table:style-name="ce141"/>
          <table:table-cell table:style-name="ce164" office:value-type="string">
            <text:p>Test Status:</text:p>
          </table:table-cell>
          <table:table-cell table:style-name="ce209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 table:style-name="ce215"/>
          <table:table-cell table:style-name="ce222"/>
          <table:table-cell table:style-name="ce198" table:number-columns-repeated="2"/>
          <table:table-cell table:style-name="ce141" table:number-columns-repeated="248"/>
          <table:table-cell table:style-name="ce159"/>
        </table:table-row>
        <table:table-row table:style-name="ro9">
          <table:table-cell table:style-name="ce141"/>
          <table:table-cell table:style-name="ce198" table:number-columns-repeated="3"/>
          <table:table-cell table:style-name="ce222"/>
          <table:table-cell table:style-name="ce198" table:number-columns-repeated="2"/>
          <table:table-cell table:style-name="ce141" table:number-columns-repeated="248"/>
          <table:table-cell table:style-name="ce159"/>
        </table:table-row>
        <table:table-row table:style-name="ro21">
          <table:table-cell table:style-name="ce143"/>
          <table:table-cell table:number-columns-repeated="6"/>
          <table:table-cell table:style-name="ce143" table:number-columns-repeated="248"/>
          <table:table-cell table:style-name="ce159"/>
        </table:table-row>
        <table:table-row table:style-name="ro22">
          <table:table-cell table:style-name="ce143"/>
          <table:table-cell table:number-columns-repeated="6"/>
          <table:table-cell table:style-name="ce143" table:number-columns-repeated="248"/>
          <table:table-cell table:style-name="ce159"/>
        </table:table-row>
        <table:table-row table:style-name="ro9">
          <table:table-cell table:style-name="ce143"/>
          <table:table-cell table:number-columns-repeated="6"/>
          <table:table-cell table:style-name="ce141"/>
          <table:table-cell table:style-name="ce143" table:number-columns-repeated="247"/>
          <table:table-cell table:style-name="ce159"/>
        </table:table-row>
        <table:table-row table:style-name="ro9">
          <table:table-cell table:style-name="ce141"/>
          <table:table-cell table:number-columns-repeated="6"/>
          <table:table-cell table:style-name="ce141" table:number-columns-repeated="248"/>
          <table:table-cell table:style-name="ce159"/>
        </table:table-row>
        <table:table-row table:style-name="ro9">
          <table:table-cell table:style-name="ce141"/>
          <table:table-cell table:style-name="ce199" office:value-type="string">
            <text:p>Record of change:</text:p>
          </table:table-cell>
          <table:table-cell table:style-name="ce210" table:number-columns-repeated="2"/>
          <table:table-cell table:style-name="ce223"/>
          <table:table-cell table:style-name="ce210" table:number-columns-repeated="2"/>
          <table:table-cell table:style-name="ce141" table:number-columns-repeated="248"/>
          <table:table-cell table:style-name="ce159"/>
        </table:table-row>
        <table:table-row table:style-name="ro7">
          <table:table-cell table:style-name="ce141"/>
          <table:table-cell table:style-name="ce200" office:value-type="string">
            <text:p>Effective Date</text:p>
          </table:table-cell>
          <table:table-cell table:style-name="ce211" office:value-type="string">
            <text:p>Version</text:p>
          </table:table-cell>
          <table:table-cell table:style-name="ce211" office:value-type="string">
            <text:p>Change description</text:p>
          </table:table-cell>
          <table:table-cell table:style-name="ce211" office:value-type="string">
            <text:p>Originator</text:p>
          </table:table-cell>
          <table:table-cell table:style-name="ce228" office:value-type="string">
            <text:p>Reviewer/</text:p>
            <text:p>Approver</text:p>
          </table:table-cell>
          <table:table-cell table:style-name="ce229" office:value-type="string">
            <text:p>Reference</text:p>
          </table:table-cell>
          <table:table-cell table:style-name="ce141" table:number-columns-repeated="248"/>
          <table:table-cell table:style-name="ce159"/>
        </table:table-row>
        <table:table-row table:style-name="ro9">
          <table:table-cell table:style-name="ce141"/>
          <table:table-cell table:style-name="ce201" office:value-type="date" office:date-value="2011-10-06">
            <text:p>6-Oct-2011</text:p>
          </table:table-cell>
          <table:table-cell table:style-name="ce212" office:value-type="string">
            <text:p>1.0</text:p>
          </table:table-cell>
          <table:table-cell table:style-name="ce216" office:value-type="string">
            <text:p>Create new test file: Bugs_v1_1_6 sheet</text:p>
          </table:table-cell>
          <table:table-cell table:style-name="ce224" office:value-type="string">
            <text:p>Hanh.Ly</text:p>
          </table:table-cell>
          <table:table-cell table:style-name="ce225"/>
          <table:table-cell table:style-name="ce230"/>
          <table:table-cell table:style-name="ce141" table:number-columns-repeated="248"/>
          <table:table-cell table:style-name="ce159"/>
        </table:table-row>
        <table:table-row table:style-name="ro9">
          <table:table-cell table:style-name="ce134"/>
          <table:table-cell table:style-name="ce201" office:value-type="date" office:date-value="2011-10-07">
            <text:p>7-Oct-2011</text:p>
          </table:table-cell>
          <table:table-cell table:style-name="ce212" office:value-type="string">
            <text:p>1.1</text:p>
          </table:table-cell>
          <table:table-cell table:style-name="ce217" office:value-type="string">
            <text:p>Create Bugs_v1_1_5 sheet</text:p>
          </table:table-cell>
          <table:table-cell table:style-name="ce224" office:value-type="string">
            <text:p>Hanh.Ly</text:p>
          </table:table-cell>
          <table:table-cell table:style-name="ce225"/>
          <table:table-cell table:style-name="ce230"/>
          <table:table-cell table:style-name="ce134" table:number-columns-repeated="248"/>
          <table:table-cell table:style-name="ce159"/>
        </table:table-row>
        <table:table-row table:style-name="ro9">
          <table:table-cell table:style-name="ce134"/>
          <table:table-cell table:style-name="ce201" office:value-type="date" office:date-value="2011-10-10">
            <text:p>10-Oct-2011</text:p>
          </table:table-cell>
          <table:table-cell table:style-name="ce212" office:value-type="string">
            <text:p>1.2</text:p>
          </table:table-cell>
          <table:table-cell table:style-name="ce217" office:value-type="string">
            <text:p>Create Bugs_v1_1_4 sheet</text:p>
          </table:table-cell>
          <table:table-cell table:style-name="ce224" office:value-type="string">
            <text:p>Hanh.Ly</text:p>
          </table:table-cell>
          <table:table-cell table:style-name="ce225"/>
          <table:table-cell table:style-name="ce231"/>
          <table:table-cell table:style-name="ce159"/>
          <table:table-cell table:style-name="ce134" table:number-columns-repeated="247"/>
          <table:table-cell table:style-name="ce159"/>
        </table:table-row>
        <table:table-row table:style-name="ro9">
          <table:table-cell table:style-name="ce134"/>
          <table:table-cell table:style-name="ce201" office:value-type="date" office:date-value="2011-12-27">
            <text:p>27-Dec-2011</text:p>
          </table:table-cell>
          <table:table-cell table:style-name="ce212" office:value-type="string">
            <text:p>1.3</text:p>
          </table:table-cell>
          <table:table-cell table:style-name="ce218"/>
          <table:table-cell table:style-name="ce225" office:value-type="string">
            <text:p>Nhung.Vu</text:p>
          </table:table-cell>
          <table:table-cell table:style-name="ce225"/>
          <table:table-cell table:style-name="ce231"/>
          <table:table-cell table:style-name="ce134" table:number-columns-repeated="248"/>
          <table:table-cell table:style-name="ce159"/>
        </table:table-row>
        <table:table-row table:style-name="ro9">
          <table:table-cell table:style-name="ce134"/>
          <table:table-cell table:style-name="ce202" office:value-type="string">
            <text:p>24-My-2012</text:p>
          </table:table-cell>
          <table:table-cell table:style-name="ce212" office:value-type="string">
            <text:p>1.4</text:p>
          </table:table-cell>
          <table:table-cell table:style-name="ce218" office:value-type="string">
            <text:p>Create Bugs_v1_1_9 sheet</text:p>
          </table:table-cell>
          <table:table-cell table:style-name="ce225" office:value-type="string">
            <text:p>Hang.Nguyen</text:p>
          </table:table-cell>
          <table:table-cell table:style-name="ce225"/>
          <table:table-cell table:style-name="ce231"/>
          <table:table-cell table:style-name="ce134" table:number-columns-repeated="248"/>
          <table:table-cell table:style-name="ce159"/>
        </table:table-row>
        <table:table-row table:style-name="ro9">
          <table:table-cell table:style-name="ce134"/>
          <table:table-cell table:style-name="ce202" office:value-type="float" office:value="41131">
            <text:p>10-Aug-12</text:p>
          </table:table-cell>
          <table:table-cell table:style-name="ce212" office:value-type="string">
            <text:p>1.4</text:p>
          </table:table-cell>
          <table:table-cell table:style-name="ce218" office:value-type="string">
            <text:p>Create Bugs_v1_1_10 sheet</text:p>
          </table:table-cell>
          <table:table-cell table:style-name="ce225" office:value-type="string">
            <text:p>Thu.Nguyen</text:p>
          </table:table-cell>
          <table:table-cell table:style-name="ce225"/>
          <table:table-cell table:style-name="ce231"/>
          <table:table-cell table:style-name="ce134" table:number-columns-repeated="248"/>
          <table:table-cell table:style-name="ce159"/>
        </table:table-row>
        <table:table-row table:style-name="ro9" table:number-rows-repeated="9">
          <table:table-cell table:style-name="ce134"/>
          <table:table-cell table:style-name="ce159" table:number-columns-repeated="3"/>
          <table:table-cell table:style-name="ce226"/>
          <table:table-cell table:style-name="ce159" table:number-columns-repeated="2"/>
          <table:table-cell table:style-name="ce134" table:number-columns-repeated="248"/>
          <table:table-cell table:style-name="ce159"/>
        </table:table-row>
        <table:table-row table:style-name="ro9" table:number-rows-repeated="11">
          <table:table-cell table:style-name="ce134" table:number-columns-repeated="4"/>
          <table:table-cell table:style-name="ce219"/>
          <table:table-cell table:style-name="ce134" table:number-columns-repeated="250"/>
          <table:table-cell table:style-name="ce159"/>
        </table:table-row>
        <table:table-row table:style-name="ro9" table:number-rows-repeated="11">
          <table:table-cell table:style-name="ce159" table:number-columns-repeated="4"/>
          <table:table-cell table:style-name="ce226"/>
          <table:table-cell table:style-name="ce159" table:number-columns-repeated="251"/>
        </table:table-row>
        <table:table-row table:style-name="ro9" table:number-rows-repeated="104851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9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9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8" table:number-columns-repeated="248" table:default-cell-style-name="Default"/>
        <table:table-row table:style-name="ro9">
          <table:table-cell table:style-name="ce232"/>
          <table:table-cell table:style-name="ce237" office:value-type="string">
            <text:p>TEST CASES</text:p>
          </table:table-cell>
          <table:table-cell table:style-name="ce243"/>
          <table:table-cell table:style-name="ce238" table:number-columns-repeated="2"/>
          <table:table-cell table:style-name="ce254"/>
          <table:table-cell table:style-name="ce238" table:number-columns-repeated="3"/>
          <table:table-cell table:style-name="ce257"/>
          <table:table-cell table:style-name="ce238"/>
          <table:table-cell table:style-name="ce261" office:value-type="string">
            <text:p>Passed</text:p>
          </table:table-cell>
          <table:table-cell table:style-name="ce261" table:formula="of:=COUNTIF([.M$7:.M$872];[.$L1])" office:value-type="float" office:value="15">
            <text:p>15</text:p>
          </table:table-cell>
          <table:table-cell table:style-name="ce261" table:formula="of:=COUNTIF([.N$7:.N$872];[.$L1])" office:value-type="float" office:value="15">
            <text:p>15</text:p>
          </table:table-cell>
          <table:table-cell table:style-name="ce261" table:formula="of:=COUNTIF([.O$7:.O$872];[.$L1])" office:value-type="float" office:value="0">
            <text:p>0</text:p>
          </table:table-cell>
          <table:table-cell table:style-name="ce261" table:formula="of:=COUNTIF([.P$7:.P$872];[.$L1])" office:value-type="float" office:value="0">
            <text:p>0</text:p>
          </table:table-cell>
          <table:table-cell table:style-name="ce261" table:formula="of:=COUNTIF([.Q$7:.Q$872];[.$L1])" office:value-type="float" office:value="0">
            <text:p>0</text:p>
          </table:table-cell>
          <table:table-cell table:style-name="ce261" table:formula="of:=COUNTIF([.R$7:.R$872];[.$L1])" office:value-type="float" office:value="0">
            <text:p>0</text:p>
          </table:table-cell>
          <table:table-cell table:style-name="ce261" table:formula="of:=COUNTIF([.S$7:.S$872];[.$L1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32"/>
          <table:table-cell table:style-name="ce238"/>
          <table:table-cell table:style-name="ce244"/>
          <table:table-cell table:style-name="ce238" table:number-columns-repeated="2"/>
          <table:table-cell table:style-name="ce254"/>
          <table:table-cell table:style-name="ce238" table:number-columns-repeated="3"/>
          <table:table-cell table:style-name="ce254"/>
          <table:table-cell table:style-name="ce238"/>
          <table:table-cell table:style-name="ce261" office:value-type="string">
            <text:p>Failed</text:p>
          </table:table-cell>
          <table:table-cell table:style-name="ce261" table:formula="of:=COUNTIF([.M$7:.M$872];[.$L2])" office:value-type="float" office:value="0">
            <text:p>0</text:p>
          </table:table-cell>
          <table:table-cell table:style-name="ce261" table:formula="of:=COUNTIF([.N$7:.N$872];[.$L2])" office:value-type="float" office:value="0">
            <text:p>0</text:p>
          </table:table-cell>
          <table:table-cell table:style-name="ce261" table:formula="of:=COUNTIF([.O$7:.O$872];[.$L2])" office:value-type="float" office:value="0">
            <text:p>0</text:p>
          </table:table-cell>
          <table:table-cell table:style-name="ce261" table:formula="of:=COUNTIF([.P$7:.P$872];[.$L2])" office:value-type="float" office:value="0">
            <text:p>0</text:p>
          </table:table-cell>
          <table:table-cell table:style-name="ce261" table:formula="of:=COUNTIF([.Q$7:.Q$872];[.$L2])" office:value-type="float" office:value="0">
            <text:p>0</text:p>
          </table:table-cell>
          <table:table-cell table:style-name="ce261" table:formula="of:=COUNTIF([.R$7:.R$872];[.$L2])" office:value-type="float" office:value="0">
            <text:p>0</text:p>
          </table:table-cell>
          <table:table-cell table:style-name="ce261" table:formula="of:=COUNTIF([.S$7:.S$872];[.$L2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13">
          <table:table-cell table:style-name="ce232"/>
          <table:table-cell table:style-name="ce239" office:value-type="string">
            <text:p>Function List:</text:p>
          </table:table-cell>
          <table:table-cell table:style-name="ce245" office:value-type="string" table:number-columns-spanned="3" table:number-rows-spanned="1">
            <text:p>Bugs on SOC 1.1.4 for regression test</text:p>
          </table:table-cell>
          <table:covered-table-cell table:style-name="ce248"/>
          <table:covered-table-cell table:style-name="ce251"/>
          <table:table-cell table:style-name="ce254"/>
          <table:table-cell table:style-name="ce255"/>
          <table:table-cell table:style-name="ce256" table:number-columns-repeated="2"/>
          <table:table-cell table:style-name="ce254"/>
          <table:table-cell table:style-name="ce256"/>
          <table:table-cell table:style-name="ce261" office:value-type="string">
            <text:p>Blocked</text:p>
          </table:table-cell>
          <table:table-cell table:style-name="ce261" table:formula="of:=COUNTIF([.M$7:.M$872];[.$L3])" office:value-type="float" office:value="0">
            <text:p>0</text:p>
          </table:table-cell>
          <table:table-cell table:style-name="ce261" table:formula="of:=COUNTIF([.N$7:.N$872];[.$L3])" office:value-type="float" office:value="0">
            <text:p>0</text:p>
          </table:table-cell>
          <table:table-cell table:style-name="ce261" table:formula="of:=COUNTIF([.O$7:.O$872];[.$L3])" office:value-type="float" office:value="0">
            <text:p>0</text:p>
          </table:table-cell>
          <table:table-cell table:style-name="ce261" table:formula="of:=COUNTIF([.P$7:.P$872];[.$L3])" office:value-type="float" office:value="0">
            <text:p>0</text:p>
          </table:table-cell>
          <table:table-cell table:style-name="ce261" table:formula="of:=COUNTIF([.Q$7:.Q$872];[.$L3])" office:value-type="float" office:value="0">
            <text:p>0</text:p>
          </table:table-cell>
          <table:table-cell table:style-name="ce261" table:formula="of:=COUNTIF([.R$7:.R$872];[.$L3])" office:value-type="float" office:value="0">
            <text:p>0</text:p>
          </table:table-cell>
          <table:table-cell table:style-name="ce261" table:formula="of:=COUNTIF([.S$7:.S$872];[.$L3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32"/>
          <table:table-cell table:style-name="ce239" office:value-type="string">
            <text:p>Total Main Cases:</text:p>
          </table:table-cell>
          <table:table-cell table:style-name="ce246" table:formula="of:=MAX([.A7:.A910])" office:value-type="float" office:value="3" table:number-columns-spanned="3" table:number-rows-spanned="1">
            <text:p>3</text:p>
          </table:table-cell>
          <table:covered-table-cell table:style-name="ce248"/>
          <table:covered-table-cell table:style-name="ce251"/>
          <table:table-cell table:style-name="ce254"/>
          <table:table-cell table:style-name="ce255"/>
          <table:table-cell table:style-name="ce256" table:number-columns-repeated="2"/>
          <table:table-cell table:style-name="ce254"/>
          <table:table-cell table:style-name="ce256"/>
          <table:table-cell table:style-name="ce262" office:value-type="string">
            <text:p>Untested</text:p>
          </table:table-cell>
          <table:table-cell table:style-name="ce261" table:formula="of:=COUNTIF([.M$7:.M$872];[.$L4])" office:value-type="float" office:value="0">
            <text:p>0</text:p>
          </table:table-cell>
          <table:table-cell table:style-name="ce261" table:formula="of:=COUNTIF([.N$7:.N$872];[.$L4])" office:value-type="float" office:value="0">
            <text:p>0</text:p>
          </table:table-cell>
          <table:table-cell table:style-name="ce261" table:formula="of:=COUNTIF([.O$7:.O$872];[.$L4])" office:value-type="float" office:value="0">
            <text:p>0</text:p>
          </table:table-cell>
          <table:table-cell table:style-name="ce261" table:formula="of:=COUNTIF([.P$7:.P$872];[.$L4])" office:value-type="float" office:value="0">
            <text:p>0</text:p>
          </table:table-cell>
          <table:table-cell table:style-name="ce261" table:formula="of:=COUNTIF([.Q$7:.Q$872];[.$L4])" office:value-type="float" office:value="0">
            <text:p>0</text:p>
          </table:table-cell>
          <table:table-cell table:style-name="ce261" table:formula="of:=COUNTIF([.R$7:.R$872];[.$L4])" office:value-type="float" office:value="0">
            <text:p>0</text:p>
          </table:table-cell>
          <table:table-cell table:style-name="ce261" table:formula="of:=COUNTIF([.S$7:.S$872];[.$L4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32"/>
          <table:table-cell table:style-name="ce240"/>
          <table:table-cell table:style-name="ce232"/>
          <table:table-cell table:style-name="ce249" table:number-columns-repeated="2"/>
          <table:table-cell table:style-name="ce249" office:value-type="string">
            <text:p><text:s/></text:p>
          </table:table-cell>
          <table:table-cell table:style-name="ce249" table:number-columns-repeated="3"/>
          <table:table-cell table:style-name="ce254"/>
          <table:table-cell table:style-name="ce249"/>
          <table:table-cell table:style-name="ce263" office:value-type="string">
            <text:p>N/A</text:p>
          </table:table-cell>
          <table:table-cell table:style-name="ce261" table:formula="of:=COUNTIF([.M$7:.M$872];[.$L5])" office:value-type="float" office:value="0">
            <text:p>0</text:p>
          </table:table-cell>
          <table:table-cell table:style-name="ce261" table:formula="of:=COUNTIF([.N$7:.N$872];[.$L5])" office:value-type="float" office:value="0">
            <text:p>0</text:p>
          </table:table-cell>
          <table:table-cell table:style-name="ce261" table:formula="of:=COUNTIF([.O$7:.O$872];[.$L5])" office:value-type="float" office:value="0">
            <text:p>0</text:p>
          </table:table-cell>
          <table:table-cell table:style-name="ce261" table:formula="of:=COUNTIF([.P$7:.P$872];[.$L5])" office:value-type="float" office:value="0">
            <text:p>0</text:p>
          </table:table-cell>
          <table:table-cell table:style-name="ce261" table:formula="of:=COUNTIF([.Q$7:.Q$872];[.$L5])" office:value-type="float" office:value="0">
            <text:p>0</text:p>
          </table:table-cell>
          <table:table-cell table:style-name="ce261" table:formula="of:=COUNTIF([.R$7:.R$872];[.$L5])" office:value-type="float" office:value="0">
            <text:p>0</text:p>
          </table:table-cell>
          <table:table-cell table:style-name="ce261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233" office:value-type="string">
            <text:p>Case No</text:p>
          </table:table-cell>
          <table:table-cell table:style-name="ce233" office:value-type="string">
            <text:p>Related function</text:p>
          </table:table-cell>
          <table:table-cell table:style-name="ce233" office:value-type="string">
            <text:p>Case ID</text:p>
          </table:table-cell>
          <table:table-cell table:style-name="ce233" office:value-type="string">
            <text:p>Path</text:p>
          </table:table-cell>
          <table:table-cell table:style-name="ce233" office:value-type="string">
            <text:p>Case Description</text:p>
          </table:table-cell>
          <table:table-cell table:style-name="ce233" office:value-type="string">
            <text:p>Step Description</text:p>
          </table:table-cell>
          <table:table-cell table:style-name="ce233" office:value-type="string">
            <text:p>Steps to produce</text:p>
          </table:table-cell>
          <table:table-cell table:style-name="ce233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233" office:value-type="string">
            <text:p>Link</text:p>
          </table:table-cell>
          <table:table-cell table:style-name="ce233" office:value-type="string">
            <text:p>Bug description</text:p>
          </table:table-cell>
          <table:table-cell table:style-name="ce233" office:value-type="string">
            <text:p>Tester</text:p>
          </table:table-cell>
          <table:table-cell table:style-name="ce264" office:value-type="string">
            <text:p>IE7</text:p>
          </table:table-cell>
          <table:table-cell table:style-name="ce264" office:value-type="string">
            <text:p>FireFox3.5</text:p>
          </table:table-cell>
          <table:table-cell table:style-name="ce264" office:value-type="string">
            <text:p>Comment/Bug</text:p>
          </table:table-cell>
          <table:table-cell table:style-name="ce264" table:number-columns-repeated="4"/>
          <table:table-cell table:style-name="ce265" table:number-columns-repeated="211"/>
          <table:table-cell table:style-name="ce266" table:number-columns-repeated="26"/>
        </table:table-row>
        <table:table-row table:style-name="ro14">
          <table:table-cell table:style-name="ce234" office:value-type="float" office:value="1">
            <text:p>001</text:p>
          </table:table-cell>
          <table:table-cell table:style-name="ce241" office:value-type="string">
            <text:p>REG_PLF304_SOC_001</text:p>
          </table:table-cell>
          <table:table-cell table:style-name="ce247" office:value-type="float" office:value="1">
            <text:p>001</text:p>
          </table:table-cell>
          <table:table-cell table:style-name="ce250" table:formula="of:=[.B7]" office:value-type="string" office:string-value="REG_PLF304_SOC_001">
            <text:p>REG_PLF304_SOC_001</text:p>
          </table:table-cell>
          <table:table-cell table:style-name="ce252" office:value-type="string">
            <text:p>Check Use name instead of login for connection activities</text:p>
          </table:table-cell>
          <table:table-cell table:style-name="ce253" office:value-type="string">
            <text:p>Step 1: Demo send connection request for John</text:p>
          </table:table-cell>
          <table:table-cell table:style-name="ce253" office:value-type="string">
            <text:p>- Log in by demo</text:p>
            <text:p>- Move mouse to user's name and select <text:span text:style-name="T5">Find People</text:span></text:p>
            <text:p><text:span text:style-name="T6">- Click on icon to invite John </text:span></text:p>
          </table:table-cell>
          <table:table-cell table:style-name="ce253" office:value-type="string">
            <text:p>An invitation is sent to John</text:p>
          </table:table-cell>
          <table:table-cell table:style-name="ce253" office:value-type="string">
            <text:p>High</text:p>
          </table:table-cell>
          <table:table-cell table:style-name="ce250" office:value-type="string">
            <text:p>SOC-1519</text:p>
            <text:p>CCP-804</text:p>
          </table:table-cell>
          <table:table-cell table:style-name="ce258" office:value-type="string">
            <text:p>Show message "demo is now connected with john"</text:p>
          </table:table-cell>
          <table:table-cell table:style-name="ce263" office:value-type="string">
            <text:p>thao.pham</text:p>
          </table:table-cell>
          <table:table-cell table:number-columns-repeated="2" table:style-name="ce263" office:value-type="string">
            <text:p>Passed</text:p>
          </table:table-cell>
          <table:table-cell table:style-name="ce263" table:number-columns-repeated="5"/>
          <table:table-cell table:number-columns-repeated="237"/>
        </table:table-row>
        <table:table-row table:style-name="ro15">
          <table:table-cell table:style-name="ce23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42" office:value-type="string">
            <text:p>REG_PLF304_SOC_001</text:p>
          </table:table-cell>
          <table:table-cell table:style-name="ce23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0" table:formula="of:=[.B8]" office:value-type="string" office:string-value="REG_PLF304_SOC_001">
            <text:p>REG_PLF304_SOC_001</text:p>
          </table:table-cell>
          <table:table-cell table:style-name="ce253" office:value-type="string">
            <text:p>Check Use name instead of login for connection activities</text:p>
          </table:table-cell>
          <table:table-cell table:style-name="ce253" office:value-type="string">
            <text:p>Step 2: Check the invitation of John</text:p>
          </table:table-cell>
          <table:table-cell table:style-name="ce253" office:value-type="string">
            <text:p>- Log in by john</text:p>
            <text:p>- Click on <text:span text:style-name="T5">My Status</text:span> button</text:p>
          </table:table-cell>
          <table:table-cell table:style-name="ce253" office:value-type="string">
            <text:p>Show message: Jack Miller invited you to connect. Accept | Refuse <text:s/>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6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7">
          <table:table-cell table:style-name="ce23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42" office:value-type="string">
            <text:p>REG_PLF304_SOC_001</text:p>
          </table:table-cell>
          <table:table-cell table:style-name="ce235" office:value-type="float" office:value="1">
            <text:p>001</text:p>
          </table:table-cell>
          <table:table-cell table:style-name="ce250" table:formula="of:=[.B9]" office:value-type="string" office:string-value="REG_PLF304_SOC_001">
            <text:p>REG_PLF304_SOC_001</text:p>
          </table:table-cell>
          <table:table-cell table:style-name="ce253" office:value-type="string">
            <text:p>Check Use name instead of login for connection activities</text:p>
          </table:table-cell>
          <table:table-cell table:style-name="ce253" office:value-type="string">
            <text:p>Step 3: Accept connection</text:p>
          </table:table-cell>
          <table:table-cell table:style-name="ce253" office:value-type="string">
            <text:p>Click on <text:span text:style-name="T5">Accept</text:span> link</text:p>
          </table:table-cell>
          <table:table-cell table:style-name="ce253" office:value-type="string">
            <text:p>Show message:You are now connected with Jack Miller. </text:p>
          </table:table-cell>
          <table:table-cell table:style-name="ce253" office:value-type="string">
            <text:p>High</text:p>
          </table:table-cell>
          <table:table-cell table:style-name="ce253"/>
          <table:table-cell table:style-name="ce259"/>
          <table:table-cell table:style-name="ce253" office:value-type="string">
            <text:p>thao.pham</text:p>
          </table:table-cell>
          <table:table-cell table:number-columns-repeated="2" table:style-name="ce26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23">
          <table:table-cell table:style-name="ce23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41" office:value-type="string">
            <text:p>REG_PLF304_SOC_002</text:p>
          </table:table-cell>
          <table:table-cell table:style-name="ce235" office:value-type="float" office:value="1">
            <text:p>001</text:p>
          </table:table-cell>
          <table:table-cell table:style-name="ce250" table:formula="of:=[.B10]" office:value-type="string" office:string-value="REG_PLF304_SOC_002">
            <text:p>REG_PLF304_SOC_002</text:p>
          </table:table-cell>
          <table:table-cell table:style-name="ce252" office:value-type="string">
            <text:p>Check activities of connecting user</text:p>
          </table:table-cell>
          <table:table-cell table:style-name="ce253" office:value-type="string">
            <text:p>Step 1: Create new space</text:p>
          </table:table-cell>
          <table:table-cell table:style-name="ce253" office:value-type="string">
            <text:p>- Go to /portal/public/intranet</text:p>
            <text:p>- Login by demo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53" office:value-type="string">
            <text:p>New space is created successfully</text:p>
          </table:table-cell>
          <table:table-cell table:style-name="ce253" office:value-type="string">
            <text:p>High</text:p>
          </table:table-cell>
          <table:table-cell table:style-name="ce253" office:value-type="string">
            <text:p>SOC-1517</text:p>
            <text:p>CCP-806</text:p>
          </table:table-cell>
          <table:table-cell table:style-name="ce253" office:value-type="string">
            <text:p>user can NOT see activities shared by people belonging to his network even in private spaces </text:p>
          </table:table-cell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7">
          <table:table-cell table:style-name="ce23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42" office:value-type="string">
            <text:p>REG_PLF304_SOC_002</text:p>
          </table:table-cell>
          <table:table-cell table:style-name="ce23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50" table:formula="of:=[.B11]" office:value-type="string" office:string-value="REG_PLF304_SOC_002">
            <text:p>REG_PLF304_SOC_002</text:p>
          </table:table-cell>
          <table:table-cell table:style-name="ce253" office:value-type="string">
            <text:p>Check activities of connecting user</text:p>
          </table:table-cell>
          <table:table-cell table:style-name="ce253" office:value-type="string">
            <text:p>Step 2: Create activities</text:p>
          </table:table-cell>
          <table:table-cell table:style-name="ce253" office:value-type="string">
            <text:p>- Select new space above</text:p>
            <text:p>- Add some activites</text:p>
          </table:table-cell>
          <table:table-cell table:style-name="ce253" office:value-type="string">
            <text:p>Activities is added successfully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5">
          <table:table-cell table:style-name="ce23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42" office:value-type="string">
            <text:p>REG_PLF304_SOC_002</text:p>
          </table:table-cell>
          <table:table-cell table:style-name="ce23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50" table:formula="of:=[.B12]" office:value-type="string" office:string-value="REG_PLF304_SOC_002">
            <text:p>REG_PLF304_SOC_002</text:p>
          </table:table-cell>
          <table:table-cell table:style-name="ce253" office:value-type="string">
            <text:p>Check activities of connecting user</text:p>
          </table:table-cell>
          <table:table-cell table:style-name="ce253" office:value-type="string">
            <text:p>Step 3: Add connection</text:p>
          </table:table-cell>
          <table:table-cell table:style-name="ce253" office:value-type="string">
            <text:p>- Move mouse to user's name and select <text:span text:style-name="T5">Find People</text:span></text:p>
            <text:p>- Add connect with Mary</text:p>
          </table:table-cell>
          <table:table-cell table:style-name="ce253" office:value-type="string">
            <text:p>A request is sent to Mary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5">
          <table:table-cell table:style-name="ce23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42" office:value-type="string">
            <text:p>REG_PLF304_SOC_002</text:p>
          </table:table-cell>
          <table:table-cell table:style-name="ce23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50" table:formula="of:=[.B13]" office:value-type="string" office:string-value="REG_PLF304_SOC_002">
            <text:p>REG_PLF304_SOC_002</text:p>
          </table:table-cell>
          <table:table-cell table:style-name="ce253" office:value-type="string">
            <text:p>Check activities of connecting user</text:p>
          </table:table-cell>
          <table:table-cell table:style-name="ce253" office:value-type="string">
            <text:p>Step 4: Check the invitation</text:p>
          </table:table-cell>
          <table:table-cell table:style-name="ce253" office:value-type="string">
            <text:p>- Log in as Mary</text:p>
            <text:p>- Select <text:span text:style-name="T5">My Status</text:span> button</text:p>
            <text:p>- Click on <text:span text:style-name="T5">Accept</text:span> button link</text:p>
          </table:table-cell>
          <table:table-cell table:style-name="ce253" office:value-type="string">
            <text:p>Mary and Demo is friend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24">
          <table:table-cell table:style-name="ce23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42" office:value-type="string">
            <text:p>REG_PLF304_SOC_002</text:p>
          </table:table-cell>
          <table:table-cell table:style-name="ce23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50" table:formula="of:=[.B14]" office:value-type="string" office:string-value="REG_PLF304_SOC_002">
            <text:p>REG_PLF304_SOC_002</text:p>
          </table:table-cell>
          <table:table-cell table:style-name="ce253" office:value-type="string">
            <text:p>Check activities of connecting user</text:p>
          </table:table-cell>
          <table:table-cell table:style-name="ce253" office:value-type="string">
            <text:p>Step 5: Check the activities created by demo</text:p>
          </table:table-cell>
          <table:table-cell table:style-name="ce253" office:value-type="string">
            <text:p>- Click on <text:span text:style-name="T5">Connection</text:span> button</text:p>
          </table:table-cell>
          <table:table-cell table:style-name="ce253" office:value-type="string">
            <text:p>Activities create by demo are shown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office:value-type="string">
            <text:p>Update test case: Activity on space created by Demo are not shown</text:p>
          </table:table-cell>
          <table:table-cell table:style-name="ce253" table:number-columns-repeated="4"/>
          <table:table-cell table:style-name="ce254" table:number-columns-repeated="237"/>
        </table:table-row>
        <table:table-row table:style-name="ro14">
          <table:table-cell table:style-name="ce235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241" office:value-type="string">
            <text:p>REG_PLF304_SOC_003</text:p>
          </table:table-cell>
          <table:table-cell table:style-name="ce235" office:value-type="float" office:value="1">
            <text:p>001</text:p>
          </table:table-cell>
          <table:table-cell table:style-name="ce250" table:formula="of:=[.B15]" office:value-type="string" office:string-value="REG_PLF304_SOC_003">
            <text:p>REG_PLF304_SOC_003</text:p>
          </table:table-cell>
          <table:table-cell table:style-name="ce252" office:value-type="string">
            <text:p>Accepting invitation clears the list</text:p>
          </table:table-cell>
          <table:table-cell table:style-name="ce253" office:value-type="string">
            <text:p>Step 1: Add connect to Demo from Root</text:p>
          </table:table-cell>
          <table:table-cell table:style-name="ce253" office:value-type="string">
            <text:p>- Log in by Root</text:p>
            <text:p>- Move mouse to user's name and select <text:span text:style-name="T5">Find People</text:span></text:p>
            <text:p>- Add connect with Demo</text:p>
          </table:table-cell>
          <table:table-cell table:style-name="ce253" office:value-type="string">
            <text:p>A request is sent to Demo</text:p>
          </table:table-cell>
          <table:table-cell table:style-name="ce253" office:value-type="string">
            <text:p>High</text:p>
          </table:table-cell>
          <table:table-cell table:style-name="ce253" office:value-type="string">
            <text:p>SOC-1455</text:p>
            <text:p>CCP-757</text:p>
          </table:table-cell>
          <table:table-cell table:style-name="ce260" office:value-type="string">
            <text:p>Accepting an invitation clears the connection list</text:p>
          </table:table-cell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0">
          <table:table-cell table:style-name="ce23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42" office:value-type="string">
            <text:p>REG_PLF304_SOC_003</text:p>
          </table:table-cell>
          <table:table-cell table:style-name="ce23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50" table:formula="of:=[.B16]" office:value-type="string" office:string-value="REG_PLF304_SOC_003">
            <text:p>REG_PLF304_SOC_003</text:p>
          </table:table-cell>
          <table:table-cell table:style-name="ce253" office:value-type="string">
            <text:p>Accepting invitation clears the list</text:p>
          </table:table-cell>
          <table:table-cell table:style-name="ce253" office:value-type="string">
            <text:p>Step 2: Add connect to Demo from John</text:p>
          </table:table-cell>
          <table:table-cell table:style-name="ce253" office:value-type="string">
            <text:p>- Log in by Mary</text:p>
            <text:p>- Move mouse to user's name and select <text:span text:style-name="T5">Find People</text:span></text:p>
            <text:p>- Add connect with Demo</text:p>
          </table:table-cell>
          <table:table-cell table:style-name="ce253" office:value-type="string">
            <text:p>A request is sent to Demo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0">
          <table:table-cell table:style-name="ce23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42" office:value-type="string">
            <text:p>REG_PLF304_SOC_003</text:p>
          </table:table-cell>
          <table:table-cell table:style-name="ce235" office:value-type="float" office:value="1">
            <text:p>001</text:p>
          </table:table-cell>
          <table:table-cell table:style-name="ce250" table:formula="of:=[.B17]" office:value-type="string" office:string-value="REG_PLF304_SOC_003">
            <text:p>REG_PLF304_SOC_003</text:p>
          </table:table-cell>
          <table:table-cell table:style-name="ce253" office:value-type="string">
            <text:p>Accepting invitation clears the list</text:p>
          </table:table-cell>
          <table:table-cell table:style-name="ce253" office:value-type="string">
            <text:p>Step 3: Add connect to Demo from Mary</text:p>
          </table:table-cell>
          <table:table-cell table:style-name="ce253" office:value-type="string">
            <text:p>- Log in by Mary</text:p>
            <text:p>- Move mouse to user's name and select <text:span text:style-name="T5">Find People</text:span></text:p>
            <text:p>- Add connect with Demo</text:p>
          </table:table-cell>
          <table:table-cell table:style-name="ce253" office:value-type="string">
            <text:p>A request is sent to Demo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0">
          <table:table-cell table:style-name="ce23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42" office:value-type="string">
            <text:p>REG_PLF304_SOC_003</text:p>
          </table:table-cell>
          <table:table-cell table:style-name="ce23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50" table:formula="of:=[.B18]" office:value-type="string" office:string-value="REG_PLF304_SOC_003">
            <text:p>REG_PLF304_SOC_003</text:p>
          </table:table-cell>
          <table:table-cell table:style-name="ce253" office:value-type="string">
            <text:p>Accepting invitation clears the list</text:p>
          </table:table-cell>
          <table:table-cell table:style-name="ce253" office:value-type="string">
            <text:p>Step 4: Accept connection</text:p>
          </table:table-cell>
          <table:table-cell table:style-name="ce253" office:value-type="string">
            <text:p>- Log in by Demo</text:p>
            <text:p>- Click on <text:span text:style-name="T5">My Status</text:span></text:p>
            <text:p>- Accept the connection from Root, John</text:p>
          </table:table-cell>
          <table:table-cell table:style-name="ce253" office:value-type="string">
            <text:p>Demo is a friend of Root, john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7">
          <table:table-cell table:style-name="ce23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42" office:value-type="string">
            <text:p>REG_PLF304_SOC_003</text:p>
          </table:table-cell>
          <table:table-cell table:style-name="ce235" office:value-type="float" office:value="1">
            <text:p>001</text:p>
          </table:table-cell>
          <table:table-cell table:style-name="ce250" table:formula="of:=[.B19]" office:value-type="string" office:string-value="REG_PLF304_SOC_003">
            <text:p>REG_PLF304_SOC_003</text:p>
          </table:table-cell>
          <table:table-cell table:style-name="ce253" office:value-type="string">
            <text:p>Accepting invitation clears the list</text:p>
          </table:table-cell>
          <table:table-cell table:style-name="ce253" office:value-type="string">
            <text:p>Step 5: Restart server</text:p>
          </table:table-cell>
          <table:table-cell table:style-name="ce253" office:value-type="string">
            <text:p>- Restart server to clear cached</text:p>
          </table:table-cell>
          <table:table-cell table:style-name="ce253" office:value-type="string">
            <text:p>Server is restarted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0">
          <table:table-cell table:style-name="ce23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42" office:value-type="string">
            <text:p>REG_PLF304_SOC_003</text:p>
          </table:table-cell>
          <table:table-cell table:style-name="ce23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50" table:formula="of:=[.B20]" office:value-type="string" office:string-value="REG_PLF304_SOC_003">
            <text:p>REG_PLF304_SOC_003</text:p>
          </table:table-cell>
          <table:table-cell table:style-name="ce253" office:value-type="string">
            <text:p>Accepting invitation clears the list</text:p>
          </table:table-cell>
          <table:table-cell table:style-name="ce253" office:value-type="string">
            <text:p>Step 6: Accept connection</text:p>
          </table:table-cell>
          <table:table-cell table:style-name="ce253" office:value-type="string">
            <text:p>- Log in by Demo</text:p>
            <text:p>- Click on <text:span text:style-name="T5">My Network → </text:span><text:span text:style-name="T5">Incomming</text:span></text:p>
            <text:p>- Accept the connection from Mary</text:p>
          </table:table-cell>
          <table:table-cell table:style-name="ce253" office:value-type="string">
            <text:p>Demo is a friend of Mary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7">
          <table:table-cell table:style-name="ce23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42" office:value-type="string">
            <text:p>REG_PLF304_SOC_003</text:p>
          </table:table-cell>
          <table:table-cell table:style-name="ce235" office:value-type="float" office:value="1">
            <text:p>001</text:p>
          </table:table-cell>
          <table:table-cell table:style-name="ce250" table:formula="of:=[.B21]" office:value-type="string" office:string-value="REG_PLF304_SOC_003">
            <text:p>REG_PLF304_SOC_003</text:p>
          </table:table-cell>
          <table:table-cell table:style-name="ce253" office:value-type="string">
            <text:p>Accepting invitation clears the list</text:p>
          </table:table-cell>
          <table:table-cell table:style-name="ce253" office:value-type="string">
            <text:p>Step 7: Check friend list</text:p>
          </table:table-cell>
          <table:table-cell table:style-name="ce253" office:value-type="string">
            <text:p>- Click on <text:span text:style-name="T5">My Network</text:span></text:p>
          </table:table-cell>
          <table:table-cell table:style-name="ce253" office:value-type="string">
            <text:p>Root, John, Mary is listed 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9" table:number-rows-repeated="50">
          <table:table-cell table:style-name="ce236" table:number-columns-repeated="9"/>
          <table:table-cell table:style-name="ce254" table:number-columns-repeated="2"/>
          <table:table-cell table:style-name="ce236" table:number-columns-repeated="245"/>
        </table:table-row>
        <table:table-row table:style-name="ro9" table:number-rows-repeated="11">
          <table:table-cell table:style-name="ce198" table:number-columns-repeated="256"/>
        </table:table-row>
        <table:table-row table:style-name="ro9" table:number-rows-repeated="1048493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8" table:number-columns-repeated="248" table:default-cell-style-name="Default"/>
        <table:table-row table:style-name="ro9">
          <table:table-cell table:style-name="ce232"/>
          <table:table-cell table:style-name="ce237" office:value-type="string">
            <text:p>TEST CASES</text:p>
          </table:table-cell>
          <table:table-cell table:style-name="ce243"/>
          <table:table-cell table:style-name="ce238" table:number-columns-repeated="2"/>
          <table:table-cell table:style-name="ce254"/>
          <table:table-cell table:style-name="ce238" table:number-columns-repeated="3"/>
          <table:table-cell table:style-name="ce257"/>
          <table:table-cell table:style-name="ce238"/>
          <table:table-cell table:style-name="ce261" office:value-type="string">
            <text:p>Passed</text:p>
          </table:table-cell>
          <table:table-cell table:style-name="ce261" table:formula="of:=COUNTIF([.M$7:.M$922];[.$L1])" office:value-type="float" office:value="19">
            <text:p>19</text:p>
          </table:table-cell>
          <table:table-cell table:style-name="ce261" table:formula="of:=COUNTIF([.N$7:.N$922];[.$L1])" office:value-type="float" office:value="19">
            <text:p>19</text:p>
          </table:table-cell>
          <table:table-cell table:style-name="ce261" table:formula="of:=COUNTIF([.O$7:.O$922];[.$L1])" office:value-type="float" office:value="0">
            <text:p>0</text:p>
          </table:table-cell>
          <table:table-cell table:style-name="ce261" table:formula="of:=COUNTIF([.P$7:.P$922];[.$L1])" office:value-type="float" office:value="0">
            <text:p>0</text:p>
          </table:table-cell>
          <table:table-cell table:style-name="ce261" table:formula="of:=COUNTIF([.Q$7:.Q$922];[.$L1])" office:value-type="float" office:value="0">
            <text:p>0</text:p>
          </table:table-cell>
          <table:table-cell table:style-name="ce261" table:formula="of:=COUNTIF([.R$7:.R$922];[.$L1])" office:value-type="float" office:value="0">
            <text:p>0</text:p>
          </table:table-cell>
          <table:table-cell table:style-name="ce261" table:formula="of:=COUNTIF([.S$7:.S$922];[.$L1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32"/>
          <table:table-cell table:style-name="ce238"/>
          <table:table-cell table:style-name="ce244"/>
          <table:table-cell table:style-name="ce238" table:number-columns-repeated="2"/>
          <table:table-cell table:style-name="ce254"/>
          <table:table-cell table:style-name="ce238" table:number-columns-repeated="3"/>
          <table:table-cell table:style-name="ce254"/>
          <table:table-cell table:style-name="ce238"/>
          <table:table-cell table:style-name="ce261" office:value-type="string">
            <text:p>Failed</text:p>
          </table:table-cell>
          <table:table-cell table:style-name="ce261" table:formula="of:=COUNTIF([.M$7:.M$922];[.$L2])" office:value-type="float" office:value="0">
            <text:p>0</text:p>
          </table:table-cell>
          <table:table-cell table:style-name="ce261" table:formula="of:=COUNTIF([.N$7:.N$922];[.$L2])" office:value-type="float" office:value="0">
            <text:p>0</text:p>
          </table:table-cell>
          <table:table-cell table:style-name="ce261" table:formula="of:=COUNTIF([.O$7:.O$922];[.$L2])" office:value-type="float" office:value="0">
            <text:p>0</text:p>
          </table:table-cell>
          <table:table-cell table:style-name="ce261" table:formula="of:=COUNTIF([.P$7:.P$922];[.$L2])" office:value-type="float" office:value="0">
            <text:p>0</text:p>
          </table:table-cell>
          <table:table-cell table:style-name="ce261" table:formula="of:=COUNTIF([.Q$7:.Q$922];[.$L2])" office:value-type="float" office:value="0">
            <text:p>0</text:p>
          </table:table-cell>
          <table:table-cell table:style-name="ce261" table:formula="of:=COUNTIF([.R$7:.R$922];[.$L2])" office:value-type="float" office:value="0">
            <text:p>0</text:p>
          </table:table-cell>
          <table:table-cell table:style-name="ce261" table:formula="of:=COUNTIF([.S$7:.S$922];[.$L2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13">
          <table:table-cell table:style-name="ce232"/>
          <table:table-cell table:style-name="ce239" office:value-type="string">
            <text:p>Function List:</text:p>
          </table:table-cell>
          <table:table-cell table:style-name="ce245" office:value-type="string" table:number-columns-spanned="3" table:number-rows-spanned="1">
            <text:p>Bugs on SOC 1.1.5 for regression test</text:p>
          </table:table-cell>
          <table:covered-table-cell table:style-name="ce248"/>
          <table:covered-table-cell table:style-name="ce251"/>
          <table:table-cell table:style-name="ce254"/>
          <table:table-cell table:style-name="ce255"/>
          <table:table-cell table:style-name="ce256" table:number-columns-repeated="2"/>
          <table:table-cell table:style-name="ce254"/>
          <table:table-cell table:style-name="ce256"/>
          <table:table-cell table:style-name="ce261" office:value-type="string">
            <text:p>Blocked</text:p>
          </table:table-cell>
          <table:table-cell table:style-name="ce261" table:formula="of:=COUNTIF([.M$7:.M$922];[.$L3])" office:value-type="float" office:value="0">
            <text:p>0</text:p>
          </table:table-cell>
          <table:table-cell table:style-name="ce261" table:formula="of:=COUNTIF([.N$7:.N$922];[.$L3])" office:value-type="float" office:value="0">
            <text:p>0</text:p>
          </table:table-cell>
          <table:table-cell table:style-name="ce261" table:formula="of:=COUNTIF([.O$7:.O$922];[.$L3])" office:value-type="float" office:value="0">
            <text:p>0</text:p>
          </table:table-cell>
          <table:table-cell table:style-name="ce261" table:formula="of:=COUNTIF([.P$7:.P$922];[.$L3])" office:value-type="float" office:value="0">
            <text:p>0</text:p>
          </table:table-cell>
          <table:table-cell table:style-name="ce261" table:formula="of:=COUNTIF([.Q$7:.Q$922];[.$L3])" office:value-type="float" office:value="0">
            <text:p>0</text:p>
          </table:table-cell>
          <table:table-cell table:style-name="ce261" table:formula="of:=COUNTIF([.R$7:.R$922];[.$L3])" office:value-type="float" office:value="0">
            <text:p>0</text:p>
          </table:table-cell>
          <table:table-cell table:style-name="ce261" table:formula="of:=COUNTIF([.S$7:.S$922];[.$L3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32"/>
          <table:table-cell table:style-name="ce239" office:value-type="string">
            <text:p>Total Main Cases:</text:p>
          </table:table-cell>
          <table:table-cell table:style-name="ce246" table:formula="of:=MAX([.A7:.A915])" office:value-type="float" office:value="7" table:number-columns-spanned="3" table:number-rows-spanned="1">
            <text:p>7</text:p>
          </table:table-cell>
          <table:covered-table-cell table:style-name="ce248"/>
          <table:covered-table-cell table:style-name="ce251"/>
          <table:table-cell table:style-name="ce254"/>
          <table:table-cell table:style-name="ce255"/>
          <table:table-cell table:style-name="ce256" table:number-columns-repeated="2"/>
          <table:table-cell table:style-name="ce254"/>
          <table:table-cell table:style-name="ce256"/>
          <table:table-cell table:style-name="ce262" office:value-type="string">
            <text:p>Untested</text:p>
          </table:table-cell>
          <table:table-cell table:style-name="ce261" table:formula="of:=COUNTIF([.M$7:.M$922];[.$L4])" office:value-type="float" office:value="0">
            <text:p>0</text:p>
          </table:table-cell>
          <table:table-cell table:style-name="ce261" table:formula="of:=COUNTIF([.N$7:.N$922];[.$L4])" office:value-type="float" office:value="0">
            <text:p>0</text:p>
          </table:table-cell>
          <table:table-cell table:style-name="ce261" table:formula="of:=COUNTIF([.O$7:.O$922];[.$L4])" office:value-type="float" office:value="0">
            <text:p>0</text:p>
          </table:table-cell>
          <table:table-cell table:style-name="ce261" table:formula="of:=COUNTIF([.P$7:.P$922];[.$L4])" office:value-type="float" office:value="0">
            <text:p>0</text:p>
          </table:table-cell>
          <table:table-cell table:style-name="ce261" table:formula="of:=COUNTIF([.Q$7:.Q$922];[.$L4])" office:value-type="float" office:value="0">
            <text:p>0</text:p>
          </table:table-cell>
          <table:table-cell table:style-name="ce261" table:formula="of:=COUNTIF([.R$7:.R$922];[.$L4])" office:value-type="float" office:value="0">
            <text:p>0</text:p>
          </table:table-cell>
          <table:table-cell table:style-name="ce261" table:formula="of:=COUNTIF([.S$7:.S$922];[.$L4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32"/>
          <table:table-cell table:style-name="ce240"/>
          <table:table-cell table:style-name="ce232"/>
          <table:table-cell table:style-name="ce249" table:number-columns-repeated="2"/>
          <table:table-cell table:style-name="ce249" office:value-type="string">
            <text:p><text:s/></text:p>
          </table:table-cell>
          <table:table-cell table:style-name="ce249" table:number-columns-repeated="3"/>
          <table:table-cell table:style-name="ce254"/>
          <table:table-cell table:style-name="ce249"/>
          <table:table-cell table:style-name="ce263" office:value-type="string">
            <text:p>N/A</text:p>
          </table:table-cell>
          <table:table-cell table:style-name="ce261" table:formula="of:=COUNTIF([.M$7:.M$922];[.$L5])" office:value-type="float" office:value="0">
            <text:p>0</text:p>
          </table:table-cell>
          <table:table-cell table:style-name="ce261" table:formula="of:=COUNTIF([.N$7:.N$922];[.$L5])" office:value-type="float" office:value="0">
            <text:p>0</text:p>
          </table:table-cell>
          <table:table-cell table:style-name="ce261" table:formula="of:=COUNTIF([.O$7:.O$922];[.$L5])" office:value-type="float" office:value="0">
            <text:p>0</text:p>
          </table:table-cell>
          <table:table-cell table:style-name="ce261" table:formula="of:=COUNTIF([.P$7:.P$922];[.$L5])" office:value-type="float" office:value="0">
            <text:p>0</text:p>
          </table:table-cell>
          <table:table-cell table:style-name="ce261" table:formula="of:=COUNTIF([.Q$7:.Q$922];[.$L5])" office:value-type="float" office:value="0">
            <text:p>0</text:p>
          </table:table-cell>
          <table:table-cell table:style-name="ce261" table:formula="of:=COUNTIF([.R$7:.R$922];[.$L5])" office:value-type="float" office:value="0">
            <text:p>0</text:p>
          </table:table-cell>
          <table:table-cell table:style-name="ce261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233" office:value-type="string">
            <text:p>Case No</text:p>
          </table:table-cell>
          <table:table-cell table:style-name="ce233" office:value-type="string">
            <text:p>Related function</text:p>
          </table:table-cell>
          <table:table-cell table:style-name="ce233" office:value-type="string">
            <text:p>Case ID</text:p>
          </table:table-cell>
          <table:table-cell table:style-name="ce233" office:value-type="string">
            <text:p>Path</text:p>
          </table:table-cell>
          <table:table-cell table:style-name="ce233" office:value-type="string">
            <text:p>Case Description</text:p>
          </table:table-cell>
          <table:table-cell table:style-name="ce233" office:value-type="string">
            <text:p>Step Description</text:p>
          </table:table-cell>
          <table:table-cell table:style-name="ce233" office:value-type="string">
            <text:p>Steps to produce</text:p>
          </table:table-cell>
          <table:table-cell table:style-name="ce233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269" office:value-type="string">
            <text:p>Link</text:p>
          </table:table-cell>
          <table:table-cell table:style-name="ce269" office:value-type="string">
            <text:p>Bug description</text:p>
          </table:table-cell>
          <table:table-cell table:style-name="ce233" office:value-type="string">
            <text:p>Tester</text:p>
          </table:table-cell>
          <table:table-cell table:style-name="ce264" office:value-type="string">
            <text:p>IE7</text:p>
          </table:table-cell>
          <table:table-cell table:style-name="ce264" office:value-type="string">
            <text:p>FireFox3.5</text:p>
          </table:table-cell>
          <table:table-cell table:style-name="ce264" office:value-type="string">
            <text:p>Comment/Bug</text:p>
          </table:table-cell>
          <table:table-cell table:style-name="ce264" table:number-columns-repeated="4"/>
          <table:table-cell table:style-name="ce265" table:number-columns-repeated="211"/>
          <table:table-cell table:style-name="ce266" table:number-columns-repeated="26"/>
        </table:table-row>
        <table:table-row table:style-name="ro14">
          <table:table-cell table:style-name="ce234" office:value-type="float" office:value="1">
            <text:p>001</text:p>
          </table:table-cell>
          <table:table-cell table:style-name="ce241" office:value-type="string">
            <text:p>REG_PLF305_SOC_001</text:p>
          </table:table-cell>
          <table:table-cell table:style-name="ce247" office:value-type="float" office:value="1">
            <text:p>001</text:p>
          </table:table-cell>
          <table:table-cell table:style-name="ce250" table:formula="of:=[.B7]" office:value-type="string" office:string-value="REG_PLF305_SOC_001">
            <text:p>REG_PLF305_SOC_001</text:p>
          </table:table-cell>
          <table:table-cell table:style-name="ce252" office:value-type="string">
            <text:p>Check the displaying of space in My Space menu</text:p>
          </table:table-cell>
          <table:table-cell table:style-name="ce253" office:value-type="string">
            <text:p>Step 1: Create new space</text:p>
          </table:table-cell>
          <table:table-cell table:style-name="ce253" office:value-type="string">
            <text:p>- Go to /portal/public/intranet</text:p>
            <text:p>- Login by root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53" office:value-type="string">
            <text:p>New space is created successfully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1780</text:p>
            <text:p>CCP-837</text:p>
          </table:table-cell>
          <table:table-cell table:style-name="ce258" office:value-type="string">
            <text:p>Don't update new space on menu</text:p>
          </table:table-cell>
          <table:table-cell table:style-name="ce263" office:value-type="string">
            <text:p>thao.pham</text:p>
          </table:table-cell>
          <table:table-cell table:number-columns-repeated="2" table:style-name="ce263" office:value-type="string">
            <text:p>Passed</text:p>
          </table:table-cell>
          <table:table-cell table:style-name="ce263" table:number-columns-repeated="5"/>
          <table:table-cell table:number-columns-repeated="237"/>
        </table:table-row>
        <table:table-row table:style-name="ro7">
          <table:table-cell table:style-name="ce23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42" office:value-type="string">
            <text:p>REG_PLF305_SOC_001</text:p>
          </table:table-cell>
          <table:table-cell table:style-name="ce23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0" table:formula="of:=[.B8]" office:value-type="string" office:string-value="REG_PLF305_SOC_001">
            <text:p>REG_PLF305_SOC_001</text:p>
          </table:table-cell>
          <table:table-cell table:style-name="ce253" office:value-type="string">
            <text:p>Check the displaying of space in My Space menu</text:p>
          </table:table-cell>
          <table:table-cell table:style-name="ce253" office:value-type="string">
            <text:p>Step 2: Check the displaying of new space</text:p>
          </table:table-cell>
          <table:table-cell table:style-name="ce253" office:value-type="string">
            <text:p>Move mouse on My Spaces</text:p>
          </table:table-cell>
          <table:table-cell table:style-name="ce253" office:value-type="string">
            <text:p>New space is listed on My Spaces menu</text:p>
          </table:table-cell>
          <table:table-cell table:style-name="ce253" office:value-type="string">
            <text:p>Medium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0">
          <table:table-cell table:style-name="ce23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41" office:value-type="string">
            <text:p>REG_PLF305_SOC_002</text:p>
          </table:table-cell>
          <table:table-cell table:style-name="ce235" office:value-type="float" office:value="1">
            <text:p>001</text:p>
          </table:table-cell>
          <table:table-cell table:style-name="ce250" table:formula="of:=[.B9]" office:value-type="string" office:string-value="REG_PLF305_SOC_002">
            <text:p>REG_PLF305_SOC_002</text:p>
          </table:table-cell>
          <table:table-cell table:style-name="ce252" office:value-type="string">
            <text:p>Check activities when change date time</text:p>
          </table:table-cell>
          <table:table-cell table:style-name="ce253" office:value-type="string">
            <text:p>Step 1: Create new space</text:p>
          </table:table-cell>
          <table:table-cell table:style-name="ce253" office:value-type="string">
            <text:p>- Go to /portal/public/intranet</text:p>
            <text:p>- Login by root</text:p>
            <text:p>- Click on<text:span text:style-name="T5"> My Spaces</text:span></text:p>
            <text:p>- Create 2 space: AAA and BBB</text:p>
          </table:table-cell>
          <table:table-cell table:style-name="ce253" office:value-type="string">
            <text:p>New spaces are created successfully</text:p>
          </table:table-cell>
          <table:table-cell table:style-name="ce253" office:value-type="string">
            <text:p>High</text:p>
          </table:table-cell>
          <table:table-cell table:style-name="ce253" office:value-type="string">
            <text:p>SOC-1774</text:p>
            <text:p>CCP-955</text:p>
          </table:table-cell>
          <table:table-cell table:style-name="ce259" office:value-type="string">
            <text:p>Activities of spaces are not well sorted</text:p>
          </table:table-cell>
          <table:table-cell table:style-name="ce253" office:value-type="string">
            <text:p>thao.pham</text:p>
          </table:table-cell>
          <table:table-cell table:style-name="ce253" table:number-columns-repeated="7"/>
          <table:table-cell table:style-name="ce254" table:number-columns-repeated="237"/>
        </table:table-row>
        <table:table-row table:style-name="ro10">
          <table:table-cell table:style-name="ce23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42" office:value-type="string">
            <text:p>REG_PLF305_SOC_002</text:p>
          </table:table-cell>
          <table:table-cell table:style-name="ce23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50" table:formula="of:=[.B10]" office:value-type="string" office:string-value="REG_PLF305_SOC_002">
            <text:p>REG_PLF305_SOC_002</text:p>
          </table:table-cell>
          <table:table-cell table:style-name="ce253" office:value-type="string">
            <text:p>Check activities when change date time</text:p>
          </table:table-cell>
          <table:table-cell table:style-name="ce253" office:value-type="string">
            <text:p>Step 2: Add activities for space</text:p>
          </table:table-cell>
          <table:table-cell table:style-name="ce253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253" office:value-type="string">
            <text:p>Activities are created 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style-name="ce253" table:number-columns-repeated="7"/>
          <table:table-cell table:style-name="ce254" table:number-columns-repeated="237"/>
        </table:table-row>
        <table:table-row table:style-name="ro10">
          <table:table-cell table:style-name="ce23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42" office:value-type="string">
            <text:p>REG_PLF305_SOC_002</text:p>
          </table:table-cell>
          <table:table-cell table:style-name="ce23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50" table:formula="of:=[.B11]" office:value-type="string" office:string-value="REG_PLF305_SOC_002">
            <text:p>REG_PLF305_SOC_002</text:p>
          </table:table-cell>
          <table:table-cell table:style-name="ce253" office:value-type="string">
            <text:p>Check activities when change date time</text:p>
          </table:table-cell>
          <table:table-cell table:style-name="ce253" office:value-type="string">
            <text:p>Step 3: Invite user to space</text:p>
          </table:table-cell>
          <table:table-cell table:style-name="ce253" office:value-type="string">
            <text:p>- Select space AAA</text:p>
            <text:p>- Click on <text:span text:style-name="T5">Space Setting</text:span> tab</text:p>
            <text:p>- Click on <text:span text:style-name="T5">Member</text:span> tab</text:p>
            <text:p>- Invite 1 user to join this space (demo)</text:p>
          </table:table-cell>
          <table:table-cell table:style-name="ce253" office:value-type="string">
            <text:p>Invited user is listed on Invited table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style-name="ce253" table:number-columns-repeated="7"/>
          <table:table-cell table:style-name="ce254" table:number-columns-repeated="237"/>
        </table:table-row>
        <table:table-row table:style-name="ro10">
          <table:table-cell table:style-name="ce23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42" office:value-type="string">
            <text:p>REG_PLF305_SOC_002</text:p>
          </table:table-cell>
          <table:table-cell table:style-name="ce23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50" table:formula="of:=[.B12]" office:value-type="string" office:string-value="REG_PLF305_SOC_002">
            <text:p>REG_PLF305_SOC_002</text:p>
          </table:table-cell>
          <table:table-cell table:style-name="ce253" office:value-type="string">
            <text:p>Check activities when change date time</text:p>
          </table:table-cell>
          <table:table-cell table:style-name="ce253" office:value-type="string">
            <text:p>Step 4: Accept invitation by invited user </text:p>
          </table:table-cell>
          <table:table-cell table:style-name="ce253" office:value-type="string">
            <text:p>- Log in by demo</text:p>
            <text:p>- Select <text:span text:style-name="T5">My Spaces → </text:span><text:span text:style-name="T5">Invitation</text:span></text:p>
            <text:p>- Click on <text:span text:style-name="T5">Accept</text:span> icion to join space</text:p>
            <text:p/>
          </table:table-cell>
          <table:table-cell table:style-name="ce253" office:value-type="string">
            <text:p>The invitation to join space is disappeared. The message “Jack Miller has joined” on space AAA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style-name="ce253" table:number-columns-repeated="7"/>
          <table:table-cell table:style-name="ce254" table:number-columns-repeated="237"/>
        </table:table-row>
        <table:table-row table:style-name="ro7">
          <table:table-cell table:style-name="ce23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42" office:value-type="string">
            <text:p>REG_PLF305_SOC_002</text:p>
          </table:table-cell>
          <table:table-cell table:style-name="ce23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50" table:formula="of:=[.B13]" office:value-type="string" office:string-value="REG_PLF305_SOC_002">
            <text:p>REG_PLF305_SOC_002</text:p>
          </table:table-cell>
          <table:table-cell table:style-name="ce253" office:value-type="string">
            <text:p>Check activities when change date time</text:p>
          </table:table-cell>
          <table:table-cell table:style-name="ce253" office:value-type="string">
            <text:p>Step 5: Add activities by invited user</text:p>
          </table:table-cell>
          <table:table-cell table:style-name="ce253" office:value-type="string">
            <text:p>- Select space AAA</text:p>
            <text:p>- Add some activities </text:p>
          </table:table-cell>
          <table:table-cell table:style-name="ce253" office:value-type="string">
            <text:p>Activities are created by demo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style-name="ce253" table:number-columns-repeated="7"/>
          <table:table-cell table:style-name="ce254" table:number-columns-repeated="237"/>
        </table:table-row>
        <table:table-row table:style-name="ro7">
          <table:table-cell table:style-name="ce23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42" office:value-type="string">
            <text:p>REG_PLF305_SOC_002</text:p>
          </table:table-cell>
          <table:table-cell table:style-name="ce23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50" table:formula="of:=[.B14]" office:value-type="string" office:string-value="REG_PLF305_SOC_002">
            <text:p>REG_PLF305_SOC_002</text:p>
          </table:table-cell>
          <table:table-cell table:style-name="ce253" office:value-type="string">
            <text:p>Check activities when change date time</text:p>
          </table:table-cell>
          <table:table-cell table:style-name="ce253" office:value-type="string">
            <text:p>Step 6: Change date time of server</text:p>
          </table:table-cell>
          <table:table-cell table:style-name="ce253" office:value-type="string">
            <text:p>- Change the date time of your computer</text:p>
            <text:p>- Restart the server</text:p>
          </table:table-cell>
          <table:table-cell table:style-name="ce253" office:value-type="string">
            <text:p>Date time of server is changed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style-name="ce253" table:number-columns-repeated="7"/>
          <table:table-cell table:style-name="ce254" table:number-columns-repeated="237"/>
        </table:table-row>
        <table:table-row table:style-name="ro7">
          <table:table-cell table:style-name="ce23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42" office:value-type="string">
            <text:p>REG_PLF305_SOC_002</text:p>
          </table:table-cell>
          <table:table-cell table:style-name="ce23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50" table:formula="of:=[.B15]" office:value-type="string" office:string-value="REG_PLF305_SOC_002">
            <text:p>REG_PLF305_SOC_002</text:p>
          </table:table-cell>
          <table:table-cell table:style-name="ce253" office:value-type="string">
            <text:p>Check activities when change date time</text:p>
          </table:table-cell>
          <table:table-cell table:style-name="ce253" office:value-type="string">
            <text:p>Step 7: Add comment by invited user</text:p>
          </table:table-cell>
          <table:table-cell table:style-name="ce253" office:value-type="string">
            <text:p>- Log in by demo</text:p>
            <text:p>- Add comments in activites</text:p>
          </table:table-cell>
          <table:table-cell table:style-name="ce253" office:value-type="string">
            <text:p>Comments are added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style-name="ce253" table:number-columns-repeated="7"/>
          <table:table-cell table:style-name="ce254" table:number-columns-repeated="237"/>
        </table:table-row>
        <table:table-row table:style-name="ro7">
          <table:table-cell table:style-name="ce23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42" office:value-type="string">
            <text:p>REG_PLF305_SOC_002</text:p>
          </table:table-cell>
          <table:table-cell table:style-name="ce23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50" table:formula="of:=[.B16]" office:value-type="string" office:string-value="REG_PLF305_SOC_002">
            <text:p>REG_PLF305_SOC_002</text:p>
          </table:table-cell>
          <table:table-cell table:style-name="ce253" office:value-type="string">
            <text:p>Check activities when change date time</text:p>
          </table:table-cell>
          <table:table-cell table:style-name="ce253" office:value-type="string">
            <text:p>Step 8: Check activities after change date time of server</text:p>
          </table:table-cell>
          <table:table-cell table:style-name="ce253" office:value-type="string">
            <text:p>- Refresh browser</text:p>
          </table:table-cell>
          <table:table-cell table:style-name="ce259" office:value-type="string">
            <text:p>Activities of spaces are well sorted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style-name="ce253" table:number-columns-repeated="7"/>
          <table:table-cell table:style-name="ce254" table:number-columns-repeated="237"/>
        </table:table-row>
        <table:table-row table:style-name="ro14">
          <table:table-cell table:style-name="ce23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241" office:value-type="string">
            <text:p>REG_PLF305_SOC_003</text:p>
          </table:table-cell>
          <table:table-cell table:style-name="ce235" office:value-type="float" office:value="1">
            <text:p>001</text:p>
          </table:table-cell>
          <table:table-cell table:style-name="ce250" table:formula="of:=[.B17]" office:value-type="string" office:string-value="REG_PLF305_SOC_003">
            <text:p>REG_PLF305_SOC_003</text:p>
          </table:table-cell>
          <table:table-cell table:style-name="ce252" office:value-type="string">
            <text:p>Check the spelling in French message of connection request</text:p>
          </table:table-cell>
          <table:table-cell table:style-name="ce253" office:value-type="string">
            <text:p>Step 1: Add a contact</text:p>
          </table:table-cell>
          <table:table-cell table:style-name="ce253" office:value-type="string">
            <text:p><text:span text:style-name="T7">- Change the language to </text:span><text:span text:style-name="T7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253" office:value-type="string">
            <text:p>Invitation is sent</text:p>
          </table:table-cell>
          <table:table-cell table:style-name="ce253" office:value-type="string">
            <text:p>Low</text:p>
          </table:table-cell>
          <table:table-cell table:style-name="ce253" office:value-type="string">
            <text:p>SOC-1481</text:p>
            <text:p>CCP-894</text:p>
          </table:table-cell>
          <table:table-cell table:style-name="ce253" office:value-type="string">
            <text:p>The message is : john vous a envoyé une demande de connxion.</text:p>
          </table:table-cell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5">
          <table:table-cell table:style-name="ce23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42" office:value-type="string">
            <text:p>REG_PLF305_SOC_003</text:p>
          </table:table-cell>
          <table:table-cell table:style-name="ce23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50" table:formula="of:=[.B18]" office:value-type="string" office:string-value="REG_PLF305_SOC_003">
            <text:p>REG_PLF305_SOC_003</text:p>
          </table:table-cell>
          <table:table-cell table:style-name="ce253" office:value-type="string">
            <text:p>Check the spelling in French message of connection request</text:p>
          </table:table-cell>
          <table:table-cell table:style-name="ce253" office:value-type="string">
            <text:p>Step 2: Check the invitation</text:p>
          </table:table-cell>
          <table:table-cell table:style-name="ce253" office:value-type="string">
            <text:p>- Log in by Mary</text:p>
            <text:p>- Go to Mes Activités/Mon status</text:p>
          </table:table-cell>
          <table:table-cell table:style-name="ce253" office:value-type="string">
            <text:p>Show message: john vous a envoyé une demande de connexion.</text:p>
          </table:table-cell>
          <table:table-cell table:style-name="ce253" office:value-type="string">
            <text:p>Low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4">
          <table:table-cell table:style-name="ce235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241" office:value-type="string">
            <text:p>REG_PLF305_SOC_004</text:p>
          </table:table-cell>
          <table:table-cell table:style-name="ce235" office:value-type="float" office:value="1">
            <text:p>001</text:p>
          </table:table-cell>
          <table:table-cell table:style-name="ce250" table:formula="of:=[.B19]" office:value-type="string" office:string-value="REG_PLF305_SOC_004">
            <text:p>REG_PLF305_SOC_004</text:p>
          </table:table-cell>
          <table:table-cell table:style-name="ce252" office:value-type="string">
            <text:p>Delete default application on space</text:p>
          </table:table-cell>
          <table:table-cell table:style-name="ce253" office:value-type="string">
            <text:p>Step 1: Create new space</text:p>
          </table:table-cell>
          <table:table-cell table:style-name="ce253" office:value-type="string">
            <text:p>- Go to /portal/public/intranet</text:p>
            <text:p>- Login 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53" office:value-type="string">
            <text:p>New space is created successfully</text:p>
          </table:table-cell>
          <table:table-cell table:style-name="ce253" office:value-type="string">
            <text:p>High</text:p>
          </table:table-cell>
          <table:table-cell table:style-name="ce253" office:value-type="string">
            <text:p>SOC-1460</text:p>
            <text:p>CCP-841</text:p>
          </table:table-cell>
          <table:table-cell table:style-name="ce253" office:value-type="string">
            <text:p>Unknown error</text:p>
          </table:table-cell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4">
          <table:table-cell table:style-name="ce23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42" office:value-type="string">
            <text:p>REG_PLF305_SOC_004</text:p>
          </table:table-cell>
          <table:table-cell table:style-name="ce23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50" table:formula="of:=[.B20]" office:value-type="string" office:string-value="REG_PLF305_SOC_004">
            <text:p>REG_PLF305_SOC_004</text:p>
          </table:table-cell>
          <table:table-cell table:style-name="ce253" office:value-type="string">
            <text:p>Delete default application on space</text:p>
          </table:table-cell>
          <table:table-cell table:style-name="ce253" office:value-type="string">
            <text:p>Step 2: Select new space</text:p>
          </table:table-cell>
          <table:table-cell table:style-name="ce253" office:value-type="string">
            <text:p>- Access new space</text:p>
            <text:p>- Click on <text:span text:style-name="T5">Space Setting</text:span> tab</text:p>
            <text:p>- Click on <text:span text:style-name="T5">Application</text:span></text:p>
            <text:p>- Click <text:span text:style-name="T5">Delete</text:span> icon on default application: calendar, forum, answers...</text:p>
          </table:table-cell>
          <table:table-cell table:style-name="ce253" office:value-type="string">
            <text:p>Application is deleted successfully. It is not listed on the left pane of space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4">
          <table:table-cell table:style-name="ce235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241" office:value-type="string">
            <text:p>REG_PLF305_SOC_005</text:p>
          </table:table-cell>
          <table:table-cell table:style-name="ce235" office:value-type="float" office:value="1">
            <text:p>001</text:p>
          </table:table-cell>
          <table:table-cell table:style-name="ce250" table:formula="of:=[.B21]" office:value-type="string" office:string-value="REG_PLF305_SOC_005">
            <text:p>REG_PLF305_SOC_005</text:p>
          </table:table-cell>
          <table:table-cell table:style-name="ce252" office:value-type="string">
            <text:p>Check avatar of admin in space</text:p>
          </table:table-cell>
          <table:table-cell table:style-name="ce253" office:value-type="string">
            <text:p>Step 1: Create new space</text:p>
          </table:table-cell>
          <table:table-cell table:style-name="ce253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53" office:value-type="string">
            <text:p>New space is created successfully</text:p>
          </table:table-cell>
          <table:table-cell table:style-name="ce253" office:value-type="string">
            <text:p>High</text:p>
          </table:table-cell>
          <table:table-cell table:style-name="ce253" office:value-type="string">
            <text:p>SOC-1406</text:p>
            <text:p>CCP-830</text:p>
          </table:table-cell>
          <table:table-cell table:style-name="ce253" office:value-type="string">
            <text:p>The avatars of all admin are the same</text:p>
          </table:table-cell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5">
          <table:table-cell table:style-name="ce23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42" office:value-type="string">
            <text:p>REG_PLF305_SOC_005</text:p>
          </table:table-cell>
          <table:table-cell table:style-name="ce23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50" table:formula="of:=[.B22]" office:value-type="string" office:string-value="REG_PLF305_SOC_005">
            <text:p>REG_PLF305_SOC_005</text:p>
          </table:table-cell>
          <table:table-cell table:style-name="ce253" office:value-type="string">
            <text:p>Check avatar of admin in space</text:p>
          </table:table-cell>
          <table:table-cell table:style-name="ce253" office:value-type="string">
            <text:p>Step 2: Invite users to space</text:p>
          </table:table-cell>
          <table:table-cell table:style-name="ce253" office:value-type="string">
            <text:p>- Select new space</text:p>
            <text:p>- Invite user to join this space:demo</text:p>
            <text:p/>
          </table:table-cell>
          <table:table-cell table:style-name="ce253" office:value-type="string">
            <text:p>Users are listed on Invited table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0">
          <table:table-cell table:style-name="ce23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42" office:value-type="string">
            <text:p>REG_PLF305_SOC_005</text:p>
          </table:table-cell>
          <table:table-cell table:style-name="ce23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50" table:formula="of:=[.B23]" office:value-type="string" office:string-value="REG_PLF305_SOC_005">
            <text:p>REG_PLF305_SOC_005</text:p>
          </table:table-cell>
          <table:table-cell table:style-name="ce253" office:value-type="string">
            <text:p>Check avatar of admin in space</text:p>
          </table:table-cell>
          <table:table-cell table:style-name="ce253" office:value-type="string">
            <text:p>Step 3: Accept the invitation</text:p>
          </table:table-cell>
          <table:table-cell table:style-name="ce253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253" office:value-type="string">
            <text:p>The invitation to join space is disappeared. </text:p>
          </table:table-cell>
          <table:table-cell table:style-name="ce253" office:value-type="string">
            <text:p>High</text:p>
          </table:table-cell>
          <table:table-cell table:style-name="ce253" office:value-type="string">
            <text:p><text:s/></text:p>
          </table:table-cell>
          <table:table-cell table:style-name="ce253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4">
          <table:table-cell table:style-name="ce23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42" office:value-type="string">
            <text:p>REG_PLF305_SOC_005</text:p>
          </table:table-cell>
          <table:table-cell table:style-name="ce23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50" table:formula="of:=[.B24]" office:value-type="string" office:string-value="REG_PLF305_SOC_005">
            <text:p>REG_PLF305_SOC_005</text:p>
          </table:table-cell>
          <table:table-cell table:style-name="ce253" office:value-type="string">
            <text:p>Check avatar of admin in space</text:p>
          </table:table-cell>
          <table:table-cell table:style-name="ce253" office:value-type="string">
            <text:p>Step 4: Approve user to admin of space</text:p>
          </table:table-cell>
          <table:table-cell table:style-name="ce253" office:value-type="string">
            <text:p>- Login by john</text:p>
            <text:p>- Select new space</text:p>
            <text:p>- Click on <text:span text:style-name="T5">Space Setting</text:span> →<text:span text:style-name="T5"> </text:span><text:span text:style-name="T5">Member</text:span></text:p>
            <text:p><text:span text:style-name="T6">- Click on </text:span><text:span text:style-name="T5">Make Leader</text:span><text:span text:style-name="T6"> icon </text:span><text:span text:style-name="T6">on invited user</text:span></text:p>
          </table:table-cell>
          <table:table-cell table:style-name="ce253" office:value-type="string">
            <text:p>Invited user become the admin of this space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29">
          <table:table-cell table:style-name="ce23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42" office:value-type="string">
            <text:p>REG_PLF305_SOC_005</text:p>
          </table:table-cell>
          <table:table-cell table:style-name="ce23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250" table:formula="of:=[.B25]" office:value-type="string" office:string-value="REG_PLF305_SOC_005">
            <text:p>REG_PLF305_SOC_005</text:p>
          </table:table-cell>
          <table:table-cell table:style-name="ce253" office:value-type="string">
            <text:p>Check avatar of admin in space</text:p>
          </table:table-cell>
          <table:table-cell table:style-name="ce253" office:value-type="string">
            <text:p>Step 5: Add avatar for space creator</text:p>
          </table:table-cell>
          <table:table-cell table:style-name="ce253" office:value-type="string">
            <text:p>- Login by john</text:p>
            <text:p>- Move mouse to user's name at the top-right and select<text:span text:style-name="T5"> My </text:span><text:span text:style-name="T5">Profile</text:span></text:p>
            <text:p><text:span text:style-name="T6">- Click on Change Avatar link</text:span></text:p>
            <text:p><text:span text:style-name="T6">- Browse an image file and </text:span><text:span text:style-name="T6">click on Confirm button </text:span></text:p>
          </table:table-cell>
          <table:table-cell table:style-name="ce253" office:value-type="string">
            <text:p>Space creator has new avatar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24">
          <table:table-cell table:style-name="ce23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42" office:value-type="string">
            <text:p>REG_PLF305_SOC_005</text:p>
          </table:table-cell>
          <table:table-cell table:style-name="ce23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50" table:formula="of:=[.B26]" office:value-type="string" office:string-value="REG_PLF305_SOC_005">
            <text:p>REG_PLF305_SOC_005</text:p>
          </table:table-cell>
          <table:table-cell table:style-name="ce253" office:value-type="string">
            <text:p>Check avatar of admin in space</text:p>
          </table:table-cell>
          <table:table-cell table:style-name="ce253" office:value-type="string">
            <text:p>Step 6: Change avatar of </text:p>
          </table:table-cell>
          <table:table-cell table:style-name="ce253" office:value-type="string">
            <text:p>- Log in by demo</text:p>
            <text:p><text:span text:style-name="T7">- Move mouse to user's name </text:span><text:span text:style-name="T7">at the top-right and select</text:span><text:span text:style-name="T8"> My </text:span><text:span text:style-name="T8">Profile</text:span></text:p>
            <text:p><text:span text:style-name="T9">- Click on Change Avatar link</text:span></text:p>
            <text:p><text:span text:style-name="T9">- Browse an image file (not the </text:span><text:span text:style-name="T9">same with space creator) and </text:span><text:span text:style-name="T9">click on Confirm button </text:span></text:p>
          </table:table-cell>
          <table:table-cell table:style-name="ce253" office:value-type="string">
            <text:p>Demo has new avatar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7">
          <table:table-cell table:style-name="ce23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42" office:value-type="string">
            <text:p>REG_PLF305_SOC_005</text:p>
          </table:table-cell>
          <table:table-cell table:style-name="ce23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250" table:formula="of:=[.B27]" office:value-type="string" office:string-value="REG_PLF305_SOC_005">
            <text:p>REG_PLF305_SOC_005</text:p>
          </table:table-cell>
          <table:table-cell table:style-name="ce253" office:value-type="string">
            <text:p>Check avatar of admin in space</text:p>
          </table:table-cell>
          <table:table-cell table:style-name="ce253" office:value-type="string">
            <text:p>Step 7: Check the displaying of admin's avatar</text:p>
          </table:table-cell>
          <table:table-cell table:style-name="ce253" office:value-type="string">
            <text:p>Select new space</text:p>
          </table:table-cell>
          <table:table-cell table:style-name="ce253" office:value-type="string">
            <text:p>Avatar of admins in space is difference</text:p>
          </table:table-cell>
          <table:table-cell table:style-name="ce253" office:value-type="string">
            <text:p>High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4">
          <table:table-cell table:style-name="ce235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241" office:value-type="string">
            <text:p>REG_PLF305_SOC_006</text:p>
          </table:table-cell>
          <table:table-cell table:style-name="ce235" office:value-type="float" office:value="1">
            <text:p>001</text:p>
          </table:table-cell>
          <table:table-cell table:style-name="ce250" table:formula="of:=[.B28]" office:value-type="string" office:string-value="REG_PLF305_SOC_006">
            <text:p>REG_PLF305_SOC_006</text:p>
          </table:table-cell>
          <table:table-cell table:style-name="ce252" office:value-type="string">
            <text:p>Check Space setting tab by user is non-moderator</text:p>
          </table:table-cell>
          <table:table-cell table:style-name="ce253" office:value-type="string">
            <text:p>Step 1: Create new space</text:p>
          </table:table-cell>
          <table:table-cell table:style-name="ce253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53" office:value-type="string">
            <text:p>New space is created successfully</text:p>
          </table:table-cell>
          <table:table-cell table:style-name="ce253" office:value-type="string">
            <text:p>Medium</text:p>
          </table:table-cell>
          <table:table-cell table:style-name="ce253" office:value-type="string">
            <text:p>SOC-1575</text:p>
            <text:p>CCP-831</text:p>
          </table:table-cell>
          <table:table-cell table:style-name="ce253" office:value-type="string">
            <text:p>Normal user can see space setting tab</text:p>
          </table:table-cell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5">
          <table:table-cell table:style-name="ce23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42" office:value-type="string">
            <text:p>REG_PLF305_SOC_006</text:p>
          </table:table-cell>
          <table:table-cell table:style-name="ce23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250" table:formula="of:=[.B29]" office:value-type="string" office:string-value="REG_PLF305_SOC_006">
            <text:p>REG_PLF305_SOC_006</text:p>
          </table:table-cell>
          <table:table-cell table:style-name="ce253" office:value-type="string">
            <text:p>Check Space setting tab by user is non-moderator</text:p>
          </table:table-cell>
          <table:table-cell table:style-name="ce253" office:value-type="string">
            <text:p>Step 2: Invite users to space</text:p>
          </table:table-cell>
          <table:table-cell table:style-name="ce253" office:value-type="string">
            <text:p>- Select new space</text:p>
            <text:p>- Invite user to join this space:demo</text:p>
            <text:p/>
          </table:table-cell>
          <table:table-cell table:style-name="ce253" office:value-type="string">
            <text:p>Users are listed on Invited table</text:p>
          </table:table-cell>
          <table:table-cell table:style-name="ce253" office:value-type="string">
            <text:p>Medium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10">
          <table:table-cell table:style-name="ce23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42" office:value-type="string">
            <text:p>REG_PLF305_SOC_006</text:p>
          </table:table-cell>
          <table:table-cell table:style-name="ce23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50" table:formula="of:=[.B30]" office:value-type="string" office:string-value="REG_PLF305_SOC_006">
            <text:p>REG_PLF305_SOC_006</text:p>
          </table:table-cell>
          <table:table-cell table:style-name="ce253" office:value-type="string">
            <text:p>Check Space setting tab by user is non-moderator</text:p>
          </table:table-cell>
          <table:table-cell table:style-name="ce253" office:value-type="string">
            <text:p>Step 3: Accept the invitation</text:p>
          </table:table-cell>
          <table:table-cell table:style-name="ce253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253" office:value-type="string">
            <text:p>The invitation to join space is disappeared. </text:p>
          </table:table-cell>
          <table:table-cell table:style-name="ce253" office:value-type="string">
            <text:p>Medium</text:p>
          </table:table-cell>
          <table:table-cell table:style-name="ce253" table:number-columns-repeated="2"/>
          <table:table-cell table:style-name="ce253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53" table:number-columns-repeated="5"/>
          <table:table-cell table:style-name="ce254" table:number-columns-repeated="237"/>
        </table:table-row>
        <table:table-row table:style-name="ro7">
          <table:table-cell table:style-name="ce23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42" office:value-type="string">
            <text:p>REG_PLF305_SOC_006</text:p>
          </table:table-cell>
          <table:table-cell table:style-name="ce23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50" table:formula="of:=[.B31]" office:value-type="string" office:string-value="REG_PLF305_SOC_006">
            <text:p>REG_PLF305_SOC_006</text:p>
          </table:table-cell>
          <table:table-cell table:style-name="ce253" office:value-type="string">
            <text:p>Check Space setting tab by user is non-moderator</text:p>
          </table:table-cell>
          <table:table-cell table:style-name="ce268" office:value-type="string">
            <text:p>Step 4: Check the displaying of Space</text:p>
          </table:table-cell>
          <table:table-cell table:style-name="ce268" office:value-type="string">
            <text:p>- Still log in with demo</text:p>
            <text:p>- Select new space</text:p>
          </table:table-cell>
          <table:table-cell table:style-name="ce268" office:value-type="string">
            <text:p>Space Setting tab is not displayed</text:p>
          </table:table-cell>
          <table:table-cell table:style-name="ce253" office:value-type="string">
            <text:p>Medium</text:p>
          </table:table-cell>
          <table:table-cell table:style-name="ce253" table:number-columns-repeated="2"/>
          <table:table-cell table:style-name="ce268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68"/>
          <table:table-cell table:style-name="ce215" table:number-columns-repeated="4"/>
          <table:table-cell table:number-columns-repeated="237"/>
        </table:table-row>
        <table:table-row table:style-name="ro14">
          <table:table-cell table:style-name="ce235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241" office:value-type="string">
            <text:p>REG_PLF305_SOC_007</text:p>
          </table:table-cell>
          <table:table-cell table:style-name="ce235" office:value-type="float" office:value="1">
            <text:p>001</text:p>
          </table:table-cell>
          <table:table-cell table:style-name="ce250" table:formula="of:=[.B32]" office:value-type="string" office:string-value="REG_PLF305_SOC_007">
            <text:p>REG_PLF305_SOC_007</text:p>
          </table:table-cell>
          <table:table-cell table:style-name="ce267" office:value-type="string">
            <text:p>Share link while add activity</text:p>
          </table:table-cell>
          <table:table-cell table:style-name="ce253" office:value-type="string">
            <text:p>Step 1: Create new space</text:p>
          </table:table-cell>
          <table:table-cell table:style-name="ce253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253" office:value-type="string">
            <text:p>New space is created successfully</text:p>
          </table:table-cell>
          <table:table-cell table:style-name="ce268" office:value-type="string">
            <text:p>High</text:p>
          </table:table-cell>
          <table:table-cell table:style-name="ce253" office:value-type="string">
            <text:p>SOC-1581</text:p>
            <text:p>CCP-849</text:p>
          </table:table-cell>
          <table:table-cell table:style-name="ce259" office:value-type="string">
            <text:p>Unable to share links when clicking attach button</text:p>
          </table:table-cell>
          <table:table-cell table:style-name="ce268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68"/>
          <table:table-cell table:style-name="ce215" table:number-columns-repeated="4"/>
          <table:table-cell table:number-columns-repeated="237"/>
        </table:table-row>
        <table:table-row table:style-name="ro14">
          <table:table-cell table:style-name="ce23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42" office:value-type="string">
            <text:p>REG_PLF305_SOC_007</text:p>
          </table:table-cell>
          <table:table-cell table:style-name="ce23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50" table:formula="of:=[.B33]" office:value-type="string" office:string-value="REG_PLF305_SOC_007">
            <text:p>REG_PLF305_SOC_007</text:p>
          </table:table-cell>
          <table:table-cell table:style-name="ce268" office:value-type="string">
            <text:p>Share link while add activity</text:p>
          </table:table-cell>
          <table:table-cell table:style-name="ce268" office:value-type="string">
            <text:p>Step 2: Share link while add activity</text:p>
          </table:table-cell>
          <table:table-cell table:style-name="ce26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268" office:value-type="string">
            <text:p>Link is shared</text:p>
          </table:table-cell>
          <table:table-cell table:style-name="ce268" office:value-type="string">
            <text:p>High</text:p>
          </table:table-cell>
          <table:table-cell table:style-name="ce253" table:number-columns-repeated="2"/>
          <table:table-cell table:style-name="ce268" office:value-type="string">
            <text:p>thao.pham</text:p>
          </table:table-cell>
          <table:table-cell table:number-columns-repeated="2" table:style-name="ce253" office:value-type="string">
            <text:p>Passed</text:p>
          </table:table-cell>
          <table:table-cell table:style-name="ce268"/>
          <table:table-cell table:style-name="ce215" table:number-columns-repeated="4"/>
          <table:table-cell table:number-columns-repeated="237"/>
        </table:table-row>
        <table:table-row table:style-name="ro9" table:number-rows-repeated="43">
          <table:table-cell table:style-name="ce236" table:number-columns-repeated="9"/>
          <table:table-cell table:style-name="ce254" table:number-columns-repeated="2"/>
          <table:table-cell table:style-name="ce236" table:number-columns-repeated="245"/>
        </table:table-row>
        <table:table-row table:style-name="ro9" table:number-rows-repeated="11">
          <table:table-cell table:style-name="ce198" table:number-columns-repeated="256"/>
        </table:table-row>
        <table:table-row table:style-name="ro9" table:number-rows-repeated="104848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5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8" table:number-columns-repeated="248" table:default-cell-style-name="Default"/>
        <table:table-row table:style-name="ro9">
          <table:table-cell table:style-name="ce270"/>
          <table:table-cell table:style-name="ce237" office:value-type="string">
            <text:p>TEST CASES</text:p>
          </table:table-cell>
          <table:table-cell table:style-name="ce275"/>
          <table:table-cell table:style-name="ce238" table:number-columns-repeated="2"/>
          <table:table-cell table:style-name="ce279"/>
          <table:table-cell table:style-name="ce238" table:number-columns-repeated="3"/>
          <table:table-cell table:style-name="ce257"/>
          <table:table-cell table:style-name="ce280"/>
          <table:table-cell table:style-name="ce261" office:value-type="string">
            <text:p>Passed</text:p>
          </table:table-cell>
          <table:table-cell table:style-name="ce261" table:formula="of:=COUNTIF([.M$7:.M$922];[.$L1])" office:value-type="float" office:value="0">
            <text:p>0</text:p>
          </table:table-cell>
          <table:table-cell table:style-name="ce261" table:formula="of:=COUNTIF([.N$7:.N$922];[.$L1])" office:value-type="float" office:value="0">
            <text:p>0</text:p>
          </table:table-cell>
          <table:table-cell table:style-name="ce261" table:formula="of:=COUNTIF([.O$7:.O$922];[.$L1])" office:value-type="float" office:value="0">
            <text:p>0</text:p>
          </table:table-cell>
          <table:table-cell table:style-name="ce261" table:formula="of:=COUNTIF([.P$7:.P$922];[.$L1])" office:value-type="float" office:value="0">
            <text:p>0</text:p>
          </table:table-cell>
          <table:table-cell table:style-name="ce261" table:formula="of:=COUNTIF([.Q$7:.Q$922];[.$L1])" office:value-type="float" office:value="0">
            <text:p>0</text:p>
          </table:table-cell>
          <table:table-cell table:style-name="ce261" table:formula="of:=COUNTIF([.R$7:.R$922];[.$L1])" office:value-type="float" office:value="0">
            <text:p>0</text:p>
          </table:table-cell>
          <table:table-cell table:style-name="ce261" table:formula="of:=COUNTIF([.S$7:.S$922];[.$L1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38"/>
          <table:table-cell table:style-name="ce244"/>
          <table:table-cell table:style-name="ce238" table:number-columns-repeated="2"/>
          <table:table-cell table:style-name="ce279"/>
          <table:table-cell table:style-name="ce238" table:number-columns-repeated="3"/>
          <table:table-cell/>
          <table:table-cell table:style-name="ce280"/>
          <table:table-cell table:style-name="ce261" office:value-type="string">
            <text:p>Failed</text:p>
          </table:table-cell>
          <table:table-cell table:style-name="ce261" table:formula="of:=COUNTIF([.M$7:.M$922];[.$L2])" office:value-type="float" office:value="0">
            <text:p>0</text:p>
          </table:table-cell>
          <table:table-cell table:style-name="ce261" table:formula="of:=COUNTIF([.N$7:.N$922];[.$L2])" office:value-type="float" office:value="0">
            <text:p>0</text:p>
          </table:table-cell>
          <table:table-cell table:style-name="ce261" table:formula="of:=COUNTIF([.O$7:.O$922];[.$L2])" office:value-type="float" office:value="0">
            <text:p>0</text:p>
          </table:table-cell>
          <table:table-cell table:style-name="ce261" table:formula="of:=COUNTIF([.P$7:.P$922];[.$L2])" office:value-type="float" office:value="0">
            <text:p>0</text:p>
          </table:table-cell>
          <table:table-cell table:style-name="ce261" table:formula="of:=COUNTIF([.Q$7:.Q$922];[.$L2])" office:value-type="float" office:value="0">
            <text:p>0</text:p>
          </table:table-cell>
          <table:table-cell table:style-name="ce261" table:formula="of:=COUNTIF([.R$7:.R$922];[.$L2])" office:value-type="float" office:value="0">
            <text:p>0</text:p>
          </table:table-cell>
          <table:table-cell table:style-name="ce261" table:formula="of:=COUNTIF([.S$7:.S$922];[.$L2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13">
          <table:table-cell table:style-name="ce270"/>
          <table:table-cell table:style-name="ce273" office:value-type="string">
            <text:p>Function List:</text:p>
          </table:table-cell>
          <table:table-cell table:style-name="ce245" office:value-type="string" table:number-columns-spanned="3" table:number-rows-spanned="1">
            <text:p>Bugs on SOC 1.1.6 for regression test</text:p>
          </table:table-cell>
          <table:covered-table-cell table:style-name="ce248"/>
          <table:covered-table-cell table:style-name="ce251"/>
          <table:table-cell table:style-name="ce279"/>
          <table:table-cell table:style-name="ce255"/>
          <table:table-cell table:style-name="ce256" table:number-columns-repeated="2"/>
          <table:table-cell/>
          <table:table-cell table:style-name="ce281"/>
          <table:table-cell table:style-name="ce261" office:value-type="string">
            <text:p>Blocked</text:p>
          </table:table-cell>
          <table:table-cell table:style-name="ce261" table:formula="of:=COUNTIF([.M$7:.M$922];[.$L3])" office:value-type="float" office:value="0">
            <text:p>0</text:p>
          </table:table-cell>
          <table:table-cell table:style-name="ce261" table:formula="of:=COUNTIF([.N$7:.N$922];[.$L3])" office:value-type="float" office:value="0">
            <text:p>0</text:p>
          </table:table-cell>
          <table:table-cell table:style-name="ce261" table:formula="of:=COUNTIF([.O$7:.O$922];[.$L3])" office:value-type="float" office:value="0">
            <text:p>0</text:p>
          </table:table-cell>
          <table:table-cell table:style-name="ce261" table:formula="of:=COUNTIF([.P$7:.P$922];[.$L3])" office:value-type="float" office:value="0">
            <text:p>0</text:p>
          </table:table-cell>
          <table:table-cell table:style-name="ce261" table:formula="of:=COUNTIF([.Q$7:.Q$922];[.$L3])" office:value-type="float" office:value="0">
            <text:p>0</text:p>
          </table:table-cell>
          <table:table-cell table:style-name="ce261" table:formula="of:=COUNTIF([.R$7:.R$922];[.$L3])" office:value-type="float" office:value="0">
            <text:p>0</text:p>
          </table:table-cell>
          <table:table-cell table:style-name="ce261" table:formula="of:=COUNTIF([.S$7:.S$922];[.$L3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73" office:value-type="string">
            <text:p>Total Main Cases:</text:p>
          </table:table-cell>
          <table:table-cell table:style-name="ce246" table:formula="of:=MAX([.A7:.A904])" office:value-type="float" office:value="3" table:number-columns-spanned="3" table:number-rows-spanned="1">
            <text:p>3</text:p>
          </table:table-cell>
          <table:covered-table-cell table:style-name="ce248"/>
          <table:covered-table-cell table:style-name="ce251"/>
          <table:table-cell table:style-name="ce279"/>
          <table:table-cell table:style-name="ce255"/>
          <table:table-cell table:style-name="ce256" table:number-columns-repeated="2"/>
          <table:table-cell/>
          <table:table-cell table:style-name="ce281"/>
          <table:table-cell table:style-name="ce262" office:value-type="string">
            <text:p>Untested</text:p>
          </table:table-cell>
          <table:table-cell table:style-name="ce261" table:formula="of:=COUNTIF([.M$7:.M$922];[.$L4])" office:value-type="float" office:value="0">
            <text:p>0</text:p>
          </table:table-cell>
          <table:table-cell table:style-name="ce261" table:formula="of:=COUNTIF([.N$7:.N$922];[.$L4])" office:value-type="float" office:value="0">
            <text:p>0</text:p>
          </table:table-cell>
          <table:table-cell table:style-name="ce261" table:formula="of:=COUNTIF([.O$7:.O$922];[.$L4])" office:value-type="float" office:value="0">
            <text:p>0</text:p>
          </table:table-cell>
          <table:table-cell table:style-name="ce261" table:formula="of:=COUNTIF([.P$7:.P$922];[.$L4])" office:value-type="float" office:value="0">
            <text:p>0</text:p>
          </table:table-cell>
          <table:table-cell table:style-name="ce261" table:formula="of:=COUNTIF([.Q$7:.Q$922];[.$L4])" office:value-type="float" office:value="0">
            <text:p>0</text:p>
          </table:table-cell>
          <table:table-cell table:style-name="ce261" table:formula="of:=COUNTIF([.R$7:.R$922];[.$L4])" office:value-type="float" office:value="0">
            <text:p>0</text:p>
          </table:table-cell>
          <table:table-cell table:style-name="ce261" table:formula="of:=COUNTIF([.S$7:.S$922];[.$L4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74"/>
          <table:table-cell table:style-name="ce270"/>
          <table:table-cell table:style-name="ce277" table:number-columns-repeated="2"/>
          <table:table-cell table:style-name="ce277" office:value-type="string">
            <text:p><text:s/></text:p>
          </table:table-cell>
          <table:table-cell table:style-name="ce277" table:number-columns-repeated="3"/>
          <table:table-cell/>
          <table:table-cell table:style-name="ce282"/>
          <table:table-cell table:style-name="ce215" office:value-type="string">
            <text:p>N/A</text:p>
          </table:table-cell>
          <table:table-cell table:style-name="ce261" table:formula="of:=COUNTIF([.M$7:.M$922];[.$L5])" office:value-type="float" office:value="0">
            <text:p>0</text:p>
          </table:table-cell>
          <table:table-cell table:style-name="ce261" table:formula="of:=COUNTIF([.N$7:.N$922];[.$L5])" office:value-type="float" office:value="0">
            <text:p>0</text:p>
          </table:table-cell>
          <table:table-cell table:style-name="ce261" table:formula="of:=COUNTIF([.O$7:.O$922];[.$L5])" office:value-type="float" office:value="0">
            <text:p>0</text:p>
          </table:table-cell>
          <table:table-cell table:style-name="ce261" table:formula="of:=COUNTIF([.P$7:.P$922];[.$L5])" office:value-type="float" office:value="0">
            <text:p>0</text:p>
          </table:table-cell>
          <table:table-cell table:style-name="ce261" table:formula="of:=COUNTIF([.Q$7:.Q$922];[.$L5])" office:value-type="float" office:value="0">
            <text:p>0</text:p>
          </table:table-cell>
          <table:table-cell table:style-name="ce261" table:formula="of:=COUNTIF([.R$7:.R$922];[.$L5])" office:value-type="float" office:value="0">
            <text:p>0</text:p>
          </table:table-cell>
          <table:table-cell table:style-name="ce261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8">
          <table:table-cell table:style-name="ce233" office:value-type="string">
            <text:p>Case No</text:p>
          </table:table-cell>
          <table:table-cell table:style-name="ce233" office:value-type="string">
            <text:p>Related function</text:p>
          </table:table-cell>
          <table:table-cell table:style-name="ce233" office:value-type="string">
            <text:p>Case ID</text:p>
          </table:table-cell>
          <table:table-cell table:style-name="ce233" office:value-type="string">
            <text:p>Path</text:p>
          </table:table-cell>
          <table:table-cell table:style-name="ce233" office:value-type="string">
            <text:p>Case Description</text:p>
          </table:table-cell>
          <table:table-cell table:style-name="ce233" office:value-type="string">
            <text:p>Step Description</text:p>
          </table:table-cell>
          <table:table-cell table:style-name="ce233" office:value-type="string">
            <text:p>Steps to produce</text:p>
          </table:table-cell>
          <table:table-cell table:style-name="ce233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233" office:value-type="string">
            <text:p>Link</text:p>
          </table:table-cell>
          <table:table-cell table:style-name="ce283" office:value-type="string">
            <text:p>Bug description</text:p>
          </table:table-cell>
          <table:table-cell table:style-name="ce233" office:value-type="string">
            <text:p>Tester</text:p>
          </table:table-cell>
          <table:table-cell table:style-name="ce264" office:value-type="string">
            <text:p>IE7</text:p>
          </table:table-cell>
          <table:table-cell table:style-name="ce264" office:value-type="string">
            <text:p>FireFox3.5</text:p>
          </table:table-cell>
          <table:table-cell table:style-name="ce264" office:value-type="string">
            <text:p>Comment/Bug</text:p>
          </table:table-cell>
          <table:table-cell table:style-name="ce264" table:number-columns-repeated="4"/>
          <table:table-cell table:style-name="ce286" table:number-columns-repeated="211"/>
          <table:table-cell table:style-name="ce270" table:number-columns-repeated="26"/>
        </table:table-row>
        <table:table-row table:style-name="ro15">
          <table:table-cell table:style-name="ce271" office:value-type="float" office:value="1">
            <text:p>001</text:p>
          </table:table-cell>
          <table:table-cell table:style-name="ce241" office:value-type="string">
            <text:p>REG_PLF306_SOC_001</text:p>
          </table:table-cell>
          <table:table-cell table:style-name="ce276" office:value-type="float" office:value="1">
            <text:p>001</text:p>
          </table:table-cell>
          <table:table-cell table:style-name="ce278" table:formula="of:=[.B7]" office:value-type="string" office:string-value="REG_PLF306_SOC_001">
            <text:p>REG_PLF306_SOC_001</text:p>
          </table:table-cell>
          <table:table-cell table:style-name="ce252" office:value-type="string">
            <text:p>Check activities after delete connection</text:p>
          </table:table-cell>
          <table:table-cell table:style-name="ce253" office:value-type="string">
            <text:p>Step 1: Create activities by demo</text:p>
          </table:table-cell>
          <table:table-cell table:style-name="ce253" office:value-type="string">
            <text:p>- Go to intranet portal</text:p>
            <text:p>- Login as demo</text:p>
            <text:p>- Create some activities </text:p>
          </table:table-cell>
          <table:table-cell table:style-name="ce253" office:value-type="string">
            <text:p>Activities is created successfully</text:p>
          </table:table-cell>
          <table:table-cell table:style-name="ce253" office:value-type="string">
            <text:p>High</text:p>
          </table:table-cell>
          <table:table-cell table:style-name="ce250" office:value-type="string">
            <text:p>SOC-1733</text:p>
            <text:p>CCP-927</text:p>
          </table:table-cell>
          <table:table-cell table:style-name="ce284" office:value-type="string">
            <text:p>Error when go to My activities</text:p>
          </table:table-cell>
          <table:table-cell table:style-name="ce215" table:number-columns-repeated="8"/>
          <table:table-cell table:number-columns-repeated="237"/>
        </table:table-row>
        <table:table-row table:style-name="ro10">
          <table:table-cell table:style-name="ce2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42" office:value-type="string">
            <text:p>REG_PLF306_SOC_001</text:p>
          </table:table-cell>
          <table:table-cell table:style-name="ce27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0" table:formula="of:=[.B8]" office:value-type="string" office:string-value="REG_PLF306_SOC_001">
            <text:p>REG_PLF306_SOC_001</text:p>
          </table:table-cell>
          <table:table-cell table:style-name="ce253" office:value-type="string">
            <text:p>Check activities after delete connection</text:p>
          </table:table-cell>
          <table:table-cell table:style-name="ce253" office:value-type="string">
            <text:p>Step 2: Connect with demo by mary</text:p>
          </table:table-cell>
          <table:table-cell table:style-name="ce253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253" office:value-type="string">
            <text:p>Waiting for demo accept connection</text:p>
          </table:table-cell>
          <table:table-cell table:style-name="ce253" office:value-type="string">
            <text:p>High</text:p>
          </table:table-cell>
          <table:table-cell table:style-name="ce253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14">
          <table:table-cell table:style-name="ce27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42" office:value-type="string">
            <text:p>REG_PLF306_SOC_001</text:p>
          </table:table-cell>
          <table:table-cell table:style-name="ce27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50" table:formula="of:=[.B9]" office:value-type="string" office:string-value="REG_PLF306_SOC_001">
            <text:p>REG_PLF306_SOC_001</text:p>
          </table:table-cell>
          <table:table-cell table:style-name="ce253" office:value-type="string">
            <text:p>Check activities after delete connection</text:p>
          </table:table-cell>
          <table:table-cell table:style-name="ce253" office:value-type="string">
            <text:p>Step 3: Demo accept connection</text:p>
          </table:table-cell>
          <table:table-cell table:style-name="ce253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253" office:value-type="string">
            <text:p>A message is shown: Jack Miller is now connected with Mary Williams. </text:p>
          </table:table-cell>
          <table:table-cell table:style-name="ce253" office:value-type="string">
            <text:p>High</text:p>
          </table:table-cell>
          <table:table-cell table:style-name="ce253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10">
          <table:table-cell table:style-name="ce27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42" office:value-type="string">
            <text:p>REG_PLF306_SOC_001</text:p>
          </table:table-cell>
          <table:table-cell table:style-name="ce27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50" table:formula="of:=[.B10]" office:value-type="string" office:string-value="REG_PLF306_SOC_001">
            <text:p>REG_PLF306_SOC_001</text:p>
          </table:table-cell>
          <table:table-cell table:style-name="ce253" office:value-type="string">
            <text:p>Check activities after delete connection</text:p>
          </table:table-cell>
          <table:table-cell table:style-name="ce253" office:value-type="string">
            <text:p>Step 4: Delete user</text:p>
          </table:table-cell>
          <table:table-cell table:style-name="ce253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253" office:value-type="string">
            <text:p>Mary is deleted</text:p>
          </table:table-cell>
          <table:table-cell table:style-name="ce253" office:value-type="string">
            <text:p>High</text:p>
          </table:table-cell>
          <table:table-cell table:style-name="ce253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7">
          <table:table-cell table:style-name="ce27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42" office:value-type="string">
            <text:p>REG_PLF306_SOC_001</text:p>
          </table:table-cell>
          <table:table-cell table:style-name="ce27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50" table:formula="of:=[.B11]" office:value-type="string" office:string-value="REG_PLF306_SOC_001">
            <text:p>REG_PLF306_SOC_001</text:p>
          </table:table-cell>
          <table:table-cell table:style-name="ce253" office:value-type="string">
            <text:p>Check activities after delete connection</text:p>
          </table:table-cell>
          <table:table-cell table:style-name="ce253" office:value-type="string">
            <text:p>Step 5: Check activities</text:p>
          </table:table-cell>
          <table:table-cell table:style-name="ce253" office:value-type="string">
            <text:p>- Login as demo</text:p>
            <text:p>- Select My activities</text:p>
          </table:table-cell>
          <table:table-cell table:style-name="ce253" office:value-type="string">
            <text:p>No exception</text:p>
          </table:table-cell>
          <table:table-cell table:style-name="ce253" office:value-type="string">
            <text:p>High</text:p>
          </table:table-cell>
          <table:table-cell table:style-name="ce253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24">
          <table:table-cell table:style-name="ce272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41" office:value-type="string">
            <text:p>REG_PLF306_SOC_002</text:p>
          </table:table-cell>
          <table:table-cell table:style-name="ce272" office:value-type="float" office:value="1">
            <text:p>001</text:p>
          </table:table-cell>
          <table:table-cell table:style-name="ce250" table:formula="of:=[.B12]" office:value-type="string" office:string-value="REG_PLF306_SOC_002">
            <text:p>REG_PLF306_SOC_002</text:p>
          </table:table-cell>
          <table:table-cell table:style-name="ce252" office:value-type="string">
            <text:p>Access space has the same name with page at the root path</text:p>
          </table:table-cell>
          <table:table-cell table:style-name="ce253" office:value-type="string">
            <text:p>Step 1: Create a page at the root path</text:p>
          </table:table-cell>
          <table:table-cell table:style-name="ce253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253" office:value-type="string">
            <text:p>New page named Test is created successfully</text:p>
          </table:table-cell>
          <table:table-cell table:style-name="ce253" office:value-type="string">
            <text:p>High</text:p>
          </table:table-cell>
          <table:table-cell table:style-name="ce253" office:value-type="string">
            <text:p>SOC-1753</text:p>
            <text:p>CCP-938</text:p>
          </table:table-cell>
          <table:table-cell table:style-name="ce284" office:value-type="string">
            <text:p>Space is created successfully. When access the space, content of page is shown</text:p>
          </table:table-cell>
          <table:table-cell table:style-name="ce259" office:value-type="string">
            <text:p><text:s/>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7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42" office:value-type="string">
            <text:p>REG_PLF306_SOC_002</text:p>
          </table:table-cell>
          <table:table-cell table:style-name="ce27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50" table:formula="of:=[.B13]" office:value-type="string" office:string-value="REG_PLF306_SOC_002">
            <text:p>REG_PLF306_SOC_002</text:p>
          </table:table-cell>
          <table:table-cell table:style-name="ce253" office:value-type="string">
            <text:p>Access space has the same name with page at the root path</text:p>
          </table:table-cell>
          <table:table-cell table:style-name="ce253" office:value-type="string">
            <text:p>Step 2: Create new space has the same name with page above</text:p>
          </table:table-cell>
          <table:table-cell table:style-name="ce253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253" office:value-type="string">
            <text:p>Show message alert that you can not create a space has the same name with page in the same destination</text:p>
          </table:table-cell>
          <table:table-cell table:style-name="ce253" office:value-type="string">
            <text:p>High</text:p>
          </table:table-cell>
          <table:table-cell table:style-name="ce253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10">
          <table:table-cell table:style-name="ce27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42" office:value-type="string">
            <text:p>REG_PLF306_SOC_002</text:p>
          </table:table-cell>
          <table:table-cell table:style-name="ce27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50" table:formula="of:=[.B14]" office:value-type="string" office:string-value="REG_PLF306_SOC_002">
            <text:p>REG_PLF306_SOC_002</text:p>
          </table:table-cell>
          <table:table-cell table:style-name="ce252" office:value-type="string">
            <text:p>Access page has the same name with space </text:p>
          </table:table-cell>
          <table:table-cell table:style-name="ce253" office:value-type="string">
            <text:p>Step 1: Create a space</text:p>
          </table:table-cell>
          <table:table-cell table:style-name="ce253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253" office:value-type="string">
            <text:p>Space is created successfully</text:p>
          </table:table-cell>
          <table:table-cell table:style-name="ce253" office:value-type="string">
            <text:p>High</text:p>
          </table:table-cell>
          <table:table-cell table:style-name="ce253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29">
          <table:table-cell table:style-name="ce27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42" office:value-type="string">
            <text:p>REG_PLF306_SOC_002</text:p>
          </table:table-cell>
          <table:table-cell table:style-name="ce27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50" table:formula="of:=[.B15]" office:value-type="string" office:string-value="REG_PLF306_SOC_002">
            <text:p>REG_PLF306_SOC_002</text:p>
          </table:table-cell>
          <table:table-cell table:style-name="ce253" office:value-type="string">
            <text:p>Access page has the same name with space </text:p>
          </table:table-cell>
          <table:table-cell table:style-name="ce253" office:value-type="string">
            <text:p>Step 2: Create new page in the root path has the same name with space</text:p>
          </table:table-cell>
          <table:table-cell table:style-name="ce253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253" office:value-type="string">
            <text:p>Show message alert that you can not create a page has the same name with space</text:p>
          </table:table-cell>
          <table:table-cell table:style-name="ce253" office:value-type="string">
            <text:p>High</text:p>
          </table:table-cell>
          <table:table-cell table:style-name="ce253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9" table:number-rows-repeated="3">
          <table:table-cell table:style-name="ce236" table:number-columns-repeated="10"/>
          <table:table-cell table:style-name="ce285"/>
          <table:table-cell table:number-columns-repeated="245"/>
        </table:table-row>
        <table:table-row table:style-name="ro9" table:number-rows-repeated="11">
          <table:table-cell table:style-name="ce198" table:number-columns-repeated="10"/>
          <table:table-cell table:style-name="ce285"/>
          <table:table-cell table:number-columns-repeated="245"/>
        </table:table-row>
        <table:table-row table:style-name="ro9" table:number-rows-repeated="11">
          <table:table-cell table:style-name="ce198" table:number-columns-repeated="256"/>
        </table:table-row>
        <table:table-row table:style-name="ro9" table:number-rows-repeated="104853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7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column table:style-name="co35" table:default-cell-style-name="Default"/>
        <table:table-column table:style-name="co8" table:number-columns-repeated="245" table:default-cell-style-name="Default"/>
        <table:table-row table:style-name="ro9">
          <table:table-cell table:style-name="ce270"/>
          <table:table-cell table:style-name="ce288" office:value-type="string">
            <text:p>TEST CASES</text:p>
          </table:table-cell>
          <table:table-cell table:style-name="ce292"/>
          <table:table-cell table:style-name="ce296" table:number-columns-repeated="2"/>
          <table:table-cell table:style-name="ce279"/>
          <table:table-cell table:style-name="ce238" table:number-columns-repeated="3"/>
          <table:table-cell table:style-name="ce257"/>
          <table:table-cell table:style-name="ce280"/>
          <table:table-cell table:style-name="ce261" office:value-type="string">
            <text:p>Passed</text:p>
          </table:table-cell>
          <table:table-cell table:style-name="ce261" table:formula="of:=COUNTIF([.M$7:.M$922];[.$L1])" office:value-type="float" office:value="0">
            <text:p>0</text:p>
          </table:table-cell>
          <table:table-cell table:style-name="ce261" table:formula="of:=COUNTIF([.N$7:.N$922];[.$L1])" office:value-type="float" office:value="0">
            <text:p>0</text:p>
          </table:table-cell>
          <table:table-cell table:style-name="ce261" table:formula="of:=COUNTIF([.O$7:.O$922];[.$L1])" office:value-type="float" office:value="0">
            <text:p>0</text:p>
          </table:table-cell>
          <table:table-cell table:style-name="ce261" table:formula="of:=COUNTIF([.P$7:.P$922];[.$L1])" office:value-type="float" office:value="0">
            <text:p>0</text:p>
          </table:table-cell>
          <table:table-cell table:style-name="ce261" table:formula="of:=COUNTIF([.Q$7:.Q$922];[.$L1])" office:value-type="float" office:value="0">
            <text:p>0</text:p>
          </table:table-cell>
          <table:table-cell table:style-name="ce261" table:formula="of:=COUNTIF([.R$7:.R$922];[.$L1])" office:value-type="float" office:value="0">
            <text:p>0</text:p>
          </table:table-cell>
          <table:table-cell table:style-name="ce261" table:formula="of:=COUNTIF([.S$7:.S$922];[.$L1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89"/>
          <table:table-cell table:style-name="ce293"/>
          <table:table-cell table:style-name="ce296" table:number-columns-repeated="2"/>
          <table:table-cell table:style-name="ce279"/>
          <table:table-cell table:style-name="ce238" table:number-columns-repeated="3"/>
          <table:table-cell table:style-name="ce159"/>
          <table:table-cell table:style-name="ce280"/>
          <table:table-cell table:style-name="ce261" office:value-type="string">
            <text:p>Failed</text:p>
          </table:table-cell>
          <table:table-cell table:style-name="ce261" table:formula="of:=COUNTIF([.M$7:.M$922];[.$L2])" office:value-type="float" office:value="0">
            <text:p>0</text:p>
          </table:table-cell>
          <table:table-cell table:style-name="ce261" table:formula="of:=COUNTIF([.N$7:.N$922];[.$L2])" office:value-type="float" office:value="0">
            <text:p>0</text:p>
          </table:table-cell>
          <table:table-cell table:style-name="ce261" table:formula="of:=COUNTIF([.O$7:.O$922];[.$L2])" office:value-type="float" office:value="0">
            <text:p>0</text:p>
          </table:table-cell>
          <table:table-cell table:style-name="ce261" table:formula="of:=COUNTIF([.P$7:.P$922];[.$L2])" office:value-type="float" office:value="0">
            <text:p>0</text:p>
          </table:table-cell>
          <table:table-cell table:style-name="ce261" table:formula="of:=COUNTIF([.Q$7:.Q$922];[.$L2])" office:value-type="float" office:value="0">
            <text:p>0</text:p>
          </table:table-cell>
          <table:table-cell table:style-name="ce261" table:formula="of:=COUNTIF([.R$7:.R$922];[.$L2])" office:value-type="float" office:value="0">
            <text:p>0</text:p>
          </table:table-cell>
          <table:table-cell table:style-name="ce261" table:formula="of:=COUNTIF([.S$7:.S$922];[.$L2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13">
          <table:table-cell table:style-name="ce270"/>
          <table:table-cell table:style-name="ce290" office:value-type="string">
            <text:p>Function List:</text:p>
          </table:table-cell>
          <table:table-cell table:style-name="ce294" office:value-type="string" table:number-columns-spanned="3" table:number-rows-spanned="1">
            <text:p>Bugs on SOC 1.1.7 for regression test</text:p>
          </table:table-cell>
          <table:covered-table-cell table:style-name="ce297"/>
          <table:covered-table-cell table:style-name="ce298"/>
          <table:table-cell table:style-name="ce279"/>
          <table:table-cell table:style-name="ce255"/>
          <table:table-cell table:style-name="ce256" table:number-columns-repeated="2"/>
          <table:table-cell table:style-name="ce159"/>
          <table:table-cell table:style-name="ce281"/>
          <table:table-cell table:style-name="ce261" office:value-type="string">
            <text:p>Blocked</text:p>
          </table:table-cell>
          <table:table-cell table:style-name="ce261" table:formula="of:=COUNTIF([.M$7:.M$922];[.$L3])" office:value-type="float" office:value="0">
            <text:p>0</text:p>
          </table:table-cell>
          <table:table-cell table:style-name="ce261" table:formula="of:=COUNTIF([.N$7:.N$922];[.$L3])" office:value-type="float" office:value="0">
            <text:p>0</text:p>
          </table:table-cell>
          <table:table-cell table:style-name="ce261" table:formula="of:=COUNTIF([.O$7:.O$922];[.$L3])" office:value-type="float" office:value="0">
            <text:p>0</text:p>
          </table:table-cell>
          <table:table-cell table:style-name="ce261" table:formula="of:=COUNTIF([.P$7:.P$922];[.$L3])" office:value-type="float" office:value="0">
            <text:p>0</text:p>
          </table:table-cell>
          <table:table-cell table:style-name="ce261" table:formula="of:=COUNTIF([.Q$7:.Q$922];[.$L3])" office:value-type="float" office:value="0">
            <text:p>0</text:p>
          </table:table-cell>
          <table:table-cell table:style-name="ce261" table:formula="of:=COUNTIF([.R$7:.R$922];[.$L3])" office:value-type="float" office:value="0">
            <text:p>0</text:p>
          </table:table-cell>
          <table:table-cell table:style-name="ce261" table:formula="of:=COUNTIF([.S$7:.S$922];[.$L3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91" office:value-type="string">
            <text:p>Total Main Cases:</text:p>
          </table:table-cell>
          <table:table-cell table:style-name="ce295" table:formula="of:=MAX([.A7:.A905])" office:value-type="float" office:value="2" table:number-columns-spanned="3" table:number-rows-spanned="1">
            <text:p>2</text:p>
          </table:table-cell>
          <table:covered-table-cell table:style-name="ce297"/>
          <table:covered-table-cell table:style-name="ce298"/>
          <table:table-cell table:style-name="ce279"/>
          <table:table-cell table:style-name="ce255"/>
          <table:table-cell table:style-name="ce256" table:number-columns-repeated="2"/>
          <table:table-cell table:style-name="ce159"/>
          <table:table-cell table:style-name="ce281"/>
          <table:table-cell table:style-name="ce262" office:value-type="string">
            <text:p>Untested</text:p>
          </table:table-cell>
          <table:table-cell table:style-name="ce261" table:formula="of:=COUNTIF([.M$7:.M$922];[.$L4])" office:value-type="float" office:value="0">
            <text:p>0</text:p>
          </table:table-cell>
          <table:table-cell table:style-name="ce261" table:formula="of:=COUNTIF([.N$7:.N$922];[.$L4])" office:value-type="float" office:value="0">
            <text:p>0</text:p>
          </table:table-cell>
          <table:table-cell table:style-name="ce261" table:formula="of:=COUNTIF([.O$7:.O$922];[.$L4])" office:value-type="float" office:value="0">
            <text:p>0</text:p>
          </table:table-cell>
          <table:table-cell table:style-name="ce261" table:formula="of:=COUNTIF([.P$7:.P$922];[.$L4])" office:value-type="float" office:value="0">
            <text:p>0</text:p>
          </table:table-cell>
          <table:table-cell table:style-name="ce261" table:formula="of:=COUNTIF([.Q$7:.Q$922];[.$L4])" office:value-type="float" office:value="0">
            <text:p>0</text:p>
          </table:table-cell>
          <table:table-cell table:style-name="ce261" table:formula="of:=COUNTIF([.R$7:.R$922];[.$L4])" office:value-type="float" office:value="0">
            <text:p>0</text:p>
          </table:table-cell>
          <table:table-cell table:style-name="ce261" table:formula="of:=COUNTIF([.S$7:.S$922];[.$L4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74"/>
          <table:table-cell table:style-name="ce270"/>
          <table:table-cell table:style-name="ce277" table:number-columns-repeated="2"/>
          <table:table-cell table:style-name="ce277" office:value-type="string">
            <text:p><text:s/></text:p>
          </table:table-cell>
          <table:table-cell table:style-name="ce277" table:number-columns-repeated="3"/>
          <table:table-cell table:style-name="ce159"/>
          <table:table-cell table:style-name="ce282"/>
          <table:table-cell table:style-name="ce262" office:value-type="string">
            <text:p>N/A</text:p>
          </table:table-cell>
          <table:table-cell table:style-name="ce261" table:formula="of:=COUNTIF([.M$7:.M$922];[.$L5])" office:value-type="float" office:value="0">
            <text:p>0</text:p>
          </table:table-cell>
          <table:table-cell table:style-name="ce261" table:formula="of:=COUNTIF([.N$7:.N$922];[.$L5])" office:value-type="float" office:value="0">
            <text:p>0</text:p>
          </table:table-cell>
          <table:table-cell table:style-name="ce261" table:formula="of:=COUNTIF([.O$7:.O$922];[.$L5])" office:value-type="float" office:value="0">
            <text:p>0</text:p>
          </table:table-cell>
          <table:table-cell table:style-name="ce261" table:formula="of:=COUNTIF([.P$7:.P$922];[.$L5])" office:value-type="float" office:value="0">
            <text:p>0</text:p>
          </table:table-cell>
          <table:table-cell table:style-name="ce261" table:formula="of:=COUNTIF([.Q$7:.Q$922];[.$L5])" office:value-type="float" office:value="0">
            <text:p>0</text:p>
          </table:table-cell>
          <table:table-cell table:style-name="ce261" table:formula="of:=COUNTIF([.R$7:.R$922];[.$L5])" office:value-type="float" office:value="0">
            <text:p>0</text:p>
          </table:table-cell>
          <table:table-cell table:style-name="ce261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233" office:value-type="string">
            <text:p>Case No</text:p>
          </table:table-cell>
          <table:table-cell table:style-name="ce233" office:value-type="string">
            <text:p>Related function</text:p>
          </table:table-cell>
          <table:table-cell table:style-name="ce233" office:value-type="string">
            <text:p>Case ID</text:p>
          </table:table-cell>
          <table:table-cell table:style-name="ce233" office:value-type="string">
            <text:p>Path</text:p>
          </table:table-cell>
          <table:table-cell table:style-name="ce233" office:value-type="string">
            <text:p>Case Description</text:p>
          </table:table-cell>
          <table:table-cell table:style-name="ce233" office:value-type="string">
            <text:p>Step Description</text:p>
          </table:table-cell>
          <table:table-cell table:style-name="ce233" office:value-type="string">
            <text:p>Steps to produce</text:p>
          </table:table-cell>
          <table:table-cell table:style-name="ce233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233" office:value-type="string">
            <text:p>Link</text:p>
          </table:table-cell>
          <table:table-cell table:style-name="ce233" office:value-type="string">
            <text:p>Bug description</text:p>
          </table:table-cell>
          <table:table-cell table:style-name="ce233" office:value-type="string">
            <text:p>Tester</text:p>
          </table:table-cell>
          <table:table-cell table:style-name="ce264" office:value-type="string">
            <text:p>IE7</text:p>
          </table:table-cell>
          <table:table-cell table:style-name="ce264" office:value-type="string">
            <text:p>FireFox3.5</text:p>
          </table:table-cell>
          <table:table-cell table:style-name="ce264" office:value-type="string">
            <text:p>Comment/Bug</text:p>
          </table:table-cell>
          <table:table-cell table:style-name="ce264" table:number-columns-repeated="4"/>
          <table:table-cell table:style-name="ce286" table:number-columns-repeated="211"/>
          <table:table-cell table:style-name="ce270" table:number-columns-repeated="26"/>
        </table:table-row>
        <table:table-row table:style-name="ro29">
          <table:table-cell table:style-name="ce271" office:value-type="float" office:value="1">
            <text:p>001</text:p>
          </table:table-cell>
          <table:table-cell table:style-name="ce241" office:value-type="string">
            <text:p>REG_PLF307_SOC_001</text:p>
          </table:table-cell>
          <table:table-cell table:style-name="ce276" office:value-type="float" office:value="1">
            <text:p>001</text:p>
          </table:table-cell>
          <table:table-cell table:style-name="ce278" table:formula="of:=[.B7]" office:value-type="string" office:string-value="REG_PLF307_SOC_001">
            <text:p>REG_PLF307_SOC_001</text:p>
          </table:table-cell>
          <table:table-cell table:style-name="ce252" office:value-type="string">
            <text:p>Check intranet Homepage after change language into French</text:p>
          </table:table-cell>
          <table:table-cell table:style-name="ce253" office:value-type="string">
            <text:p>Step 1: Check Homepage</text:p>
          </table:table-cell>
          <table:table-cell table:style-name="ce253" office:value-type="string">
            <text:p>- Go to intranet portal</text:p>
            <text:p>- Login as demo</text:p>
            <text:p>- Move mouse to <text:span text:style-name="T5">Jack Miller</text:span></text:p>
            <text:p>- Click <text:span text:style-name="T5">Change Language </text:span></text:p>
            <text:p>- Select <text:span text:style-name="T5">French</text:span><text:span text:style-name="T6"> &gt;</text:span><text:span text:style-name="T5"> </text:span><text:span text:style-name="T6">click button</text:span><text:span text:style-name="T5"> </text:span><text:span text:style-name="T5">Apply</text:span></text:p>
          </table:table-cell>
          <table:table-cell table:style-name="ce253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 office:value-type="string">
            <text:p>Some labels of Contact View, User Activities are not translated to french</text:p>
          </table:table-cell>
          <table:table-cell table:style-name="ce301" office:value-type="string">
            <text:p>thao.pham</text:p>
          </table:table-cell>
          <table:table-cell table:style-name="ce301" table:number-columns-repeated="7"/>
          <table:table-cell table:number-columns-repeated="237"/>
        </table:table-row>
        <table:table-row table:style-name="ro14">
          <table:table-cell table:style-name="ce2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42" office:value-type="string">
            <text:p>REG_PLF307_SOC_001</text:p>
          </table:table-cell>
          <table:table-cell table:style-name="ce28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0" table:formula="of:=[.B8]" office:value-type="string" office:string-value="REG_PLF307_SOC_001">
            <text:p>REG_PLF307_SOC_001</text:p>
          </table:table-cell>
          <table:table-cell table:style-name="ce253" office:value-type="string">
            <text:p>Check My Activities after change language into French</text:p>
          </table:table-cell>
          <table:table-cell table:style-name="ce299" office:value-type="string">
            <text:p>Step 2: Check My Activities </text:p>
          </table:table-cell>
          <table:table-cell table:style-name="ce299" office:value-type="string">
            <text:p><text:span text:style-name="T10">- Move mouse to </text:span><text:span text:style-name="T11">Jack Miller</text:span></text:p>
            <text:p><text:span text:style-name="T12">- Click </text:span><text:span text:style-name="T11">My Activities</text:span></text:p>
          </table:table-cell>
          <table:table-cell table:style-name="ce299" office:value-type="string">
            <text:p><text:span text:style-name="T10">- My Activities page is well </text:span><text:span text:style-name="T10">translated in French</text:span></text:p>
            <text:p><text:span text:style-name="T10"><text:s text:c="2"/></text:span><text:span text:style-name="T10">+ Button Connections is Mes </text:span><text:span text:style-name="T10">connexions</text:span></text:p>
            <text:p><text:s text:c="2"/>+ Button Spaces is Mes espaces</text:p>
            <text:p><text:s text:c="2"/>+ Button My Status is Mon statut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 office:value-type="string">
            <text:p>Some labels of Space, Space Settings, Space Navigation, Add Contact, Find People are not translated to French</text:p>
          </table:table-cell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29">
          <table:table-cell table:style-name="ce2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42" office:value-type="string">
            <text:p>REG_PLF307_SOC_001</text:p>
          </table:table-cell>
          <table:table-cell table:style-name="ce28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50" table:formula="of:=[.B9]" office:value-type="string" office:string-value="REG_PLF307_SOC_001">
            <text:p>REG_PLF307_SOC_001</text:p>
          </table:table-cell>
          <table:table-cell table:style-name="ce253" office:value-type="string">
            <text:p>Check Find People after change language into French</text:p>
          </table:table-cell>
          <table:table-cell table:style-name="ce299" office:value-type="string">
            <text:p>Step 3: Check Find People</text:p>
          </table:table-cell>
          <table:table-cell table:style-name="ce299" office:value-type="string">
            <text:p><text:span text:style-name="T10">- Move mouse to </text:span><text:span text:style-name="T11">Jack Miller</text:span></text:p>
            <text:p><text:span text:style-name="T10">- Click on </text:span><text:span text:style-name="T11">Find People</text:span></text:p>
            <text:p><text:span text:style-name="T10">- Click on </text:span><text:span text:style-name="T11">M</text:span><text:span text:style-name="T10"> character</text:span></text:p>
            <text:p><text:span text:style-name="T10">- Click on </text:span><text:span text:style-name="T11">Mary Williams</text:span></text:p>
          </table:table-cell>
          <table:table-cell table:style-name="ce299" office:value-type="string">
            <text:p><text:span text:style-name="T10">- Find People page is well </text:span><text:span text:style-name="T10">translated in French</text:span></text:p>
            <text:p><text:span text:style-name="T10"><text:s text:c="2"/></text:span><text:span text:style-name="T10">+ All is Tous</text:span></text:p>
            <text:p><text:span text:style-name="T10"><text:s text:c="2"/></text:span><text:span text:style-name="T10">+ Gender is Sexe</text:span></text:p>
            <text:p><text:span text:style-name="T10">- Activities page is well </text:span><text:span text:style-name="T10">translated in French</text:span></text:p>
            <text:p><text:span text:style-name="T10"><text:s text:c="2"/></text:span><text:span text:style-name="T10">+ <text:s/>User Activities is Les </text:span><text:span text:style-name="T10">activités d'utilisateur</text:span></text:p>
            <text:p><text:span text:style-name="T10"><text:s text:c="2"/></text:span><text:span text:style-name="T10">+ Display a line "Il n'y a </text:span><text:span text:style-name="T10">aucune activité."</text:span>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42" office:value-type="string">
            <text:p>REG_PLF307_SOC_001</text:p>
          </table:table-cell>
          <table:table-cell table:style-name="ce28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50" table:formula="of:=[.B10]" office:value-type="string" office:string-value="REG_PLF307_SOC_001">
            <text:p>REG_PLF307_SOC_001</text:p>
          </table:table-cell>
          <table:table-cell table:style-name="ce253" office:value-type="string">
            <text:p>Check Profile after change language into French</text:p>
          </table:table-cell>
          <table:table-cell table:style-name="ce299" office:value-type="string">
            <text:p>Step 4: Check Profile</text:p>
          </table:table-cell>
          <table:table-cell table:style-name="ce253" office:value-type="string">
            <text:p><text:span text:style-name="T6">- Click on </text:span><text:span text:style-name="T5">Profil </text:span><text:span text:style-name="T6">of Mary </text:span><text:span text:style-name="T6">Williams</text:span></text:p>
          </table:table-cell>
          <table:table-cell table:style-name="ce253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4">
          <table:table-cell table:style-name="ce2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42" office:value-type="string">
            <text:p>REG_PLF307_SOC_001</text:p>
          </table:table-cell>
          <table:table-cell table:style-name="ce28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50" table:formula="of:=[.B11]" office:value-type="string" office:string-value="REG_PLF307_SOC_001">
            <text:p>REG_PLF307_SOC_001</text:p>
          </table:table-cell>
          <table:table-cell table:style-name="ce253" office:value-type="string">
            <text:p>Check Contacts after change language into French</text:p>
          </table:table-cell>
          <table:table-cell table:style-name="ce299" office:value-type="string">
            <text:p>Step 5: Check Connections</text:p>
          </table:table-cell>
          <table:table-cell table:style-name="ce253" office:value-type="string">
            <text:p>- Click on <text:span text:style-name="T5">Contacts</text:span><text:span text:style-name="T6"> of Mary </text:span><text:span text:style-name="T6">Williams</text:span></text:p>
          </table:table-cell>
          <table:table-cell table:style-name="ce29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10"><text:s text:c="2"/></text:span><text:span text:style-name="T10">+ Gender is Sexe</text:span>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29">
          <table:table-cell table:style-name="ce28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41" office:value-type="string">
            <text:p>REG_PLF307_SOC_002</text:p>
          </table:table-cell>
          <table:table-cell table:style-name="ce287" office:value-type="float" office:value="1">
            <text:p>001</text:p>
          </table:table-cell>
          <table:table-cell table:style-name="ce278" table:formula="of:=[.B12]" office:value-type="string" office:string-value="REG_PLF307_SOC_002">
            <text:p>REG_PLF307_SOC_002</text:p>
          </table:table-cell>
          <table:table-cell table:style-name="ce252" office:value-type="string">
            <text:p>Check displaying of space's information after change language into French</text:p>
          </table:table-cell>
          <table:table-cell table:style-name="ce299" office:value-type="string">
            <text:p>Step 1: Create a Space</text:p>
          </table:table-cell>
          <table:table-cell table:style-name="ce253" office:value-type="string">
            <text:p>- Login as demo</text:p>
            <text:p>- Click <text:span text:style-name="T5">My Spaces &gt; Find </text:span><text:span text:style-name="T5">Spaces</text:span></text:p>
            <text:p><text:span text:style-name="T6">- Click </text:span><text:span text:style-name="T5">Add New Spaces</text:span></text:p>
            <text:p><text:span text:style-name="T6">- Input valid all value with </text:span><text:span text:style-name="T6">name is Space1</text:span></text:p>
            <text:p><text:span text:style-name="T6">- Click </text:span><text:span text:style-name="T5">Save</text:span></text:p>
          </table:table-cell>
          <table:table-cell table:style-name="ce253" office:value-type="string">
            <text:p>- Space1 is created and shown in Space lists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42" office:value-type="string">
            <text:p>REG_PLF307_SOC_002</text:p>
          </table:table-cell>
          <table:table-cell table:style-name="ce28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50" table:formula="of:=[.B13]" office:value-type="string" office:string-value="REG_PLF307_SOC_002">
            <text:p>REG_PLF307_SOC_002</text:p>
          </table:table-cell>
          <table:table-cell table:style-name="ce253" office:value-type="string">
            <text:p>Check displaying of space's information after change language into French</text:p>
          </table:table-cell>
          <table:table-cell table:style-name="ce299" office:value-type="string">
            <text:p>Step 2: Change Language</text:p>
          </table:table-cell>
          <table:table-cell table:style-name="ce299" office:value-type="string">
            <text:p><text:span text:style-name="T10">- Move mouse to </text:span><text:span text:style-name="T11">Jack Miller</text:span></text:p>
            <text:p><text:span text:style-name="T10">- Click </text:span><text:span text:style-name="T11">Change Language </text:span></text:p>
            <text:p><text:span text:style-name="T10">- Select </text:span><text:span text:style-name="T11">French</text:span><text:span text:style-name="T14"> &gt;</text:span><text:span text:style-name="T11"> </text:span><text:span text:style-name="T14">click button</text:span><text:span text:style-name="T11"> </text:span><text:span text:style-name="T11">Apply</text:span></text:p>
          </table:table-cell>
          <table:table-cell table:style-name="ce253" office:value-type="string">
            <text:p>- Language is set into French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5">
          <table:table-cell table:style-name="ce287"/>
          <table:table-cell table:style-name="ce242" office:value-type="string">
            <text:p>REG_PLF307_SOC_002</text:p>
          </table:table-cell>
          <table:table-cell table:style-name="ce28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50" table:formula="of:=[.B14]" office:value-type="string" office:string-value="REG_PLF307_SOC_002">
            <text:p>REG_PLF307_SOC_002</text:p>
          </table:table-cell>
          <table:table-cell table:style-name="ce253" office:value-type="string">
            <text:p>Check displaying of space's information after change language into French</text:p>
          </table:table-cell>
          <table:table-cell table:style-name="ce299" office:value-type="string">
            <text:p>Step 3: Check Find Space</text:p>
          </table:table-cell>
          <table:table-cell table:style-name="ce253" office:value-type="string">
            <text:p>- Click on <text:span text:style-name="T5">Trouver des </text:span><text:span text:style-name="T5">Espaces</text:span></text:p>
          </table:table-cell>
          <table:table-cell table:style-name="ce253" office:value-type="string">
            <text:p>- Find Space page is well translated in French</text:p>
            <text:p>- Spaces Found is Espaces trouvés</text:p>
          </table:table-cell>
          <table:table-cell table:style-name="ce253" office:value-type="string">
            <text:p>Medium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8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242" office:value-type="string">
            <text:p>REG_PLF307_SOC_002</text:p>
          </table:table-cell>
          <table:table-cell table:style-name="ce287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250" table:formula="of:=[.B15]" office:value-type="string" office:string-value="REG_PLF307_SOC_002">
            <text:p>REG_PLF307_SOC_002</text:p>
          </table:table-cell>
          <table:table-cell table:style-name="ce253" office:value-type="string">
            <text:p>Check displaying of space's information after change language into French</text:p>
          </table:table-cell>
          <table:table-cell table:style-name="ce299" office:value-type="string">
            <text:p>Step 4: Check Like</text:p>
          </table:table-cell>
          <table:table-cell table:style-name="ce253" office:value-type="string">
            <text:p>- Click on <text:span text:style-name="T5">Space1</text:span> in Space list</text:p>
            <text:p>- Click on <text:span text:style-name="T5">J'aime</text:span> of demo's post</text:p>
            <text:p>- Click on <text:span text:style-name="T5">J'aime</text:span> of mary's post</text:p>
          </table:table-cell>
          <table:table-cell table:style-name="ce253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42" office:value-type="string">
            <text:p>REG_PLF307_SOC_002</text:p>
          </table:table-cell>
          <table:table-cell table:style-name="ce28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50" table:formula="of:=[.B16]" office:value-type="string" office:string-value="REG_PLF307_SOC_002">
            <text:p>REG_PLF307_SOC_002</text:p>
          </table:table-cell>
          <table:table-cell table:style-name="ce253" office:value-type="string">
            <text:p>Check displaying of space's information after change language into French</text:p>
          </table:table-cell>
          <table:table-cell table:style-name="ce299" office:value-type="string">
            <text:p>Step 5: Check Settings</text:p>
          </table:table-cell>
          <table:table-cell table:style-name="ce253" office:value-type="string">
            <text:p>- Click on <text:span text:style-name="T5">Space Settings</text:span></text:p>
          </table:table-cell>
          <table:table-cell table:style-name="ce253" office:value-type="string">
            <text:p>- <text:span text:style-name="T6">Settings</text:span> page is well translated in French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29">
          <table:table-cell table:style-name="ce28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42" office:value-type="string">
            <text:p>REG_PLF307_SOC_002</text:p>
          </table:table-cell>
          <table:table-cell table:style-name="ce28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250" table:formula="of:=[.B17]" office:value-type="string" office:string-value="REG_PLF307_SOC_002">
            <text:p>REG_PLF307_SOC_002</text:p>
          </table:table-cell>
          <table:table-cell table:style-name="ce253" office:value-type="string">
            <text:p>Check displaying of space's information after change language into French</text:p>
          </table:table-cell>
          <table:table-cell table:style-name="ce299" office:value-type="string">
            <text:p>Step 6: Check Visibility</text:p>
          </table:table-cell>
          <table:table-cell table:style-name="ce253" office:value-type="string">
            <text:p>- Select <text:span text:style-name="T5">Visibilité</text:span> tab</text:p>
          </table:table-cell>
          <table:table-cell table:style-name="ce299" office:value-type="string">
            <text:p><text:span text:style-name="T6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42" office:value-type="string">
            <text:p>REG_PLF307_SOC_002</text:p>
          </table:table-cell>
          <table:table-cell table:style-name="ce28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250" table:formula="of:=[.B18]" office:value-type="string" office:string-value="REG_PLF307_SOC_002">
            <text:p>REG_PLF307_SOC_002</text:p>
          </table:table-cell>
          <table:table-cell table:style-name="ce253" office:value-type="string">
            <text:p>Check displaying of space's information after change language into French</text:p>
          </table:table-cell>
          <table:table-cell table:style-name="ce299" office:value-type="string">
            <text:p>Step 7: Check Members</text:p>
          </table:table-cell>
          <table:table-cell table:style-name="ce299" office:value-type="string">
            <text:p>- Select <text:span text:style-name="T5">Membres</text:span> tab</text:p>
          </table:table-cell>
          <table:table-cell table:style-name="ce299" office:value-type="string">
            <text:p><text:span text:style-name="T6">- Members </text:span>page is well translated in French</text:p>
            <text:p>- Tool-tip of Invite icon is Inviter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8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42" office:value-type="string">
            <text:p>REG_PLF307_SOC_002</text:p>
          </table:table-cell>
          <table:table-cell table:style-name="ce287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50" table:formula="of:=[.B19]" office:value-type="string" office:string-value="REG_PLF307_SOC_002">
            <text:p>REG_PLF307_SOC_002</text:p>
          </table:table-cell>
          <table:table-cell table:style-name="ce253" office:value-type="string">
            <text:p>Check displaying of space's information after change language into French</text:p>
          </table:table-cell>
          <table:table-cell table:style-name="ce299" office:value-type="string">
            <text:p>Step 8: Check Applications</text:p>
          </table:table-cell>
          <table:table-cell table:style-name="ce299" office:value-type="string">
            <text:p>- Select <text:span text:style-name="T5">Applications</text:span> tab</text:p>
          </table:table-cell>
          <table:table-cell table:style-name="ce299" office:value-type="string">
            <text:p>- Applications page is well translated in French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42" office:value-type="string">
            <text:p>REG_PLF307_SOC_002</text:p>
          </table:table-cell>
          <table:table-cell table:style-name="ce28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50" table:formula="of:=[.B20]" office:value-type="string" office:string-value="REG_PLF307_SOC_002">
            <text:p>REG_PLF307_SOC_002</text:p>
          </table:table-cell>
          <table:table-cell table:style-name="ce253" office:value-type="string">
            <text:p>Check displaying of space's information after change language into French</text:p>
          </table:table-cell>
          <table:table-cell table:style-name="ce299" office:value-type="string">
            <text:p>Step 9: Check Space Navigation</text:p>
          </table:table-cell>
          <table:table-cell table:style-name="ce299" office:value-type="string">
            <text:p>- Select <text:span text:style-name="T5">Navigation d'espace</text:span> tab</text:p>
          </table:table-cell>
          <table:table-cell table:style-name="ce299" office:value-type="string">
            <text:p>- Space Navigation page is well translated in French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9" table:number-rows-repeated="10">
          <table:table-cell table:style-name="ce159" table:number-columns-repeated="10"/>
          <table:table-cell table:style-name="ce300"/>
          <table:table-cell table:style-name="ce159" table:number-columns-repeated="245"/>
        </table:table-row>
        <table:table-row table:style-name="ro9" table:number-rows-repeated="11">
          <table:table-cell table:style-name="ce159" table:number-columns-repeated="256"/>
        </table:table-row>
        <table:table-row table:style-name="ro9" table:number-rows-repeated="1048534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8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column table:style-name="co35" table:default-cell-style-name="Default"/>
        <table:table-column table:style-name="co8" table:number-columns-repeated="245" table:default-cell-style-name="Default"/>
        <table:table-row table:style-name="ro9">
          <table:table-cell table:style-name="ce270"/>
          <table:table-cell table:style-name="ce288" office:value-type="string">
            <text:p>TEST CASES</text:p>
          </table:table-cell>
          <table:table-cell table:style-name="ce292"/>
          <table:table-cell table:style-name="ce296" table:number-columns-repeated="2"/>
          <table:table-cell table:style-name="ce279"/>
          <table:table-cell table:style-name="ce238" table:number-columns-repeated="3"/>
          <table:table-cell table:style-name="ce257"/>
          <table:table-cell table:style-name="ce280"/>
          <table:table-cell table:style-name="ce261" office:value-type="string">
            <text:p>Passed</text:p>
          </table:table-cell>
          <table:table-cell table:style-name="ce261" table:formula="of:=COUNTIF([.M$7:.M$922];[.$L1])" office:value-type="float" office:value="3">
            <text:p>3</text:p>
          </table:table-cell>
          <table:table-cell table:style-name="ce261" table:formula="of:=COUNTIF([.N$7:.N$922];[.$L1])" office:value-type="float" office:value="3">
            <text:p>3</text:p>
          </table:table-cell>
          <table:table-cell table:style-name="ce261" table:formula="of:=COUNTIF([.O$7:.O$922];[.$L1])" office:value-type="float" office:value="0">
            <text:p>0</text:p>
          </table:table-cell>
          <table:table-cell table:style-name="ce261" table:formula="of:=COUNTIF([.P$7:.P$922];[.$L1])" office:value-type="float" office:value="0">
            <text:p>0</text:p>
          </table:table-cell>
          <table:table-cell table:style-name="ce261" table:formula="of:=COUNTIF([.Q$7:.Q$922];[.$L1])" office:value-type="float" office:value="0">
            <text:p>0</text:p>
          </table:table-cell>
          <table:table-cell table:style-name="ce261" table:formula="of:=COUNTIF([.R$7:.R$922];[.$L1])" office:value-type="float" office:value="0">
            <text:p>0</text:p>
          </table:table-cell>
          <table:table-cell table:style-name="ce261" table:formula="of:=COUNTIF([.S$7:.S$922];[.$L1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89"/>
          <table:table-cell table:style-name="ce293"/>
          <table:table-cell table:style-name="ce296" table:number-columns-repeated="2"/>
          <table:table-cell table:style-name="ce279"/>
          <table:table-cell table:style-name="ce238" table:number-columns-repeated="3"/>
          <table:table-cell table:style-name="ce159"/>
          <table:table-cell table:style-name="ce280"/>
          <table:table-cell table:style-name="ce261" office:value-type="string">
            <text:p>Failed</text:p>
          </table:table-cell>
          <table:table-cell table:style-name="ce261" table:formula="of:=COUNTIF([.M$7:.M$922];[.$L2])" office:value-type="float" office:value="0">
            <text:p>0</text:p>
          </table:table-cell>
          <table:table-cell table:style-name="ce261" table:formula="of:=COUNTIF([.N$7:.N$922];[.$L2])" office:value-type="float" office:value="0">
            <text:p>0</text:p>
          </table:table-cell>
          <table:table-cell table:style-name="ce261" table:formula="of:=COUNTIF([.O$7:.O$922];[.$L2])" office:value-type="float" office:value="0">
            <text:p>0</text:p>
          </table:table-cell>
          <table:table-cell table:style-name="ce261" table:formula="of:=COUNTIF([.P$7:.P$922];[.$L2])" office:value-type="float" office:value="0">
            <text:p>0</text:p>
          </table:table-cell>
          <table:table-cell table:style-name="ce261" table:formula="of:=COUNTIF([.Q$7:.Q$922];[.$L2])" office:value-type="float" office:value="0">
            <text:p>0</text:p>
          </table:table-cell>
          <table:table-cell table:style-name="ce261" table:formula="of:=COUNTIF([.R$7:.R$922];[.$L2])" office:value-type="float" office:value="0">
            <text:p>0</text:p>
          </table:table-cell>
          <table:table-cell table:style-name="ce261" table:formula="of:=COUNTIF([.S$7:.S$922];[.$L2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13">
          <table:table-cell table:style-name="ce270"/>
          <table:table-cell table:style-name="ce290" office:value-type="string">
            <text:p>Function List:</text:p>
          </table:table-cell>
          <table:table-cell table:style-name="ce294" office:value-type="string" table:number-columns-spanned="3" table:number-rows-spanned="1">
            <text:p>Bugs on SOC 1.1.8 for regression test</text:p>
          </table:table-cell>
          <table:covered-table-cell table:style-name="ce297"/>
          <table:covered-table-cell table:style-name="ce298"/>
          <table:table-cell table:style-name="ce279"/>
          <table:table-cell table:style-name="ce255"/>
          <table:table-cell table:style-name="ce256" table:number-columns-repeated="2"/>
          <table:table-cell table:style-name="ce159"/>
          <table:table-cell table:style-name="ce281"/>
          <table:table-cell table:style-name="ce261" office:value-type="string">
            <text:p>Blocked</text:p>
          </table:table-cell>
          <table:table-cell table:style-name="ce261" table:formula="of:=COUNTIF([.M$7:.M$922];[.$L3])" office:value-type="float" office:value="0">
            <text:p>0</text:p>
          </table:table-cell>
          <table:table-cell table:style-name="ce261" table:formula="of:=COUNTIF([.N$7:.N$922];[.$L3])" office:value-type="float" office:value="0">
            <text:p>0</text:p>
          </table:table-cell>
          <table:table-cell table:style-name="ce261" table:formula="of:=COUNTIF([.O$7:.O$922];[.$L3])" office:value-type="float" office:value="0">
            <text:p>0</text:p>
          </table:table-cell>
          <table:table-cell table:style-name="ce261" table:formula="of:=COUNTIF([.P$7:.P$922];[.$L3])" office:value-type="float" office:value="0">
            <text:p>0</text:p>
          </table:table-cell>
          <table:table-cell table:style-name="ce261" table:formula="of:=COUNTIF([.Q$7:.Q$922];[.$L3])" office:value-type="float" office:value="0">
            <text:p>0</text:p>
          </table:table-cell>
          <table:table-cell table:style-name="ce261" table:formula="of:=COUNTIF([.R$7:.R$922];[.$L3])" office:value-type="float" office:value="0">
            <text:p>0</text:p>
          </table:table-cell>
          <table:table-cell table:style-name="ce261" table:formula="of:=COUNTIF([.S$7:.S$922];[.$L3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91" office:value-type="string">
            <text:p>Total Main Cases:</text:p>
          </table:table-cell>
          <table:table-cell table:style-name="ce295" table:formula="of:=MAX([.A7:.A905])" office:value-type="float" office:value="3" table:number-columns-spanned="3" table:number-rows-spanned="1">
            <text:p>3</text:p>
          </table:table-cell>
          <table:covered-table-cell table:style-name="ce297"/>
          <table:covered-table-cell table:style-name="ce298"/>
          <table:table-cell table:style-name="ce279"/>
          <table:table-cell table:style-name="ce255"/>
          <table:table-cell table:style-name="ce256" table:number-columns-repeated="2"/>
          <table:table-cell table:style-name="ce159"/>
          <table:table-cell table:style-name="ce281"/>
          <table:table-cell table:style-name="ce262" office:value-type="string">
            <text:p>Untested</text:p>
          </table:table-cell>
          <table:table-cell table:style-name="ce261" table:formula="of:=COUNTIF([.M$7:.M$922];[.$L4])" office:value-type="float" office:value="0">
            <text:p>0</text:p>
          </table:table-cell>
          <table:table-cell table:style-name="ce261" table:formula="of:=COUNTIF([.N$7:.N$922];[.$L4])" office:value-type="float" office:value="0">
            <text:p>0</text:p>
          </table:table-cell>
          <table:table-cell table:style-name="ce261" table:formula="of:=COUNTIF([.O$7:.O$922];[.$L4])" office:value-type="float" office:value="0">
            <text:p>0</text:p>
          </table:table-cell>
          <table:table-cell table:style-name="ce261" table:formula="of:=COUNTIF([.P$7:.P$922];[.$L4])" office:value-type="float" office:value="0">
            <text:p>0</text:p>
          </table:table-cell>
          <table:table-cell table:style-name="ce261" table:formula="of:=COUNTIF([.Q$7:.Q$922];[.$L4])" office:value-type="float" office:value="0">
            <text:p>0</text:p>
          </table:table-cell>
          <table:table-cell table:style-name="ce261" table:formula="of:=COUNTIF([.R$7:.R$922];[.$L4])" office:value-type="float" office:value="0">
            <text:p>0</text:p>
          </table:table-cell>
          <table:table-cell table:style-name="ce261" table:formula="of:=COUNTIF([.S$7:.S$922];[.$L4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74"/>
          <table:table-cell table:style-name="ce270"/>
          <table:table-cell table:style-name="ce277" table:number-columns-repeated="2"/>
          <table:table-cell table:style-name="ce277" office:value-type="string">
            <text:p><text:s/></text:p>
          </table:table-cell>
          <table:table-cell table:style-name="ce277" table:number-columns-repeated="3"/>
          <table:table-cell table:style-name="ce159"/>
          <table:table-cell table:style-name="ce282"/>
          <table:table-cell table:style-name="ce262" office:value-type="string">
            <text:p>N/A</text:p>
          </table:table-cell>
          <table:table-cell table:style-name="ce261" table:formula="of:=COUNTIF([.M$7:.M$922];[.$L5])" office:value-type="float" office:value="0">
            <text:p>0</text:p>
          </table:table-cell>
          <table:table-cell table:style-name="ce261" table:formula="of:=COUNTIF([.N$7:.N$922];[.$L5])" office:value-type="float" office:value="0">
            <text:p>0</text:p>
          </table:table-cell>
          <table:table-cell table:style-name="ce261" table:formula="of:=COUNTIF([.O$7:.O$922];[.$L5])" office:value-type="float" office:value="0">
            <text:p>0</text:p>
          </table:table-cell>
          <table:table-cell table:style-name="ce261" table:formula="of:=COUNTIF([.P$7:.P$922];[.$L5])" office:value-type="float" office:value="0">
            <text:p>0</text:p>
          </table:table-cell>
          <table:table-cell table:style-name="ce261" table:formula="of:=COUNTIF([.Q$7:.Q$922];[.$L5])" office:value-type="float" office:value="0">
            <text:p>0</text:p>
          </table:table-cell>
          <table:table-cell table:style-name="ce261" table:formula="of:=COUNTIF([.R$7:.R$922];[.$L5])" office:value-type="float" office:value="0">
            <text:p>0</text:p>
          </table:table-cell>
          <table:table-cell table:style-name="ce261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233" office:value-type="string">
            <text:p>Case No</text:p>
          </table:table-cell>
          <table:table-cell table:style-name="ce233" office:value-type="string">
            <text:p>Related function</text:p>
          </table:table-cell>
          <table:table-cell table:style-name="ce233" office:value-type="string">
            <text:p>Case ID</text:p>
          </table:table-cell>
          <table:table-cell table:style-name="ce233" office:value-type="string">
            <text:p>Path</text:p>
          </table:table-cell>
          <table:table-cell table:style-name="ce233" office:value-type="string">
            <text:p>Case Description</text:p>
          </table:table-cell>
          <table:table-cell table:style-name="ce233" office:value-type="string">
            <text:p>Step Description</text:p>
          </table:table-cell>
          <table:table-cell table:style-name="ce233" office:value-type="string">
            <text:p>Steps to produce</text:p>
          </table:table-cell>
          <table:table-cell table:style-name="ce233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233" office:value-type="string">
            <text:p>Link</text:p>
          </table:table-cell>
          <table:table-cell table:style-name="ce233" office:value-type="string">
            <text:p>Bug description</text:p>
          </table:table-cell>
          <table:table-cell table:style-name="ce233" office:value-type="string">
            <text:p>Tester</text:p>
          </table:table-cell>
          <table:table-cell table:style-name="ce264" office:value-type="string">
            <text:p>IE7</text:p>
          </table:table-cell>
          <table:table-cell table:style-name="ce264" office:value-type="string">
            <text:p>FireFox3.5</text:p>
          </table:table-cell>
          <table:table-cell table:style-name="ce264" office:value-type="string">
            <text:p>Comment/Bug</text:p>
          </table:table-cell>
          <table:table-cell table:style-name="ce264" table:number-columns-repeated="4"/>
          <table:table-cell table:style-name="ce286" table:number-columns-repeated="211"/>
          <table:table-cell table:style-name="ce270" table:number-columns-repeated="26"/>
        </table:table-row>
        <table:table-row table:style-name="ro10">
          <table:table-cell table:style-name="ce271" office:value-type="float" office:value="1">
            <text:p>001</text:p>
          </table:table-cell>
          <table:table-cell table:style-name="ce241" office:value-type="string">
            <text:p>REG_PLF308_SOC_001</text:p>
          </table:table-cell>
          <table:table-cell table:style-name="ce276" office:value-type="float" office:value="1">
            <text:p>001</text:p>
          </table:table-cell>
          <table:table-cell table:style-name="ce278" table:formula="of:=[.B7]" office:value-type="string" office:string-value="REG_PLF308_SOC_001">
            <text:p>REG_PLF308_SOC_001</text:p>
          </table:table-cell>
          <table:table-cell table:style-name="ce252" office:value-type="string">
            <text:p>Check View doc on a space </text:p>
          </table:table-cell>
          <table:table-cell table:style-name="ce253" office:value-type="string">
            <text:p>Step 1: Add new space</text:p>
          </table:table-cell>
          <table:table-cell table:style-name="ce253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253" office:value-type="string">
            <text:p>- Add new space successfully</text:p>
          </table:table-cell>
          <table:table-cell table:style-name="ce253" office:value-type="string">
            <text:p>High</text:p>
          </table:table-cell>
          <table:table-cell table:style-name="ce250" office:value-type="string">
            <text:p>SOC-2018</text:p>
            <text:p>CCP-1063</text:p>
            <text:p><text:span text:style-name="T7"/></text:p>
          </table:table-cell>
          <table:table-cell table:style-name="ce284" office:value-type="string">
            <text:p>Click on "View document" in a space redirects you to the space's home page</text:p>
          </table:table-cell>
          <table:table-cell table:style-name="ce301" office:value-type="string">
            <text:p>thao.pham</text:p>
          </table:table-cell>
          <table:table-cell table:number-columns-repeated="2" table:style-name="ce301" office:value-type="string">
            <text:p>Passed</text:p>
          </table:table-cell>
          <table:table-cell table:style-name="ce301" table:number-columns-repeated="5"/>
          <table:table-cell table:number-columns-repeated="237"/>
        </table:table-row>
        <table:table-row table:style-name="ro15">
          <table:table-cell table:style-name="ce2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42" office:value-type="string">
            <text:p>REG_PLF308_SOC_001</text:p>
          </table:table-cell>
          <table:table-cell table:style-name="ce28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0" table:formula="of:=[.B8]" office:value-type="string" office:string-value="REG_PLF308_SOC_001">
            <text:p>REG_PLF308_SOC_001</text:p>
          </table:table-cell>
          <table:table-cell table:style-name="ce252" office:value-type="string">
            <text:p>Check View doc on a space </text:p>
          </table:table-cell>
          <table:table-cell table:style-name="ce299" office:value-type="string">
            <text:p>Step 2: Upload a document </text:p>
          </table:table-cell>
          <table:table-cell table:style-name="ce299" office:value-type="string">
            <text:p>- Go to documents page in a space</text:p>
            <text:p>- Click upload icon and upload a document</text:p>
          </table:table-cell>
          <table:table-cell table:style-name="ce299" office:value-type="string">
            <text:p>- Upload document successfully</text:p>
          </table:table-cell>
          <table:table-cell table:style-name="ce253" office:value-type="string">
            <text:p>High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number-columns-repeated="2" table:style-name="ce259" office:value-type="string">
            <text:p>Passed</text:p>
          </table:table-cell>
          <table:table-cell table:style-name="ce259" table:number-columns-repeated="5"/>
          <table:table-cell table:style-name="ce279" table:number-columns-repeated="237"/>
        </table:table-row>
        <table:table-row table:style-name="ro7">
          <table:table-cell table:style-name="ce2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42" office:value-type="string">
            <text:p>REG_PLF308_SOC_001</text:p>
          </table:table-cell>
          <table:table-cell table:style-name="ce28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50" table:formula="of:=[.B9]" office:value-type="string" office:string-value="REG_PLF308_SOC_001">
            <text:p>REG_PLF308_SOC_001</text:p>
          </table:table-cell>
          <table:table-cell table:style-name="ce252" office:value-type="string">
            <text:p>Check View doc on a space </text:p>
          </table:table-cell>
          <table:table-cell table:style-name="ce299" office:value-type="string">
            <text:p>Step 3: View Document</text:p>
          </table:table-cell>
          <table:table-cell table:style-name="ce299" office:value-type="string">
            <text:p>- Right on document and and choose "View document"</text:p>
          </table:table-cell>
          <table:table-cell table:style-name="ce299" office:value-type="string">
            <text:p>- The content of document is displayed</text:p>
          </table:table-cell>
          <table:table-cell table:style-name="ce253" office:value-type="string">
            <text:p>High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number-columns-repeated="2" table:style-name="ce259" office:value-type="string">
            <text:p>Passed</text:p>
          </table:table-cell>
          <table:table-cell table:style-name="ce259" table:number-columns-repeated="5"/>
          <table:table-cell table:style-name="ce279" table:number-columns-repeated="237"/>
        </table:table-row>
        <table:table-row table:style-name="ro15">
          <table:table-cell table:style-name="ce28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02" office:value-type="string">
            <text:p>REG_PLF308_SOC_002</text:p>
          </table:table-cell>
          <table:table-cell table:style-name="ce287" office:value-type="float" office:value="1">
            <text:p>001</text:p>
          </table:table-cell>
          <table:table-cell table:style-name="ce303" table:formula="of:=[.B10]" office:value-type="string" office:string-value="REG_PLF308_SOC_002">
            <text:p>REG_PLF308_SOC_002</text:p>
          </table:table-cell>
          <table:table-cell table:style-name="ce305" office:value-type="string">
            <text:p>Check invite member whose name contains "-" to a private space</text:p>
          </table:table-cell>
          <table:table-cell table:style-name="ce299" office:value-type="string">
            <text:p>Step 1: Add new user</text:p>
          </table:table-cell>
          <table:table-cell table:style-name="ce253" office:value-type="string">
            <text:p>- Login by root</text:p>
            <text:p>- Go to add new user</text:p>
            <text:p>- Add user with name: “dupont-p”</text:p>
          </table:table-cell>
          <table:table-cell table:style-name="ce253" office:value-type="string">
            <text:p>- New user is added successfully</text:p>
          </table:table-cell>
          <table:table-cell table:style-name="ce253" office:value-type="string">
            <text:p>High</text:p>
          </table:table-cell>
          <table:table-cell table:style-name="ce250" office:value-type="string">
            <text:p>SOC-2239</text:p>
            <text:p>CCP-1140</text:p>
            <text:p><text:span text:style-name="T7"/></text:p>
          </table:table-cell>
          <table:table-cell table:style-name="ce284" office:value-type="string">
            <text:p>can't invite member whose name contains "-" to a private space</text:p>
          </table:table-cell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4">
          <table:table-cell table:style-name="ce2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42" office:value-type="string">
            <text:p>REG_PLF308_SOC_002</text:p>
          </table:table-cell>
          <table:table-cell table:style-name="ce28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50" table:formula="of:=[.B11]" office:value-type="string" office:string-value="REG_PLF308_SOC_002">
            <text:p>REG_PLF308_SOC_002</text:p>
          </table:table-cell>
          <table:table-cell table:style-name="ce253" office:value-type="string">
            <text:p>Check invite member whose name contains "-" to a private space</text:p>
          </table:table-cell>
          <table:table-cell table:style-name="ce306" office:value-type="string">
            <text:p>Step 2: Add new space private with name “test 2”</text:p>
          </table:table-cell>
          <table:table-cell table:style-name="ce306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253" office:value-type="string">
            <text:p>- Add new space successfully</text:p>
          </table:table-cell>
          <table:table-cell table:style-name="ce253" office:value-type="string">
            <text:p>High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29">
          <table:table-cell table:style-name="ce2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42" office:value-type="string">
            <text:p>REG_PLF308_SOC_002</text:p>
          </table:table-cell>
          <table:table-cell table:style-name="ce28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304" table:formula="of:=[.B12]" office:value-type="string" office:string-value="REG_PLF308_SOC_002">
            <text:p>REG_PLF308_SOC_002</text:p>
          </table:table-cell>
          <table:table-cell table:style-name="ce253" office:value-type="string">
            <text:p>Check invite member whose name contains "-" to a private space</text:p>
          </table:table-cell>
          <table:table-cell table:style-name="ce299" office:value-type="string">
            <text:p>Step 3: Invite new user into space</text:p>
          </table:table-cell>
          <table:table-cell table:style-name="ce253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253" office:value-type="string">
            <text:p>- New user is added successfully</text:p>
          </table:table-cell>
          <table:table-cell table:style-name="ce253" office:value-type="string">
            <text:p>High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8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02" office:value-type="string">
            <text:p>REG_PLF308_SOC_003</text:p>
          </table:table-cell>
          <table:table-cell table:style-name="ce287" office:value-type="float" office:value="1">
            <text:p>001</text:p>
          </table:table-cell>
          <table:table-cell table:style-name="ce250" table:formula="of:=[.B13]" office:value-type="string" office:string-value="REG_PLF308_SOC_003">
            <text:p>REG_PLF308_SOC_003</text:p>
          </table:table-cell>
          <table:table-cell table:style-name="ce305" office:value-type="string">
            <text:p>Check when sharing an activity within an empty activity stream</text:p>
          </table:table-cell>
          <table:table-cell table:style-name="ce253" office:value-type="string">
            <text:p>Step 1: Add new space</text:p>
          </table:table-cell>
          <table:table-cell table:style-name="ce253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253" office:value-type="string">
            <text:p>- Add new space successfully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350</text:p>
            <text:p>CCP-1169</text:p>
            <text:p><text:span text:style-name="T7"/></text:p>
          </table:table-cell>
          <table:table-cell table:style-name="ce284" office:value-type="string">
            <text:p>Error when sharing an activity within an empty activity stream</text:p>
          </table:table-cell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4">
          <table:table-cell table:style-name="ce287"/>
          <table:table-cell table:style-name="ce302" office:value-type="string">
            <text:p>REG_PLF308_SOC_003</text:p>
          </table:table-cell>
          <table:table-cell table:style-name="ce28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50" table:formula="of:=[.B14]" office:value-type="string" office:string-value="REG_PLF308_SOC_003">
            <text:p>REG_PLF308_SOC_003</text:p>
          </table:table-cell>
          <table:table-cell table:style-name="ce305" office:value-type="string">
            <text:p>Check when sharing an activity within an empty activity stream</text:p>
          </table:table-cell>
          <table:table-cell table:style-name="ce299" office:value-type="string">
            <text:p>Step 2: Delete all the messages in the activity stream</text:p>
          </table:table-cell>
          <table:table-cell table:style-name="ce253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253" office:value-type="string">
            <text:p>The following text is shown under the activitystream "Not any updates posted yet."</text:p>
          </table:table-cell>
          <table:table-cell table:style-name="ce253" office:value-type="string">
            <text:p>Medium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9" table:number-rows-repeated="2">
          <table:table-cell table:style-name="ce287"/>
          <table:table-cell table:style-name="ce242"/>
          <table:table-cell table:style-name="ce287"/>
          <table:table-cell table:style-name="ce250"/>
          <table:table-cell table:style-name="ce253"/>
          <table:table-cell table:style-name="ce299"/>
          <table:table-cell table:style-name="ce253" table:number-columns-repeated="3"/>
          <table:table-cell table:style-name="ce250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9">
          <table:table-cell table:style-name="ce287"/>
          <table:table-cell table:style-name="ce242"/>
          <table:table-cell table:style-name="ce287"/>
          <table:table-cell table:style-name="ce250"/>
          <table:table-cell table:style-name="ce253"/>
          <table:table-cell table:style-name="ce299"/>
          <table:table-cell table:style-name="ce253"/>
          <table:table-cell table:style-name="ce299"/>
          <table:table-cell table:style-name="ce253"/>
          <table:table-cell table:style-name="ce250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9" table:number-rows-repeated="3">
          <table:table-cell table:style-name="ce287"/>
          <table:table-cell table:style-name="ce242"/>
          <table:table-cell table:style-name="ce287"/>
          <table:table-cell table:style-name="ce250"/>
          <table:table-cell table:style-name="ce253"/>
          <table:table-cell table:style-name="ce299" table:number-columns-repeated="3"/>
          <table:table-cell table:style-name="ce253"/>
          <table:table-cell table:style-name="ce250"/>
          <table:table-cell table:style-name="ce284"/>
          <table:table-cell table:style-name="ce259" table:number-columns-repeated="8"/>
          <table:table-cell table:style-name="ce279" table:number-columns-repeated="237"/>
        </table:table-row>
        <table:table-row table:style-name="ro9" table:number-rows-repeated="10">
          <table:table-cell table:style-name="ce159" table:number-columns-repeated="10"/>
          <table:table-cell table:style-name="ce300"/>
          <table:table-cell table:style-name="ce159" table:number-columns-repeated="245"/>
        </table:table-row>
        <table:table-row table:style-name="ro9" table:number-rows-repeated="11">
          <table:table-cell table:style-name="ce159" table:number-columns-repeated="256"/>
        </table:table-row>
        <table:table-row table:style-name="ro9" table:number-rows-repeated="1048534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9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column table:style-name="co35" table:default-cell-style-name="Default"/>
        <table:table-column table:style-name="co8" table:number-columns-repeated="245" table:default-cell-style-name="Default"/>
        <table:table-row table:style-name="ro9">
          <table:table-cell table:style-name="ce270"/>
          <table:table-cell table:style-name="ce288" office:value-type="string">
            <text:p>TEST CASES</text:p>
          </table:table-cell>
          <table:table-cell table:style-name="ce292"/>
          <table:table-cell table:style-name="ce296" table:number-columns-repeated="2"/>
          <table:table-cell table:style-name="ce279"/>
          <table:table-cell table:style-name="ce238" table:number-columns-repeated="3"/>
          <table:table-cell table:style-name="ce257"/>
          <table:table-cell table:style-name="ce280"/>
          <table:table-cell table:style-name="ce261" office:value-type="string">
            <text:p>Passed</text:p>
          </table:table-cell>
          <table:table-cell table:style-name="ce261" table:formula="of:=COUNTIF([.M$7:.M$910];[.$L1])" office:value-type="float" office:value="0">
            <text:p>0</text:p>
          </table:table-cell>
          <table:table-cell table:style-name="ce261" table:formula="of:=COUNTIF([.N$7:.N$910];[.$L1])" office:value-type="float" office:value="0">
            <text:p>0</text:p>
          </table:table-cell>
          <table:table-cell table:style-name="ce261" table:formula="of:=COUNTIF([.O$7:.O$910];[.$L1])" office:value-type="float" office:value="0">
            <text:p>0</text:p>
          </table:table-cell>
          <table:table-cell table:style-name="ce261" table:formula="of:=COUNTIF([.P$7:.P$910];[.$L1])" office:value-type="float" office:value="0">
            <text:p>0</text:p>
          </table:table-cell>
          <table:table-cell table:style-name="ce261" table:formula="of:=COUNTIF([.Q$7:.Q$910];[.$L1])" office:value-type="float" office:value="0">
            <text:p>0</text:p>
          </table:table-cell>
          <table:table-cell table:style-name="ce261" table:formula="of:=COUNTIF([.R$7:.R$910];[.$L1])" office:value-type="float" office:value="0">
            <text:p>0</text:p>
          </table:table-cell>
          <table:table-cell table:style-name="ce261" table:formula="of:=COUNTIF([.S$7:.S$910];[.$L1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89"/>
          <table:table-cell table:style-name="ce293"/>
          <table:table-cell table:style-name="ce296" table:number-columns-repeated="2"/>
          <table:table-cell table:style-name="ce279"/>
          <table:table-cell table:style-name="ce238" table:number-columns-repeated="3"/>
          <table:table-cell table:style-name="ce159"/>
          <table:table-cell table:style-name="ce280"/>
          <table:table-cell table:style-name="ce261" office:value-type="string">
            <text:p>Failed</text:p>
          </table:table-cell>
          <table:table-cell table:style-name="ce261" table:formula="of:=COUNTIF([.M$7:.M$910];[.$L2])" office:value-type="float" office:value="0">
            <text:p>0</text:p>
          </table:table-cell>
          <table:table-cell table:style-name="ce261" table:formula="of:=COUNTIF([.N$7:.N$910];[.$L2])" office:value-type="float" office:value="0">
            <text:p>0</text:p>
          </table:table-cell>
          <table:table-cell table:style-name="ce261" table:formula="of:=COUNTIF([.O$7:.O$910];[.$L2])" office:value-type="float" office:value="0">
            <text:p>0</text:p>
          </table:table-cell>
          <table:table-cell table:style-name="ce261" table:formula="of:=COUNTIF([.P$7:.P$910];[.$L2])" office:value-type="float" office:value="0">
            <text:p>0</text:p>
          </table:table-cell>
          <table:table-cell table:style-name="ce261" table:formula="of:=COUNTIF([.Q$7:.Q$910];[.$L2])" office:value-type="float" office:value="0">
            <text:p>0</text:p>
          </table:table-cell>
          <table:table-cell table:style-name="ce261" table:formula="of:=COUNTIF([.R$7:.R$910];[.$L2])" office:value-type="float" office:value="0">
            <text:p>0</text:p>
          </table:table-cell>
          <table:table-cell table:style-name="ce261" table:formula="of:=COUNTIF([.S$7:.S$910];[.$L2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13">
          <table:table-cell table:style-name="ce270"/>
          <table:table-cell table:style-name="ce290" office:value-type="string">
            <text:p>Function List:</text:p>
          </table:table-cell>
          <table:table-cell table:style-name="ce294" office:value-type="string" table:number-columns-spanned="3" table:number-rows-spanned="1">
            <text:p>Bugs on SOC 1.1.9 for regression test</text:p>
          </table:table-cell>
          <table:covered-table-cell table:style-name="ce297"/>
          <table:covered-table-cell table:style-name="ce298"/>
          <table:table-cell table:style-name="ce279"/>
          <table:table-cell table:style-name="ce255"/>
          <table:table-cell table:style-name="ce256" table:number-columns-repeated="2"/>
          <table:table-cell table:style-name="ce159"/>
          <table:table-cell table:style-name="ce281"/>
          <table:table-cell table:style-name="ce261" office:value-type="string">
            <text:p>Blocked</text:p>
          </table:table-cell>
          <table:table-cell table:style-name="ce261" table:formula="of:=COUNTIF([.M$7:.M$910];[.$L3])" office:value-type="float" office:value="0">
            <text:p>0</text:p>
          </table:table-cell>
          <table:table-cell table:style-name="ce261" table:formula="of:=COUNTIF([.N$7:.N$910];[.$L3])" office:value-type="float" office:value="0">
            <text:p>0</text:p>
          </table:table-cell>
          <table:table-cell table:style-name="ce261" table:formula="of:=COUNTIF([.O$7:.O$910];[.$L3])" office:value-type="float" office:value="0">
            <text:p>0</text:p>
          </table:table-cell>
          <table:table-cell table:style-name="ce261" table:formula="of:=COUNTIF([.P$7:.P$910];[.$L3])" office:value-type="float" office:value="0">
            <text:p>0</text:p>
          </table:table-cell>
          <table:table-cell table:style-name="ce261" table:formula="of:=COUNTIF([.Q$7:.Q$910];[.$L3])" office:value-type="float" office:value="0">
            <text:p>0</text:p>
          </table:table-cell>
          <table:table-cell table:style-name="ce261" table:formula="of:=COUNTIF([.R$7:.R$910];[.$L3])" office:value-type="float" office:value="0">
            <text:p>0</text:p>
          </table:table-cell>
          <table:table-cell table:style-name="ce261" table:formula="of:=COUNTIF([.S$7:.S$910];[.$L3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91" office:value-type="string">
            <text:p>Total Main Cases:</text:p>
          </table:table-cell>
          <table:table-cell table:style-name="ce295" table:formula="of:=MAX([.A7:.A893])" office:value-type="float" office:value="4" table:number-columns-spanned="3" table:number-rows-spanned="1">
            <text:p>4</text:p>
          </table:table-cell>
          <table:covered-table-cell table:style-name="ce297"/>
          <table:covered-table-cell table:style-name="ce298"/>
          <table:table-cell table:style-name="ce279"/>
          <table:table-cell table:style-name="ce255"/>
          <table:table-cell table:style-name="ce256" table:number-columns-repeated="2"/>
          <table:table-cell table:style-name="ce159"/>
          <table:table-cell table:style-name="ce281"/>
          <table:table-cell table:style-name="ce262" office:value-type="string">
            <text:p>Untested</text:p>
          </table:table-cell>
          <table:table-cell table:style-name="ce261" table:formula="of:=COUNTIF([.M$7:.M$910];[.$L4])" office:value-type="float" office:value="0">
            <text:p>0</text:p>
          </table:table-cell>
          <table:table-cell table:style-name="ce261" table:formula="of:=COUNTIF([.N$7:.N$910];[.$L4])" office:value-type="float" office:value="0">
            <text:p>0</text:p>
          </table:table-cell>
          <table:table-cell table:style-name="ce261" table:formula="of:=COUNTIF([.O$7:.O$910];[.$L4])" office:value-type="float" office:value="0">
            <text:p>0</text:p>
          </table:table-cell>
          <table:table-cell table:style-name="ce261" table:formula="of:=COUNTIF([.P$7:.P$910];[.$L4])" office:value-type="float" office:value="0">
            <text:p>0</text:p>
          </table:table-cell>
          <table:table-cell table:style-name="ce261" table:formula="of:=COUNTIF([.Q$7:.Q$910];[.$L4])" office:value-type="float" office:value="0">
            <text:p>0</text:p>
          </table:table-cell>
          <table:table-cell table:style-name="ce261" table:formula="of:=COUNTIF([.R$7:.R$910];[.$L4])" office:value-type="float" office:value="0">
            <text:p>0</text:p>
          </table:table-cell>
          <table:table-cell table:style-name="ce261" table:formula="of:=COUNTIF([.S$7:.S$910];[.$L4])" office:value-type="float" office:value="0">
            <text:p>0</text:p>
          </table:table-cell>
          <table:table-cell table:style-name="ce257" table:number-columns-repeated="211"/>
          <table:table-cell table:number-columns-repeated="26"/>
        </table:table-row>
        <table:table-row table:style-name="ro9">
          <table:table-cell table:style-name="ce270"/>
          <table:table-cell table:style-name="ce274"/>
          <table:table-cell table:style-name="ce270"/>
          <table:table-cell table:style-name="ce277" table:number-columns-repeated="2"/>
          <table:table-cell table:style-name="ce277" office:value-type="string">
            <text:p><text:s/></text:p>
          </table:table-cell>
          <table:table-cell table:style-name="ce277" table:number-columns-repeated="3"/>
          <table:table-cell table:style-name="ce159"/>
          <table:table-cell table:style-name="ce282"/>
          <table:table-cell table:style-name="ce262" office:value-type="string">
            <text:p>N/A</text:p>
          </table:table-cell>
          <table:table-cell table:style-name="ce261" table:formula="of:=COUNTIF([.M$7:.M$910];[.$L5])" office:value-type="float" office:value="0">
            <text:p>0</text:p>
          </table:table-cell>
          <table:table-cell table:style-name="ce261" table:formula="of:=COUNTIF([.N$7:.N$910];[.$L5])" office:value-type="float" office:value="0">
            <text:p>0</text:p>
          </table:table-cell>
          <table:table-cell table:style-name="ce261" table:formula="of:=COUNTIF([.O$7:.O$910];[.$L5])" office:value-type="float" office:value="0">
            <text:p>0</text:p>
          </table:table-cell>
          <table:table-cell table:style-name="ce261" table:formula="of:=COUNTIF([.P$7:.P$910];[.$L5])" office:value-type="float" office:value="0">
            <text:p>0</text:p>
          </table:table-cell>
          <table:table-cell table:style-name="ce261" table:formula="of:=COUNTIF([.Q$7:.Q$910];[.$L5])" office:value-type="float" office:value="0">
            <text:p>0</text:p>
          </table:table-cell>
          <table:table-cell table:style-name="ce261" table:formula="of:=COUNTIF([.R$7:.R$910];[.$L5])" office:value-type="float" office:value="0">
            <text:p>0</text:p>
          </table:table-cell>
          <table:table-cell table:style-name="ce261" table:formula="of:=COUNTIF([.S$7:.S$910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233" office:value-type="string">
            <text:p>Case No</text:p>
          </table:table-cell>
          <table:table-cell table:style-name="ce233" office:value-type="string">
            <text:p>Related function</text:p>
          </table:table-cell>
          <table:table-cell table:style-name="ce233" office:value-type="string">
            <text:p>Case ID</text:p>
          </table:table-cell>
          <table:table-cell table:style-name="ce233" office:value-type="string">
            <text:p>Path</text:p>
          </table:table-cell>
          <table:table-cell table:style-name="ce233" office:value-type="string">
            <text:p>Case Description</text:p>
          </table:table-cell>
          <table:table-cell table:style-name="ce233" office:value-type="string">
            <text:p>Step Description</text:p>
          </table:table-cell>
          <table:table-cell table:style-name="ce233" office:value-type="string">
            <text:p>Steps to produce</text:p>
          </table:table-cell>
          <table:table-cell table:style-name="ce233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233" office:value-type="string">
            <text:p>Link</text:p>
          </table:table-cell>
          <table:table-cell table:style-name="ce233" office:value-type="string">
            <text:p>Bug description</text:p>
          </table:table-cell>
          <table:table-cell table:style-name="ce233" office:value-type="string">
            <text:p>Tester</text:p>
          </table:table-cell>
          <table:table-cell table:style-name="ce264" office:value-type="string">
            <text:p>IE7</text:p>
          </table:table-cell>
          <table:table-cell table:style-name="ce264" office:value-type="string">
            <text:p>FireFox3.5</text:p>
          </table:table-cell>
          <table:table-cell table:style-name="ce264" office:value-type="string">
            <text:p>Comment/Bug</text:p>
          </table:table-cell>
          <table:table-cell table:style-name="ce264" table:number-columns-repeated="4"/>
          <table:table-cell table:style-name="ce286" table:number-columns-repeated="211"/>
          <table:table-cell table:style-name="ce270" table:number-columns-repeated="26"/>
        </table:table-row>
        <table:table-row table:style-name="ro23">
          <table:table-cell table:style-name="ce271" office:value-type="float" office:value="1">
            <text:p>001</text:p>
          </table:table-cell>
          <table:table-cell table:style-name="ce241" office:value-type="string">
            <text:p>REG_PLF309_SOC_001</text:p>
          </table:table-cell>
          <table:table-cell table:style-name="ce276" office:value-type="float" office:value="1">
            <text:p>001</text:p>
          </table:table-cell>
          <table:table-cell table:style-name="ce278" table:formula="of:=[.B7]" office:value-type="string" office:string-value="REG_PLF309_SOC_001">
            <text:p>REG_PLF309_SOC_001</text:p>
          </table:table-cell>
          <table:table-cell table:style-name="ce252" office:value-type="string">
            <text:p>Possible XSS attack by adding new activity stream</text:p>
          </table:table-cell>
          <table:table-cell table:style-name="ce253" office:value-type="string">
            <text:p>Step 1: Attack link by XSS</text:p>
          </table:table-cell>
          <table:table-cell table:style-name="ce253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253" office:value-type="string">
            <text:p>- Attach a link successfully</text:p>
            <text:p>- Share link is OK and show title is XSS</text:p>
          </table:table-cell>
          <table:table-cell table:style-name="ce253" office:value-type="string">
            <text:p>High</text:p>
          </table:table-cell>
          <table:table-cell table:style-name="ce250" office:value-type="string">
            <text:p>SOC-2588</text:p>
            <text:p>CCP-1243</text:p>
            <text:p><text:span text:style-name="T7"/></text:p>
          </table:table-cell>
          <table:table-cell table:style-name="ce253" office:value-type="string">
            <text:p>Possible XSS attack by adding new activity stream</text:p>
          </table:table-cell>
          <table:table-cell table:style-name="ce301" office:value-type="string">
            <text:p>thao.pham</text:p>
          </table:table-cell>
          <table:table-cell table:style-name="ce301" table:number-columns-repeated="7"/>
          <table:table-cell table:number-columns-repeated="237"/>
        </table:table-row>
        <table:table-row table:style-name="ro15">
          <table:table-cell table:style-name="ce28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242" office:value-type="string">
            <text:p>REG_PLF308_SOC_002</text:p>
          </table:table-cell>
          <table:table-cell table:style-name="ce287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50" table:formula="of:=[.B8]" office:value-type="string" office:string-value="REG_PLF308_SOC_002">
            <text:p>REG_PLF308_SOC_002</text:p>
          </table:table-cell>
          <table:table-cell table:style-name="ce252" office:value-type="string">
            <text:p>Check add a post or an answer that contains some characters</text:p>
          </table:table-cell>
          <table:table-cell table:style-name="ce299" office:value-type="string">
            <text:p>Step 1: Add new space</text:p>
          </table:table-cell>
          <table:table-cell table:style-name="ce299" office:value-type="string">
            <text:p>- Add new space</text:p>
            <text:p/>
          </table:table-cell>
          <table:table-cell table:style-name="ce299" office:value-type="string">
            <text:p>- Add new space successfully</text:p>
          </table:table-cell>
          <table:table-cell table:style-name="ce253" office:value-type="string">
            <text:p>High</text:p>
          </table:table-cell>
          <table:table-cell table:style-name="ce250" office:value-type="string">
            <text:p>SOC-2589</text:p>
            <text:p>CCP-1261</text:p>
            <text:p><text:span text:style-name="T7"/></text:p>
          </table:table-cell>
          <table:table-cell table:style-name="ce284" office:value-type="string">
            <text:p>Some characters and spaces are not formatted in activity stream</text:p>
          </table:table-cell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0">
          <table:table-cell table:style-name="ce2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42" office:value-type="string">
            <text:p>REG_PLF308_SOC_002</text:p>
          </table:table-cell>
          <table:table-cell table:style-name="ce28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50" table:formula="of:=[.B9]" office:value-type="string" office:string-value="REG_PLF308_SOC_002">
            <text:p>REG_PLF308_SOC_002</text:p>
          </table:table-cell>
          <table:table-cell table:style-name="ce253" office:value-type="string">
            <text:p>Check add a post or an answer that contains some characters</text:p>
          </table:table-cell>
          <table:table-cell table:style-name="ce299" office:value-type="string">
            <text:p>Step 2: add a post or an answer that contains some characters</text:p>
          </table:table-cell>
          <table:table-cell table:style-name="ce29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299" office:value-type="string">
            <text:p>- The content of document is displayed</text:p>
          </table:table-cell>
          <table:table-cell table:style-name="ce253" office:value-type="string">
            <text:p>High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7">
          <table:table-cell table:style-name="ce2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42" office:value-type="string">
            <text:p>REG_PLF308_SOC_002</text:p>
          </table:table-cell>
          <table:table-cell table:style-name="ce28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03" table:formula="of:=[.B10]" office:value-type="string" office:string-value="REG_PLF308_SOC_002">
            <text:p>REG_PLF308_SOC_002</text:p>
          </table:table-cell>
          <table:table-cell table:style-name="ce253" office:value-type="string">
            <text:p>Check add a post or an answer that contains some characters</text:p>
          </table:table-cell>
          <table:table-cell table:style-name="ce299" office:value-type="string">
            <text:p>Step 3: Check on activity stream</text:p>
          </table:table-cell>
          <table:table-cell table:style-name="ce253" office:value-type="string">
            <text:p>- Go to Acitivy</text:p>
          </table:table-cell>
          <table:table-cell table:style-name="ce253" office:value-type="string">
            <text:p>- The post is displayed well </text:p>
          </table:table-cell>
          <table:table-cell table:style-name="ce253" office:value-type="string">
            <text:p>High</text:p>
          </table:table-cell>
          <table:table-cell table:number-columns-repeated="2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4">
          <table:table-cell table:style-name="ce28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42" office:value-type="string">
            <text:p>REG_PLF308_SOC_003</text:p>
          </table:table-cell>
          <table:table-cell table:style-name="ce287" office:value-type="float" office:value="1">
            <text:p>001</text:p>
          </table:table-cell>
          <table:table-cell table:style-name="ce250" table:formula="of:=[.B11]" office:value-type="string" office:string-value="REG_PLF308_SOC_003">
            <text:p>REG_PLF308_SOC_003</text:p>
          </table:table-cell>
          <table:table-cell table:style-name="ce252" office:value-type="string">
            <text:p>Check display in activity stream when click Like button with Arabic language</text:p>
          </table:table-cell>
          <table:table-cell table:style-name="ce306" office:value-type="string">
            <text:p>Step 1: Add new space with Arabic language</text:p>
          </table:table-cell>
          <table:table-cell table:style-name="ce306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253" office:value-type="string">
            <text:p>- Add new space successfully</text:p>
          </table:table-cell>
          <table:table-cell table:style-name="ce253" office:value-type="string">
            <text:p>Medium</text:p>
          </table:table-cell>
          <table:table-cell table:style-name="ce250" office:value-type="string">
            <text:p>SOC-2532</text:p>
            <text:p>CCP-1220</text:p>
            <text:p><text:span text:style-name="T7"/></text:p>
          </table:table-cell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5">
          <table:table-cell table:style-name="ce2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42" office:value-type="string">
            <text:p>REG_PLF308_SOC_003</text:p>
          </table:table-cell>
          <table:table-cell table:style-name="ce28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304" table:formula="of:=[.B12]" office:value-type="string" office:string-value="REG_PLF308_SOC_003">
            <text:p>REG_PLF308_SOC_003</text:p>
          </table:table-cell>
          <table:table-cell table:style-name="ce253" office:value-type="string">
            <text:p>Check display in activity stream when click Like button with Arabic language</text:p>
          </table:table-cell>
          <table:table-cell table:style-name="ce299" office:value-type="string">
            <text:p>Step 2: Check display when click like/unlike button</text:p>
          </table:table-cell>
          <table:table-cell table:style-name="ce253" office:value-type="string">
            <text:p>- Go to homepage of new space</text:p>
            <text:p>- Click Like/unlike button in activity stream</text:p>
          </table:table-cell>
          <table:table-cell table:style-name="ce253" office:value-type="string">
            <text:p>The characters in the space name display well </text:p>
          </table:table-cell>
          <table:table-cell table:style-name="ce253" office:value-type="string">
            <text:p>Medium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4">
          <table:table-cell table:style-name="ce28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42" office:value-type="string">
            <text:p>REG_PLF308_SOC_003</text:p>
          </table:table-cell>
          <table:table-cell table:style-name="ce28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250" table:formula="of:=[.B13]" office:value-type="string" office:string-value="REG_PLF308_SOC_003">
            <text:p>REG_PLF308_SOC_003</text:p>
          </table:table-cell>
          <table:table-cell table:style-name="ce252" office:value-type="string">
            <text:p>Check display in activity stream when click Like button with French language</text:p>
          </table:table-cell>
          <table:table-cell table:style-name="ce306" office:value-type="string">
            <text:p>Step 1: Add new space with French language</text:p>
          </table:table-cell>
          <table:table-cell table:style-name="ce306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253" office:value-type="string">
            <text:p>- Add new space successfully</text:p>
          </table:table-cell>
          <table:table-cell table:style-name="ce253" office:value-type="string">
            <text:p>Medium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15">
          <table:table-cell table:style-name="ce2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42" office:value-type="string">
            <text:p>REG_PLF308_SOC_003</text:p>
          </table:table-cell>
          <table:table-cell table:style-name="ce28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250" table:formula="of:=[.B14]" office:value-type="string" office:string-value="REG_PLF308_SOC_003">
            <text:p>REG_PLF308_SOC_003</text:p>
          </table:table-cell>
          <table:table-cell table:style-name="ce253" office:value-type="string">
            <text:p>Check display in activity stream when click Like button with French language</text:p>
          </table:table-cell>
          <table:table-cell table:style-name="ce299" office:value-type="string">
            <text:p>Step 2: Check display when click like/unlike button</text:p>
          </table:table-cell>
          <table:table-cell table:style-name="ce253" office:value-type="string">
            <text:p>- Go to homepage of new space</text:p>
            <text:p>- Click Like/Unlike button in activity stream</text:p>
          </table:table-cell>
          <table:table-cell table:style-name="ce253" office:value-type="string">
            <text:p>The characters in the space name display well </text:p>
          </table:table-cell>
          <table:table-cell table:style-name="ce253" office:value-type="string">
            <text:p>Medium</text:p>
          </table:table-cell>
          <table:table-cell table:style-name="ce250"/>
          <table:table-cell table:style-name="ce284"/>
          <table:table-cell table:style-name="ce259" office:value-type="string">
            <text:p>thao.pham</text:p>
          </table:table-cell>
          <table:table-cell table:style-name="ce259" table:number-columns-repeated="7"/>
          <table:table-cell table:style-name="ce279" table:number-columns-repeated="237"/>
        </table:table-row>
        <table:table-row table:style-name="ro9" table:number-rows-repeated="4">
          <table:table-cell table:style-name="ce159" table:number-columns-repeated="10"/>
          <table:table-cell table:style-name="ce300"/>
          <table:table-cell table:style-name="ce159" table:number-columns-repeated="245"/>
        </table:table-row>
        <table:table-row table:style-name="ro9" table:number-rows-repeated="11">
          <table:table-cell table:style-name="ce159" table:number-columns-repeated="256"/>
        </table:table-row>
        <table:table-row table:style-name="ro9" table:number-rows-repeated="1048546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Bugs_v1_1_10" table:style-name="ta1"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default-cell-style-name="Default"/>
        <table:table-row table:style-name="ro4">
          <table:table-cell table:style-name="ce128"/>
          <table:table-cell table:style-name="ce146" office:value-type="string">
            <text:p>TEST CASES</text:p>
          </table:table-cell>
          <table:table-cell table:style-name="ce150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115"/>
          <table:table-cell table:style-name="ce138"/>
          <table:table-cell table:style-name="ce119" office:value-type="string">
            <text:p>Passed</text:p>
          </table:table-cell>
          <table:table-cell table:style-name="ce119" table:formula="of:=COUNTIF([.M$7:.M$911];[.$L1])" office:value-type="float" office:value="0">
            <text:p>0</text:p>
          </table:table-cell>
          <table:table-cell table:style-name="ce119" table:formula="of:=COUNTIF([.N$7:.N$911];[.$L1])" office:value-type="float" office:value="0">
            <text:p>0</text:p>
          </table:table-cell>
          <table:table-cell table:style-name="ce119" table:formula="of:=COUNTIF([.O$7:.O$911];[.$L1])" office:value-type="float" office:value="0">
            <text:p>0</text:p>
          </table:table-cell>
          <table:table-cell table:style-name="ce119" table:formula="of:=COUNTIF([.P$7:.P$911];[.$L1])" office:value-type="float" office:value="0">
            <text:p>0</text:p>
          </table:table-cell>
          <table:table-cell table:style-name="ce119" table:formula="of:=COUNTIF([.Q$7:.Q$911];[.$L1])" office:value-type="float" office:value="0">
            <text:p>0</text:p>
          </table:table-cell>
          <table:table-cell table:style-name="ce119" table:formula="of:=COUNTIF([.R$7:.R$911];[.$L1])" office:value-type="float" office:value="0">
            <text:p>0</text:p>
          </table:table-cell>
          <table:table-cell table:style-name="ce119" table:formula="of:=COUNTIF([.S$7:.S$911];[.$L1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7"/>
          <table:table-cell table:style-name="ce151"/>
          <table:table-cell table:style-name="ce154" table:number-columns-repeated="2"/>
          <table:table-cell table:style-name="ce137"/>
          <table:table-cell table:style-name="ce96" table:number-columns-repeated="3"/>
          <table:table-cell table:style-name="ce29"/>
          <table:table-cell table:style-name="ce138"/>
          <table:table-cell table:style-name="ce119" office:value-type="string">
            <text:p>Failed</text:p>
          </table:table-cell>
          <table:table-cell table:style-name="ce119" table:formula="of:=COUNTIF([.M$7:.M$911];[.$L2])" office:value-type="float" office:value="0">
            <text:p>0</text:p>
          </table:table-cell>
          <table:table-cell table:style-name="ce119" table:formula="of:=COUNTIF([.N$7:.N$911];[.$L2])" office:value-type="float" office:value="0">
            <text:p>0</text:p>
          </table:table-cell>
          <table:table-cell table:style-name="ce119" table:formula="of:=COUNTIF([.O$7:.O$911];[.$L2])" office:value-type="float" office:value="0">
            <text:p>0</text:p>
          </table:table-cell>
          <table:table-cell table:style-name="ce119" table:formula="of:=COUNTIF([.P$7:.P$911];[.$L2])" office:value-type="float" office:value="0">
            <text:p>0</text:p>
          </table:table-cell>
          <table:table-cell table:style-name="ce119" table:formula="of:=COUNTIF([.Q$7:.Q$911];[.$L2])" office:value-type="float" office:value="0">
            <text:p>0</text:p>
          </table:table-cell>
          <table:table-cell table:style-name="ce119" table:formula="of:=COUNTIF([.R$7:.R$911];[.$L2])" office:value-type="float" office:value="0">
            <text:p>0</text:p>
          </table:table-cell>
          <table:table-cell table:style-name="ce119" table:formula="of:=COUNTIF([.S$7:.S$911];[.$L2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13">
          <table:table-cell table:style-name="ce128"/>
          <table:table-cell table:style-name="ce148" office:value-type="string">
            <text:p>Function List:</text:p>
          </table:table-cell>
          <table:table-cell table:style-name="ce152" office:value-type="string" table:number-columns-spanned="3" table:number-rows-spanned="1">
            <text:p>Bugs on SOC 1.1.10 for regression test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19" office:value-type="string">
            <text:p>Blocked</text:p>
          </table:table-cell>
          <table:table-cell table:style-name="ce119" table:formula="of:=COUNTIF([.M$7:.M$911];[.$L3])" office:value-type="float" office:value="0">
            <text:p>0</text:p>
          </table:table-cell>
          <table:table-cell table:style-name="ce119" table:formula="of:=COUNTIF([.N$7:.N$911];[.$L3])" office:value-type="float" office:value="0">
            <text:p>0</text:p>
          </table:table-cell>
          <table:table-cell table:style-name="ce119" table:formula="of:=COUNTIF([.O$7:.O$911];[.$L3])" office:value-type="float" office:value="0">
            <text:p>0</text:p>
          </table:table-cell>
          <table:table-cell table:style-name="ce119" table:formula="of:=COUNTIF([.P$7:.P$911];[.$L3])" office:value-type="float" office:value="0">
            <text:p>0</text:p>
          </table:table-cell>
          <table:table-cell table:style-name="ce119" table:formula="of:=COUNTIF([.Q$7:.Q$911];[.$L3])" office:value-type="float" office:value="0">
            <text:p>0</text:p>
          </table:table-cell>
          <table:table-cell table:style-name="ce119" table:formula="of:=COUNTIF([.R$7:.R$911];[.$L3])" office:value-type="float" office:value="0">
            <text:p>0</text:p>
          </table:table-cell>
          <table:table-cell table:style-name="ce119" table:formula="of:=COUNTIF([.S$7:.S$911];[.$L3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49" office:value-type="string">
            <text:p>Total Main Cases:</text:p>
          </table:table-cell>
          <table:table-cell table:style-name="ce153" table:formula="of:=MAX([.A7:.A894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6"/>
          <table:table-cell table:style-name="ce137"/>
          <table:table-cell table:style-name="ce113"/>
          <table:table-cell table:style-name="ce114" table:number-columns-repeated="2"/>
          <table:table-cell table:style-name="ce29"/>
          <table:table-cell table:style-name="ce139"/>
          <table:table-cell table:style-name="ce120" office:value-type="string">
            <text:p>Untested</text:p>
          </table:table-cell>
          <table:table-cell table:style-name="ce119" table:formula="of:=COUNTIF([.M$7:.M$911];[.$L4])" office:value-type="float" office:value="0">
            <text:p>0</text:p>
          </table:table-cell>
          <table:table-cell table:style-name="ce119" table:formula="of:=COUNTIF([.N$7:.N$911];[.$L4])" office:value-type="float" office:value="0">
            <text:p>0</text:p>
          </table:table-cell>
          <table:table-cell table:style-name="ce119" table:formula="of:=COUNTIF([.O$7:.O$911];[.$L4])" office:value-type="float" office:value="0">
            <text:p>0</text:p>
          </table:table-cell>
          <table:table-cell table:style-name="ce119" table:formula="of:=COUNTIF([.P$7:.P$911];[.$L4])" office:value-type="float" office:value="0">
            <text:p>0</text:p>
          </table:table-cell>
          <table:table-cell table:style-name="ce119" table:formula="of:=COUNTIF([.Q$7:.Q$911];[.$L4])" office:value-type="float" office:value="0">
            <text:p>0</text:p>
          </table:table-cell>
          <table:table-cell table:style-name="ce119" table:formula="of:=COUNTIF([.R$7:.R$911];[.$L4])" office:value-type="float" office:value="0">
            <text:p>0</text:p>
          </table:table-cell>
          <table:table-cell table:style-name="ce119" table:formula="of:=COUNTIF([.S$7:.S$911];[.$L4])" office:value-type="float" office:value="0">
            <text:p>0</text:p>
          </table:table-cell>
          <table:table-cell table:style-name="ce115" table:number-columns-repeated="211"/>
          <table:table-cell table:number-columns-repeated="26"/>
        </table:table-row>
        <table:table-row table:style-name="ro4">
          <table:table-cell table:style-name="ce128"/>
          <table:table-cell table:style-name="ce132"/>
          <table:table-cell table:style-name="ce128"/>
          <table:table-cell table:style-name="ce135" table:number-columns-repeated="2"/>
          <table:table-cell table:style-name="ce135" office:value-type="string">
            <text:p><text:s/></text:p>
          </table:table-cell>
          <table:table-cell table:style-name="ce135" table:number-columns-repeated="3"/>
          <table:table-cell table:style-name="ce29"/>
          <table:table-cell table:style-name="ce140"/>
          <table:table-cell table:style-name="ce120" office:value-type="string">
            <text:p>N/A</text:p>
          </table:table-cell>
          <table:table-cell table:style-name="ce119" table:formula="of:=COUNTIF([.M$7:.M$911];[.$L5])" office:value-type="float" office:value="0">
            <text:p>0</text:p>
          </table:table-cell>
          <table:table-cell table:style-name="ce119" table:formula="of:=COUNTIF([.N$7:.N$911];[.$L5])" office:value-type="float" office:value="0">
            <text:p>0</text:p>
          </table:table-cell>
          <table:table-cell table:style-name="ce119" table:formula="of:=COUNTIF([.O$7:.O$911];[.$L5])" office:value-type="float" office:value="0">
            <text:p>0</text:p>
          </table:table-cell>
          <table:table-cell table:style-name="ce119" table:formula="of:=COUNTIF([.P$7:.P$911];[.$L5])" office:value-type="float" office:value="0">
            <text:p>0</text:p>
          </table:table-cell>
          <table:table-cell table:style-name="ce119" table:formula="of:=COUNTIF([.Q$7:.Q$911];[.$L5])" office:value-type="float" office:value="0">
            <text:p>0</text:p>
          </table:table-cell>
          <table:table-cell table:style-name="ce119" table:formula="of:=COUNTIF([.R$7:.R$911];[.$L5])" office:value-type="float" office:value="0">
            <text:p>0</text:p>
          </table:table-cell>
          <table:table-cell table:style-name="ce119" table:formula="of:=COUNTIF([.S$7:.S$911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91" office:value-type="string">
            <text:p>Case No</text:p>
          </table:table-cell>
          <table:table-cell table:style-name="ce91" office:value-type="string">
            <text:p>Related function</text:p>
          </table:table-cell>
          <table:table-cell table:style-name="ce91" office:value-type="string">
            <text:p>Case ID</text:p>
          </table:table-cell>
          <table:table-cell table:style-name="ce91" office:value-type="string">
            <text:p>Path</text:p>
          </table:table-cell>
          <table:table-cell table:style-name="ce91" office:value-type="string">
            <text:p>Case Description</text:p>
          </table:table-cell>
          <table:table-cell table:style-name="ce91" office:value-type="string">
            <text:p>Step Description</text:p>
          </table:table-cell>
          <table:table-cell table:style-name="ce91" office:value-type="string">
            <text:p>Steps to produce</text:p>
          </table:table-cell>
          <table:table-cell table:style-name="ce91" office:value-type="string">
            <text:p>Expected Output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Bug description</text:p>
          </table:table-cell>
          <table:table-cell table:style-name="ce91">
            <text:p>Tester</text:p>
          </table:table-cell>
          <table:table-cell table:style-name="ce122">
            <text:p>IE7</text:p>
          </table:table-cell>
          <table:table-cell table:style-name="ce122">
            <text:p>FireFox3.5</text:p>
          </table:table-cell>
          <table:table-cell table:style-name="ce122">
            <text:p>Comment/Bug</text:p>
          </table:table-cell>
          <table:table-cell table:style-name="ce122" table:number-columns-repeated="4"/>
          <table:table-cell table:style-name="ce144" table:number-columns-repeated="211"/>
          <table:table-cell table:style-name="ce128" table:number-columns-repeated="26"/>
        </table:table-row>
        <table:table-row table:style-name="ro7"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0" office:value-type="string">
            <text:p>Check input @ character into a comment</text:p>
          </table:table-cell>
          <table:table-cell table:style-name="ce157" office:value-type="string">
            <text:p>Step 1: Connect to intranet</text:p>
          </table:table-cell>
          <table:table-cell table:style-name="ce111" office:value-type="string">
            <text:p>- Connect and go to intranet</text:p>
          </table:table-cell>
          <table:table-cell table:style-name="ce111" office:value-type="string">
            <text:p>Direct to intranet</text:p>
          </table:table-cell>
          <table:table-cell table:style-name="ce111" office:value-type="string">
            <text:p>Medium</text:p>
          </table:table-cell>
          <table:table-cell table:style-name="ce108" office:value-type="string">
            <text:p>SOC-2566 CCP-1254</text:p>
          </table:table-cell>
          <table:table-cell table:style-name="ce142" office:value-type="string">
            <text:p>Problem with @ in comments in exo social </text:p>
          </table:table-cell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7">
          <table:table-cell table:style-name="ce145"/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1" office:value-type="string">
            <text:p>Check input @ character into a comment</text:p>
          </table:table-cell>
          <table:table-cell table:style-name="ce157" office:value-type="string">
            <text:p>Step 2: Write a post</text:p>
          </table:table-cell>
          <table:table-cell table:style-name="ce111" office:value-type="string">
            <text:p>- Post your status in "What you are working on ?" field</text:p>
          </table:table-cell>
          <table:table-cell table:style-name="ce111" office:value-type="string">
            <text:p>Show your update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7">
          <table:table-cell table:style-name="ce145"/>
          <table:table-cell table:style-name="ce100" office:value-type="string">
            <text:p>REG_PLF310_SOC_004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4</text:p>
          </table:table-cell>
          <table:table-cell table:style-name="ce111" office:value-type="string">
            <text:p>Check input @ character into a comment</text:p>
          </table:table-cell>
          <table:table-cell table:style-name="ce157" office:value-type="string">
            <text:p>Step 3: Write a comment with @ character</text:p>
          </table:table-cell>
          <table:table-cell table:style-name="ce111" office:value-type="string">
            <text:p>- Comment this update and put in your comment the symbol "@"</text:p>
          </table:table-cell>
          <table:table-cell table:style-name="ce157" office:value-type="string">
            <text:p>The "@" symbol is not interpreted </text:p>
          </table:table-cell>
          <table:table-cell table:style-name="ce111" office:value-type="string">
            <text:p>Medium</text:p>
          </table:table-cell>
          <table:table-cell table:style-name="ce108"/>
          <table:table-cell table:style-name="ce142"/>
          <table:table-cell table:style-name="ce117">
            <text:p>thao.pham</text:p>
          </table:table-cell>
          <table:table-cell table:style-name="ce117" table:number-columns-repeated="7"/>
          <table:table-cell table:style-name="ce137" table:number-columns-repeated="237"/>
        </table:table-row>
        <table:table-row table:style-name="ro1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65" office:value-type="string">
            <text:p>Access posts of deleted users on spaces</text:p>
          </table:table-cell>
          <table:table-cell table:style-name="ce157" office:value-type="string">
            <text:p>Step 1: Create a user1</text:p>
          </table:table-cell>
          <table:table-cell table:style-name="ce157" office:value-type="string">
            <text:p>- Login as john</text:p>
            <text:p>- Create new user "user1"</text:p>
            <text:p>- Connect to user1</text:p>
          </table:table-cell>
          <table:table-cell table:style-name="ce157" office:value-type="string">
            <text:p>- user1 is created successfully</text:p>
            <text:p>- Connection request is sent to user1</text:p>
          </table:table-cell>
          <table:table-cell table:style-name="ce111" office:value-type="string">
            <text:p>High</text:p>
          </table:table-cell>
          <table:table-cell table:style-name="ce166" office:value-type="string">
            <text:p>SOC-1994</text:p>
            <text:p>CCP-1041</text:p>
          </table:table-cell>
          <table:table-cell table:style-name="ce157" office:value-type="string">
            <text:p>Exception when accessing posts of suppressed user </text:p>
          </table:table-cell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10">
          <table:table-cell table:style-name="ce145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2: Create new space “test space abc” and invite</text:p>
          </table:table-cell>
          <table:table-cell table:style-name="ce157" office:value-type="string">
            <text:p>- Create new space "test space ABC"</text:p>
            <text:p>- Invite "user1" to space "test space ABC"</text:p>
          </table:table-cell>
          <table:table-cell table:style-name="ce157" office:value-type="string">
            <text:p>- "test space ABC" is create successfully</text:p>
            <text:p>- Invitation is sent to user1 successfully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29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3: Accept invitation</text:p>
          </table:table-cell>
          <table:table-cell table:style-name="ce157"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table:style-name="ce157" office:value-type="string">
            <text:p>- user1 is connected to john</text:p>
            <text:p>- user1 is a member of the space “test space ABC”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10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4: Post some thing on my activity stream, space</text:p>
          </table:table-cell>
          <table:table-cell table:style-name="ce157" office:value-type="string">
            <text:p>- Go to My activities and post a comment "test" on an activity stream</text:p>
            <text:p>- Post an activity on space</text:p>
          </table:table-cell>
          <table:table-cell table:style-name="ce157" office:value-type="string">
            <text:p>- Post on activity stream</text:p>
            <text:p><text:s/>Successfully</text:p>
            <text:p>- Post on the space</text:p>
            <text:p><text:span text:style-name="T13"><text:s/></text:span><text:span text:style-name="T13">successfully</text:span>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7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6: Delete user1</text:p>
          </table:table-cell>
          <table:table-cell table:style-name="ce157" office:value-type="string">
            <text:p>- Login as John</text:p>
            <text:p>- Delete "user1"</text:p>
          </table:table-cell>
          <table:table-cell table:style-name="ce157" office:value-type="string">
            <text:p>- user1 is deleted successfully</text:p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14">
          <table:table-cell table:style-name="ce29"/>
          <table:table-cell table:style-name="ce100" office:value-type="string">
            <text:p>REG_PLF310_SOC_007</text:p>
          </table:table-cell>
          <table:table-cell table:style-name="ce145" office:value-type="float" office:value="1">
            <text:p>1.00</text:p>
          </table:table-cell>
          <table:table-cell table:style-name="ce100" office:value-type="string">
            <text:p>REG_PLF310_SOC_005</text:p>
          </table:table-cell>
          <table:table-cell table:style-name="ce157" office:value-type="string">
            <text:p>Access posts of deleted users on spaces</text:p>
          </table:table-cell>
          <table:table-cell table:style-name="ce157" office:value-type="string">
            <text:p>Step 7: Check my activity, space</text:p>
            <text:p/>
          </table:table-cell>
          <table:table-cell table:style-name="ce157" office:value-type="string">
            <text:p>- Go to my activity</text:p>
            <text:p>- Go to space “test space abc”</text:p>
          </table:table-cell>
          <table:table-cell table:style-name="ce157"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table:style-name="ce111" office:value-type="string">
            <text:p>High</text:p>
          </table:table-cell>
          <table:table-cell table:style-name="ce29"/>
          <table:table-cell table:style-name="ce158"/>
          <table:table-cell table:style-name="ce29">
            <text:p>thao.pham</text:p>
          </table:table-cell>
          <table:table-cell table:style-name="ce29" table:number-columns-repeated="244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10"/>
          <table:table-cell table:style-name="ce158"/>
          <table:table-cell table:style-name="ce29" table:number-columns-repeated="245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style-name="ce29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41" table:default-cell-style-name="Default"/>
        <table:table-column table:style-name="co8" table:default-cell-style-name="Default"/>
        <table:table-row table:style-name="ro31">
          <table:table-cell table:style-name="ce167" office:value-type="string" table:number-columns-spanned="4" table:number-rows-spanned="2">
            <text:p>SOC Regression Tests List</text:p>
          </table:table-cell>
          <table:covered-table-cell table:number-columns-repeated="2" table:style-name="ce167"/>
          <table:covered-table-cell table:style-name="ce181"/>
          <table:table-cell table:style-name="ce169" office:value-type="string" table:number-columns-spanned="1" table:number-rows-spanned="3">
            <text:p>Total cases</text:p>
          </table:table-cell>
          <table:table-cell table:style-name="ce194" table:number-columns-repeated="251"/>
        </table:table-row>
        <table:table-row table:style-name="ro31">
          <table:covered-table-cell table:number-columns-repeated="3" table:style-name="ce168"/>
          <table:covered-table-cell table:style-name="ce181"/>
          <table:covered-table-cell table:style-name="ce187"/>
          <table:table-cell table:style-name="ce194" table:number-columns-repeated="251"/>
        </table:table-row>
        <table:table-row table:style-name="ro32">
          <table:table-cell table:style-name="ce169" office:value-type="string">
            <text:p>Id</text:p>
          </table:table-cell>
          <table:table-cell table:style-name="ce169" office:value-type="string">
            <text:p>Functionality Group</text:p>
          </table:table-cell>
          <table:table-cell table:style-name="ce169" office:value-type="string">
            <text:p>Functionality</text:p>
          </table:table-cell>
          <table:table-cell table:style-name="ce169" office:value-type="string">
            <text:p>Functionality Summary</text:p>
          </table:table-cell>
          <table:covered-table-cell table:style-name="ce187"/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4</text:p>
          </table:table-cell>
          <table:covered-table-cell table:number-columns-repeated="2" table:style-name="ce176"/>
          <table:covered-table-cell table:style-name="ce182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4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Use name instead of login for connection activities</text:p>
          </table:table-cell>
          <table:table-cell table:style-name="ce189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of connecting user</text:p>
          </table:table-cell>
          <table:table-cell table:style-name="ce189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4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Accepting invitation clears the list</text:p>
          </table:table-cell>
          <table:table-cell table:style-name="ce189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0" office:value-type="string" table:number-columns-spanned="5" table:number-rows-spanned="1">
            <text:p>Bugs 1.1.5</text:p>
          </table:table-cell>
          <table:covered-table-cell table:number-columns-repeated="2" table:style-name="ce176"/>
          <table:covered-table-cell table:style-name="ce184"/>
          <table:covered-table-cell table:style-name="ce188"/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1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the displaying of space in My Space menu</text:p>
          </table:table-cell>
          <table:table-cell table:style-name="ce190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9">
          <table:table-cell table:style-name="ce171" office:value-type="string">
            <text:p>REG_PLF305_SOC_002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ctivities when change date time</text:p>
          </table:table-cell>
          <table:table-cell table:style-name="ce190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the spelling in French message of connection request</text:p>
          </table:table-cell>
          <table:table-cell table:style-name="ce190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4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Delete default application on space</text:p>
          </table:table-cell>
          <table:table-cell table:style-name="ce190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5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avatar of admin in space</text:p>
          </table:table-cell>
          <table:table-cell table:style-name="ce190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7">
          <table:table-cell table:style-name="ce171" office:value-type="string">
            <text:p>REG_PLF305_SOC_006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3" office:value-type="string">
            <text:p>Check Space setting tab by user is non-moderator</text:p>
          </table:table-cell>
          <table:table-cell table:style-name="ce190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1" office:value-type="string">
            <text:p>REG_PLF305_SOC_007</text:p>
          </table:table-cell>
          <table:table-cell table:style-name="ce177" office:value-type="string">
            <text:p>Social</text:p>
          </table:table-cell>
          <table:table-cell table:style-name="ce180" office:value-type="string">
            <text:p>Space</text:p>
          </table:table-cell>
          <table:table-cell table:style-name="ce185" office:value-type="string">
            <text:p>Share link while add activity</text:p>
          </table:table-cell>
          <table:table-cell table:style-name="ce190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6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6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People</text:p>
          </table:table-cell>
          <table:table-cell table:style-name="ce183" office:value-type="string">
            <text:p>Check activities after delete connection</text:p>
          </table:table-cell>
          <table:table-cell table:style-name="ce192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95"/>
          <table:table-cell table:style-name="ce196" table:number-columns-repeated="244"/>
          <table:table-cell table:style-name="ce197" table:number-columns-repeated="6"/>
        </table:table-row>
        <table:table-row table:style-name="ro7">
          <table:table-cell table:style-name="ce171" office:value-type="string">
            <text:p>REG_PLF306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3" office:value-type="string">
            <text:p>Access space has the same name with page at the root path</text:p>
          </table:table-cell>
          <table:table-cell table:style-name="ce192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31">
          <table:table-cell table:style-name="ce172" office:value-type="string" table:number-columns-spanned="5" table:number-rows-spanned="1">
            <text:p>Bugs 1.1.7</text:p>
          </table:table-cell>
          <table:covered-table-cell table:number-columns-repeated="3" table:style-name="ce178"/>
          <table:covered-table-cell table:style-name="ce191"/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1" office:value-type="string">
            <text:p>REG_PLF307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86"/>
          <table:table-cell table:style-name="ce192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94" table:number-columns-repeated="251"/>
        </table:table-row>
        <table:table-row table:style-name="ro9">
          <table:table-cell table:style-name="ce173" office:value-type="string">
            <text:p>REG_PLF308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View doc on a space </text:p>
          </table:table-cell>
          <table:table-cell table:style-name="ce192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invite member whose name contains "-" to a private space</text:p>
          </table:table-cell>
          <table:table-cell table:style-name="ce192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73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63" office:value-type="string">
            <text:p>Check when sharing an activity within an empty activity stream</text:p>
          </table:table-cell>
          <table:table-cell table:style-name="ce192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9">
          <table:table-cell table:style-name="ce172" office:value-type="string" table:number-columns-spanned="5" table:number-rows-spanned="1">
            <text:p>Bugs 1.1.8</text:p>
          </table:table-cell>
          <table:covered-table-cell table:style-name="ce177"/>
          <table:covered-table-cell table:style-name="ce176"/>
          <table:covered-table-cell table:style-name="ce163"/>
          <table:covered-table-cell table:style-name="ce192"/>
          <table:table-cell table:style-name="ce194" table:number-columns-repeated="251"/>
        </table:table-row>
        <table:table-row table:style-name="ro7">
          <table:table-cell table:style-name="ce99" office:value-type="string">
            <text:p>REG_PLF309_SOC_001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Possible XSS attack by adding new activity stream</text:p>
          </table:table-cell>
          <table:table-cell table:style-name="ce192" table:formula="of:=SUMPRODUCT(([Bugs_v1_1_9.B$5:Bugs_v1_1_9.B$1030]=[.$A27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2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add a post or an answer that contains some characters</text:p>
          </table:table-cell>
          <table:table-cell table:style-name="ce192" table:formula="of:=SUMPRODUCT(([Bugs_v1_1_9.B$5:Bugs_v1_1_9.B$1030]=[.$A28])*([Bugs_v1_1_9.A$5:Bugs_v1_1_9.A$1030]&lt;&gt;&quot;&quot;))" office:value-type="float" office:value="1">
            <text:p>1</text:p>
          </table:table-cell>
          <table:table-cell table:style-name="ce194" table:number-columns-repeated="251"/>
        </table:table-row>
        <table:table-row table:style-name="ro7">
          <table:table-cell table:style-name="ce100" office:value-type="string">
            <text:p>REG_PLF308_SOC_003</text:p>
          </table:table-cell>
          <table:table-cell table:style-name="ce177" office:value-type="string">
            <text:p>Social</text:p>
          </table:table-cell>
          <table:table-cell table:style-name="ce176" office:value-type="string">
            <text:p>Space</text:p>
          </table:table-cell>
          <table:table-cell table:style-name="ce110" office:value-type="string">
            <text:p>Check display in activity stream when click Like button </text:p>
          </table:table-cell>
          <table:table-cell table:style-name="ce192" table:formula="of:=SUMPRODUCT(([Bugs_v1_1_9.B$5:Bugs_v1_1_9.B$1030]=[.$A29])*([Bugs_v1_1_9.A$5:Bugs_v1_1_9.A$1030]&lt;&gt;&quot;&quot;))" office:value-type="float" office:value="2">
            <text:p>2</text:p>
          </table:table-cell>
          <table:table-cell table:style-name="ce194" table:number-columns-repeated="251"/>
        </table:table-row>
        <table:table-row table:style-name="ro18">
          <table:table-cell table:style-name="ce174" office:value-type="string">
            <text:p>Total</text:p>
          </table:table-cell>
          <table:table-cell table:style-name="ce179" table:number-columns-repeated="3"/>
          <table:table-cell table:style-name="ce193" table:formula="of:=SUM([.E4:.E21])" office:value-type="float" office:value="15">
            <text:p>15</text:p>
          </table:table-cell>
          <table:table-cell table:style-name="ce175" table:number-columns-repeated="245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style-name="ce175" table:number-columns-repeated="250"/>
          <table:table-cell table:style-name="ce194" table:number-columns-repeated="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7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7:22:40</dc:date>
    <meta:print-date>2008-06-17T00:45:47</meta:print-date>
    <dc:language>en-US</dc:language>
    <meta:editing-cycles>1055</meta:editing-cycles>
    <meta:editing-duration>P15DT20H37M48S</meta:editing-duration>
    <dc:creator>exoplatform </dc:creator>
    <meta:document-statistic meta:table-count="10" meta:cell-count="1680" meta:object-count="1"/>
    <meta:user-defined meta:name="Info 1"/>
    <meta:user-defined meta:name="Info 2"/>
    <meta:user-defined meta:name="Info 3"/>
    <meta:user-defined meta:name="Info 4"/>
  </office:meta>
</office:document-meta>
</file>